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41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87.99pt"/>
    </style:style>
    <style:style style:name="co12" style:family="table-column">
      <style:table-column-properties fo:break-before="auto" style:column-width="44.76pt"/>
    </style:style>
    <style:style style:name="co13" style:family="table-column">
      <style:table-column-properties fo:break-before="auto" style:column-width="78.21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nvironment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Intel Core i7-7700HQ CPU @ 3.80GHz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1x16GB Corsair DDR4 2133MHz CMSO16GX4M1A2133C1</text:p>
          </table:table-cell>
        </table:table-row>
        <table:table-row table:style-name="ro1">
          <table:table-cell office:value-type="string" calcext:value-type="string">
            <text:p>OS and kernel</text:p>
          </table:table-cell>
          <table:table-cell office:value-type="string" calcext:value-type="string">
            <text:p>Ubuntu 16.04, Linux version 4.15.0-36-generic</text:p>
          </table:table-cell>
        </table:table-row>
        <table:table-row table:style-name="ro2">
          <table:table-cell office:value-type="string" calcext:value-type="string">
            <text:p>Compiler</text:p>
          </table:table-cell>
          <table:table-cell office:value-type="string" calcext:value-type="string">
            <text:p>openjdk version "11.0.2" 2019-01-15</text:p>
            <text:p>OpenJDK Runtime Environment (build 11.0.2+9-Ubuntu-3ubuntu118.04.3)</text:p>
            <text:p>OpenJDK 64-Bit Server VM (build 11.0.2+9-Ubuntu-3ubuntu118.04.3, mixed mode, sharing)</text:p>
          </table:table-cell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N threads performing each operation. Each thread perform only 1 operation type.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arse" table:style-name="ta1">
        <table:shapes>
          <draw:frame draw:z-index="0" draw:style-name="gr1" draw:text-style-name="P1" svg:width="480.44pt" svg:height="315.47pt" svg:x="673.57pt" svg:y="30.87pt">
            <draw:object draw:notify-on-update-of-ranges="Coarse.B2:Coarse.B11 Coarse.G1:Coarse.G1 Coarse.G2:Coarse.G11 Coarse.H1:Coarse.H1 Coarse.H2:Coarse.H11 Coarse.I1:Coarse.I1 Coarse.I2:Coarse.I11 Coarse.J1:Coarse.J1 Coarse.J2:Coarse.J11 Coarse.F1:Coarse.F1 Coarse.F2:Coarse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80.44pt" svg:height="315.47pt" svg:x="677.51pt" svg:y="369.72pt">
            <draw:object draw:notify-on-update-of-ranges="Coarse.H26:Coarse.H79 Coarse.G25:Coarse.G25 Coarse.G26:Coarse.G79 Coarse.F25:Coarse.F25 Coarse.F26:Coarse.F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3" calcext:value-type="float">
            <text:p>3</text:p>
          </table:table-cell>
          <table:table-cell office:value-type="float" office:value="24470" calcext:value-type="float">
            <text:p>24470</text:p>
          </table:table-cell>
          <table:table-cell office:value-type="float" office:value="19039" calcext:value-type="float">
            <text:p>19039</text:p>
          </table:table-cell>
          <table:table-cell office:value-type="float" office:value="19443" calcext:value-type="float">
            <text:p>19443</text:p>
          </table:table-cell>
          <table:table-cell office:value-type="float" office:value="5777" calcext:value-type="float">
            <text:p>5777</text:p>
          </table:table-cell>
          <table:table-cell table:formula="of:=SUM([.C2:.E2])/[.$M$1]" office:value-type="float" office:value="31476" calcext:value-type="float">
            <text:p>31476</text:p>
          </table:table-cell>
          <table:table-cell table:formula="of:=[.C2]/[.$M$1]" office:value-type="float" office:value="12235" calcext:value-type="float">
            <text:p>12235</text:p>
          </table:table-cell>
          <table:table-cell table:formula="of:=[.D2]/[.$M$1]" office:value-type="float" office:value="9519.5" calcext:value-type="float">
            <text:p>9519.5</text:p>
          </table:table-cell>
          <table:table-cell table:formula="of:=[.E2]/[.$M$1]" office:value-type="float" office:value="9721.5" calcext:value-type="float">
            <text:p>972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6" calcext:value-type="float">
            <text:p>6</text:p>
          </table:table-cell>
          <table:table-cell office:value-type="float" office:value="24433" calcext:value-type="float">
            <text:p>24433</text:p>
          </table:table-cell>
          <table:table-cell office:value-type="float" office:value="16955" calcext:value-type="float">
            <text:p>16955</text:p>
          </table:table-cell>
          <table:table-cell office:value-type="float" office:value="18476" calcext:value-type="float">
            <text:p>18476</text:p>
          </table:table-cell>
          <table:table-cell office:value-type="float" office:value="5979" calcext:value-type="float">
            <text:p>5979</text:p>
          </table:table-cell>
          <table:table-cell table:formula="of:=SUM([.C3:.E3])/[.$M$1]" office:value-type="float" office:value="29932" calcext:value-type="float">
            <text:p>29932</text:p>
          </table:table-cell>
          <table:table-cell table:formula="of:=[.C3]/[.$M$1]" office:value-type="float" office:value="12216.5" calcext:value-type="float">
            <text:p>12216.5</text:p>
          </table:table-cell>
          <table:table-cell table:formula="of:=[.D3]/[.$M$1]" office:value-type="float" office:value="8477.5" calcext:value-type="float">
            <text:p>8477.5</text:p>
          </table:table-cell>
          <table:table-cell table:formula="of:=[.E3]/[.$M$1]"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9" calcext:value-type="float">
            <text:p>9</text:p>
          </table:table-cell>
          <table:table-cell office:value-type="float" office:value="25008" calcext:value-type="float">
            <text:p>25008</text:p>
          </table:table-cell>
          <table:table-cell office:value-type="float" office:value="15243" calcext:value-type="float">
            <text:p>15243</text:p>
          </table:table-cell>
          <table:table-cell office:value-type="float" office:value="17298" calcext:value-type="float">
            <text:p>17298</text:p>
          </table:table-cell>
          <table:table-cell office:value-type="float" office:value="6184" calcext:value-type="float">
            <text:p>6184</text:p>
          </table:table-cell>
          <table:table-cell table:formula="of:=SUM([.C4:.E4])/[.$M$1]" office:value-type="float" office:value="28774.5" calcext:value-type="float">
            <text:p>28774.5</text:p>
          </table:table-cell>
          <table:table-cell table:formula="of:=[.C4]/[.$M$1]" office:value-type="float" office:value="12504" calcext:value-type="float">
            <text:p>12504</text:p>
          </table:table-cell>
          <table:table-cell table:formula="of:=[.D4]/[.$M$1]" office:value-type="float" office:value="7621.5" calcext:value-type="float">
            <text:p>7621.5</text:p>
          </table:table-cell>
          <table:table-cell table:formula="of:=[.E4]/[.$M$1]"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25390" calcext:value-type="float">
            <text:p>25390</text:p>
          </table:table-cell>
          <table:table-cell office:value-type="float" office:value="21820" calcext:value-type="float">
            <text:p>21820</text:p>
          </table:table-cell>
          <table:table-cell office:value-type="float" office:value="23682" calcext:value-type="float">
            <text:p>23682</text:p>
          </table:table-cell>
          <table:table-cell office:value-type="float" office:value="5519" calcext:value-type="float">
            <text:p>5519</text:p>
          </table:table-cell>
          <table:table-cell table:formula="of:=SUM([.C5:.E5])/[.$M$1]" office:value-type="float" office:value="35446" calcext:value-type="float">
            <text:p>35446</text:p>
          </table:table-cell>
          <table:table-cell table:formula="of:=[.C5]/[.$M$1]" office:value-type="float" office:value="12695" calcext:value-type="float">
            <text:p>12695</text:p>
          </table:table-cell>
          <table:table-cell table:formula="of:=[.D5]/[.$M$1]" office:value-type="float" office:value="10910" calcext:value-type="float">
            <text:p>10910</text:p>
          </table:table-cell>
          <table:table-cell table:formula="of:=[.E5]/[.$M$1]" office:value-type="float" office:value="11841" calcext:value-type="float">
            <text:p>11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15" calcext:value-type="float">
            <text:p>15</text:p>
          </table:table-cell>
          <table:table-cell office:value-type="float" office:value="25815" calcext:value-type="float">
            <text:p>25815</text:p>
          </table:table-cell>
          <table:table-cell office:value-type="float" office:value="20832" calcext:value-type="float">
            <text:p>20832</text:p>
          </table:table-cell>
          <table:table-cell office:value-type="float" office:value="22125" calcext:value-type="float">
            <text:p>22125</text:p>
          </table:table-cell>
          <table:table-cell office:value-type="float" office:value="5574" calcext:value-type="float">
            <text:p>5574</text:p>
          </table:table-cell>
          <table:table-cell table:formula="of:=SUM([.C6:.E6])/[.$M$1]" office:value-type="float" office:value="34386" calcext:value-type="float">
            <text:p>34386</text:p>
          </table:table-cell>
          <table:table-cell table:formula="of:=[.C6]/[.$M$1]" office:value-type="float" office:value="12907.5" calcext:value-type="float">
            <text:p>12907.5</text:p>
          </table:table-cell>
          <table:table-cell table:formula="of:=[.D6]/[.$M$1]" office:value-type="float" office:value="10416" calcext:value-type="float">
            <text:p>10416</text:p>
          </table:table-cell>
          <table:table-cell table:formula="of:=[.E6]/[.$M$1]" office:value-type="float" office:value="11062.5" calcext:value-type="float">
            <text:p>1106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26428" calcext:value-type="float">
            <text:p>26428</text:p>
          </table:table-cell>
          <table:table-cell office:value-type="float" office:value="19151" calcext:value-type="float">
            <text:p>19151</text:p>
          </table:table-cell>
          <table:table-cell office:value-type="float" office:value="19866" calcext:value-type="float">
            <text:p>19866</text:p>
          </table:table-cell>
          <table:table-cell office:value-type="float" office:value="5728" calcext:value-type="float">
            <text:p>5728</text:p>
          </table:table-cell>
          <table:table-cell table:formula="of:=SUM([.C7:.E7])/[.$M$1]" office:value-type="float" office:value="32722.5" calcext:value-type="float">
            <text:p>32722.5</text:p>
          </table:table-cell>
          <table:table-cell table:formula="of:=[.C7]/[.$M$1]" office:value-type="float" office:value="13214" calcext:value-type="float">
            <text:p>13214</text:p>
          </table:table-cell>
          <table:table-cell table:formula="of:=[.D7]/[.$M$1]" office:value-type="float" office:value="9575.5" calcext:value-type="float">
            <text:p>9575.5</text:p>
          </table:table-cell>
          <table:table-cell table:formula="of:=[.E7]/[.$M$1]"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21" calcext:value-type="float">
            <text:p>21</text:p>
          </table:table-cell>
          <table:table-cell office:value-type="float" office:value="26511" calcext:value-type="float">
            <text:p>26511</text:p>
          </table:table-cell>
          <table:table-cell office:value-type="float" office:value="21252" calcext:value-type="float">
            <text:p>21252</text:p>
          </table:table-cell>
          <table:table-cell office:value-type="float" office:value="21996" calcext:value-type="float">
            <text:p>21996</text:p>
          </table:table-cell>
          <table:table-cell office:value-type="float" office:value="5448" calcext:value-type="float">
            <text:p>5448</text:p>
          </table:table-cell>
          <table:table-cell table:formula="of:=SUM([.C8:.E8])/[.$M$1]" office:value-type="float" office:value="34879.5" calcext:value-type="float">
            <text:p>34879.5</text:p>
          </table:table-cell>
          <table:table-cell table:formula="of:=[.C8]/[.$M$1]" office:value-type="float" office:value="13255.5" calcext:value-type="float">
            <text:p>13255.5</text:p>
          </table:table-cell>
          <table:table-cell table:formula="of:=[.D8]/[.$M$1]" office:value-type="float" office:value="10626" calcext:value-type="float">
            <text:p>10626</text:p>
          </table:table-cell>
          <table:table-cell table:formula="of:=[.E8]/[.$M$1]" office:value-type="float" office:value="10998" calcext:value-type="float">
            <text:p>10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24" calcext:value-type="float">
            <text:p>24</text:p>
          </table:table-cell>
          <table:table-cell office:value-type="float" office:value="25684" calcext:value-type="float">
            <text:p>25684</text:p>
          </table:table-cell>
          <table:table-cell office:value-type="float" office:value="19614" calcext:value-type="float">
            <text:p>19614</text:p>
          </table:table-cell>
          <table:table-cell office:value-type="float" office:value="24217" calcext:value-type="float">
            <text:p>24217</text:p>
          </table:table-cell>
          <table:table-cell office:value-type="float" office:value="5719" calcext:value-type="float">
            <text:p>5719</text:p>
          </table:table-cell>
          <table:table-cell table:formula="of:=SUM([.C9:.E9])/[.$M$1]" office:value-type="float" office:value="34757.5" calcext:value-type="float">
            <text:p>34757.5</text:p>
          </table:table-cell>
          <table:table-cell table:formula="of:=[.C9]/[.$M$1]" office:value-type="float" office:value="12842" calcext:value-type="float">
            <text:p>12842</text:p>
          </table:table-cell>
          <table:table-cell table:formula="of:=[.D9]/[.$M$1]" office:value-type="float" office:value="9807" calcext:value-type="float">
            <text:p>9807</text:p>
          </table:table-cell>
          <table:table-cell table:formula="of:=[.E9]/[.$M$1]" office:value-type="float" office:value="12108.5" calcext:value-type="float">
            <text:p>1210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27" calcext:value-type="float">
            <text:p>27</text:p>
          </table:table-cell>
          <table:table-cell office:value-type="float" office:value="28661" calcext:value-type="float">
            <text:p>28661</text:p>
          </table:table-cell>
          <table:table-cell office:value-type="float" office:value="20170" calcext:value-type="float">
            <text:p>20170</text:p>
          </table:table-cell>
          <table:table-cell office:value-type="float" office:value="17812" calcext:value-type="float">
            <text:p>17812</text:p>
          </table:table-cell>
          <table:table-cell office:value-type="float" office:value="5852" calcext:value-type="float">
            <text:p>5852</text:p>
          </table:table-cell>
          <table:table-cell table:formula="of:=SUM([.C10:.E10])/[.$M$1]" office:value-type="float" office:value="33321.5" calcext:value-type="float">
            <text:p>33321.5</text:p>
          </table:table-cell>
          <table:table-cell table:formula="of:=[.C10]/[.$M$1]" office:value-type="float" office:value="14330.5" calcext:value-type="float">
            <text:p>14330.5</text:p>
          </table:table-cell>
          <table:table-cell table:formula="of:=[.D10]/[.$M$1]" office:value-type="float" office:value="10085" calcext:value-type="float">
            <text:p>10085</text:p>
          </table:table-cell>
          <table:table-cell table:formula="of:=[.E10]/[.$M$1]"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30" calcext:value-type="float">
            <text:p>30</text:p>
          </table:table-cell>
          <table:table-cell office:value-type="float" office:value="25569" calcext:value-type="float">
            <text:p>25569</text:p>
          </table:table-cell>
          <table:table-cell office:value-type="float" office:value="16330" calcext:value-type="float">
            <text:p>16330</text:p>
          </table:table-cell>
          <table:table-cell office:value-type="float" office:value="21565" calcext:value-type="float">
            <text:p>21565</text:p>
          </table:table-cell>
          <table:table-cell office:value-type="float" office:value="6136" calcext:value-type="float">
            <text:p>6136</text:p>
          </table:table-cell>
          <table:table-cell table:formula="of:=SUM([.C11:.E11])/[.$M$1]" office:value-type="float" office:value="31732" calcext:value-type="float">
            <text:p>31732</text:p>
          </table:table-cell>
          <table:table-cell table:formula="of:=[.C11]/[.$M$1]" office:value-type="float" office:value="12784.5" calcext:value-type="float">
            <text:p>12784.5</text:p>
          </table:table-cell>
          <table:table-cell table:formula="of:=[.D11]/[.$M$1]" office:value-type="float" office:value="8165" calcext:value-type="float">
            <text:p>8165</text:p>
          </table:table-cell>
          <table:table-cell table:formula="of:=[.E11]/[.$M$1]" office:value-type="float" office:value="10782.5" calcext:value-type="float">
            <text:p>10782.5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0456" calcext:value-type="float">
            <text:p>30456</text:p>
          </table:table-cell>
          <table:table-cell office:value-type="float" office:value="22928" calcext:value-type="float">
            <text:p>22928</text:p>
          </table:table-cell>
          <table:table-cell office:value-type="float" office:value="29306" calcext:value-type="float">
            <text:p>29306</text:p>
          </table:table-cell>
          <table:table-cell office:value-type="float" office:value="5207" calcext:value-type="float">
            <text:p>5207</text:p>
          </table:table-cell>
          <table:table-cell table:formula="of:=SUM([.C26:.E26])/[.$M$1]" office:value-type="float" office:value="41345" calcext:value-type="float">
            <text:p>41345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085" calcext:value-type="float">
            <text:p>23085</text:p>
          </table:table-cell>
          <table:table-cell office:value-type="float" office:value="20663" calcext:value-type="float">
            <text:p>20663</text:p>
          </table:table-cell>
          <table:table-cell office:value-type="float" office:value="22758" calcext:value-type="float">
            <text:p>22758</text:p>
          </table:table-cell>
          <table:table-cell office:value-type="float" office:value="4836" calcext:value-type="float">
            <text:p>4836</text:p>
          </table:table-cell>
          <table:table-cell table:formula="of:=SUM([.C27:.E27])/[.$M$1]" office:value-type="float" office:value="33253" calcext:value-type="float">
            <text:p>33253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9866" calcext:value-type="float">
            <text:p>29866</text:p>
          </table:table-cell>
          <table:table-cell office:value-type="float" office:value="17010" calcext:value-type="float">
            <text:p>17010</text:p>
          </table:table-cell>
          <table:table-cell office:value-type="float" office:value="12741" calcext:value-type="float">
            <text:p>12741</text:p>
          </table:table-cell>
          <table:table-cell office:value-type="float" office:value="5909" calcext:value-type="float">
            <text:p>5909</text:p>
          </table:table-cell>
          <table:table-cell table:formula="of:=SUM([.C28:.E28])/[.$M$1]" office:value-type="float" office:value="29808.5" calcext:value-type="float">
            <text:p>29808.5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6122" calcext:value-type="float">
            <text:p>26122</text:p>
          </table:table-cell>
          <table:table-cell office:value-type="float" office:value="9621" calcext:value-type="float">
            <text:p>9621</text:p>
          </table:table-cell>
          <table:table-cell office:value-type="float" office:value="16821" calcext:value-type="float">
            <text:p>16821</text:p>
          </table:table-cell>
          <table:table-cell office:value-type="float" office:value="7426" calcext:value-type="float">
            <text:p>7426</text:p>
          </table:table-cell>
          <table:table-cell table:formula="of:=SUM([.C29:.E29])/[.$M$1]" office:value-type="float" office:value="26282" calcext:value-type="float">
            <text:p>26282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2831" calcext:value-type="float">
            <text:p>22831</text:p>
          </table:table-cell>
          <table:table-cell office:value-type="float" office:value="19227" calcext:value-type="float">
            <text:p>19227</text:p>
          </table:table-cell>
          <table:table-cell office:value-type="float" office:value="16378" calcext:value-type="float">
            <text:p>16378</text:p>
          </table:table-cell>
          <table:table-cell office:value-type="float" office:value="5364" calcext:value-type="float">
            <text:p>5364</text:p>
          </table:table-cell>
          <table:table-cell table:formula="of:=SUM([.C30:.E30])/[.$M$1]" office:value-type="float" office:value="29218" calcext:value-type="float">
            <text:p>29218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566" calcext:value-type="float">
            <text:p>24566</text:p>
          </table:table-cell>
          <table:table-cell table:number-columns-repeated="2" office:value-type="float" office:value="17286" calcext:value-type="float">
            <text:p>17286</text:p>
          </table:table-cell>
          <table:table-cell office:value-type="float" office:value="5774" calcext:value-type="float">
            <text:p>5774</text:p>
          </table:table-cell>
          <table:table-cell table:formula="of:=SUM([.C31:.E31])/[.$M$1]" office:value-type="float" office:value="29569" calcext:value-type="float">
            <text:p>29569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320" calcext:value-type="float">
            <text:p>24320</text:p>
          </table:table-cell>
          <table:table-cell office:value-type="float" office:value="17004" calcext:value-type="float">
            <text:p>17004</text:p>
          </table:table-cell>
          <table:table-cell office:value-type="float" office:value="20192" calcext:value-type="float">
            <text:p>20192</text:p>
          </table:table-cell>
          <table:table-cell office:value-type="float" office:value="6221" calcext:value-type="float">
            <text:p>6221</text:p>
          </table:table-cell>
          <table:table-cell table:formula="of:=SUM([.C32:.E32])/[.$M$1]" office:value-type="float" office:value="30758" calcext:value-type="float">
            <text:p>30758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441" calcext:value-type="float">
            <text:p>24441</text:p>
          </table:table-cell>
          <table:table-cell office:value-type="float" office:value="18470" calcext:value-type="float">
            <text:p>18470</text:p>
          </table:table-cell>
          <table:table-cell office:value-type="float" office:value="18500" calcext:value-type="float">
            <text:p>18500</text:p>
          </table:table-cell>
          <table:table-cell office:value-type="float" office:value="6237" calcext:value-type="float">
            <text:p>6237</text:p>
          </table:table-cell>
          <table:table-cell table:formula="of:=SUM([.C33:.E33])/[.$M$1]" office:value-type="float" office:value="30705.5" calcext:value-type="float">
            <text:p>30705.5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5289" calcext:value-type="float">
            <text:p>25289</text:p>
          </table:table-cell>
          <table:table-cell office:value-type="float" office:value="22403" calcext:value-type="float">
            <text:p>22403</text:p>
          </table:table-cell>
          <table:table-cell office:value-type="float" office:value="21189" calcext:value-type="float">
            <text:p>21189</text:p>
          </table:table-cell>
          <table:table-cell office:value-type="float" office:value="5525" calcext:value-type="float">
            <text:p>5525</text:p>
          </table:table-cell>
          <table:table-cell table:formula="of:=SUM([.C34:.E34])/[.$M$1]" office:value-type="float" office:value="34440.5" calcext:value-type="float">
            <text:p>34440.5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5130" calcext:value-type="float">
            <text:p>25130</text:p>
          </table:table-cell>
          <table:table-cell office:value-type="float" office:value="18840" calcext:value-type="float">
            <text:p>18840</text:p>
          </table:table-cell>
          <table:table-cell office:value-type="float" office:value="20485" calcext:value-type="float">
            <text:p>20485</text:p>
          </table:table-cell>
          <table:table-cell office:value-type="float" office:value="6156" calcext:value-type="float">
            <text:p>6156</text:p>
          </table:table-cell>
          <table:table-cell table:formula="of:=SUM([.C35:.E35])/[.$M$1]" office:value-type="float" office:value="32227.5" calcext:value-type="float">
            <text:p>32227.5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1289" calcext:value-type="float">
            <text:p>21289</text:p>
          </table:table-cell>
          <table:table-cell office:value-type="float" office:value="19512" calcext:value-type="float">
            <text:p>19512</text:p>
          </table:table-cell>
          <table:table-cell office:value-type="float" office:value="20851" calcext:value-type="float">
            <text:p>20851</text:p>
          </table:table-cell>
          <table:table-cell office:value-type="float" office:value="5607" calcext:value-type="float">
            <text:p>5607</text:p>
          </table:table-cell>
          <table:table-cell table:formula="of:=SUM([.C36:.E36])/[.$M$1]" office:value-type="float" office:value="30826" calcext:value-type="float">
            <text:p>30826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928" calcext:value-type="float">
            <text:p>23928</text:p>
          </table:table-cell>
          <table:table-cell office:value-type="float" office:value="22376" calcext:value-type="float">
            <text:p>22376</text:p>
          </table:table-cell>
          <table:table-cell office:value-type="float" office:value="25071" calcext:value-type="float">
            <text:p>25071</text:p>
          </table:table-cell>
          <table:table-cell office:value-type="float" office:value="5469" calcext:value-type="float">
            <text:p>5469</text:p>
          </table:table-cell>
          <table:table-cell table:formula="of:=SUM([.C37:.E37])/[.$M$1]" office:value-type="float" office:value="35687.5" calcext:value-type="float">
            <text:p>35687.5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1828" calcext:value-type="float">
            <text:p>21828</text:p>
          </table:table-cell>
          <table:table-cell office:value-type="float" office:value="14462" calcext:value-type="float">
            <text:p>14462</text:p>
          </table:table-cell>
          <table:table-cell office:value-type="float" office:value="18471" calcext:value-type="float">
            <text:p>18471</text:p>
          </table:table-cell>
          <table:table-cell office:value-type="float" office:value="5568" calcext:value-type="float">
            <text:p>5568</text:p>
          </table:table-cell>
          <table:table-cell table:formula="of:=SUM([.C38:.E38])/[.$M$1]" office:value-type="float" office:value="27380.5" calcext:value-type="float">
            <text:p>27380.5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796" calcext:value-type="float">
            <text:p>23796</text:p>
          </table:table-cell>
          <table:table-cell office:value-type="float" office:value="17533" calcext:value-type="float">
            <text:p>17533</text:p>
          </table:table-cell>
          <table:table-cell office:value-type="float" office:value="20786" calcext:value-type="float">
            <text:p>20786</text:p>
          </table:table-cell>
          <table:table-cell office:value-type="float" office:value="5999" calcext:value-type="float">
            <text:p>5999</text:p>
          </table:table-cell>
          <table:table-cell table:formula="of:=SUM([.C39:.E39])/[.$M$1]" office:value-type="float" office:value="31057.5" calcext:value-type="float">
            <text:p>31057.5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002" calcext:value-type="float">
            <text:p>23002</text:p>
          </table:table-cell>
          <table:table-cell office:value-type="float" office:value="12315" calcext:value-type="float">
            <text:p>12315</text:p>
          </table:table-cell>
          <table:table-cell office:value-type="float" office:value="18521" calcext:value-type="float">
            <text:p>18521</text:p>
          </table:table-cell>
          <table:table-cell office:value-type="float" office:value="6858" calcext:value-type="float">
            <text:p>6858</text:p>
          </table:table-cell>
          <table:table-cell table:formula="of:=SUM([.C40:.E40])/[.$M$1]" office:value-type="float" office:value="26919" calcext:value-type="float">
            <text:p>26919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2809" calcext:value-type="float">
            <text:p>22809</text:p>
          </table:table-cell>
          <table:table-cell office:value-type="float" office:value="9921" calcext:value-type="float">
            <text:p>9921</text:p>
          </table:table-cell>
          <table:table-cell office:value-type="float" office:value="16912" calcext:value-type="float">
            <text:p>16912</text:p>
          </table:table-cell>
          <table:table-cell office:value-type="float" office:value="6744" calcext:value-type="float">
            <text:p>6744</text:p>
          </table:table-cell>
          <table:table-cell table:formula="of:=SUM([.C41:.E41])/[.$M$1]" office:value-type="float" office:value="24821" calcext:value-type="float">
            <text:p>24821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1360" calcext:value-type="float">
            <text:p>21360</text:p>
          </table:table-cell>
          <table:table-cell office:value-type="float" office:value="13335" calcext:value-type="float">
            <text:p>13335</text:p>
          </table:table-cell>
          <table:table-cell office:value-type="float" office:value="18528" calcext:value-type="float">
            <text:p>18528</text:p>
          </table:table-cell>
          <table:table-cell office:value-type="float" office:value="5721" calcext:value-type="float">
            <text:p>5721</text:p>
          </table:table-cell>
          <table:table-cell table:formula="of:=SUM([.C42:.E42])/[.$M$1]" office:value-type="float" office:value="26611.5" calcext:value-type="float">
            <text:p>26611.5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6761" calcext:value-type="float">
            <text:p>36761</text:p>
          </table:table-cell>
          <table:table-cell office:value-type="float" office:value="15226" calcext:value-type="float">
            <text:p>15226</text:p>
          </table:table-cell>
          <table:table-cell office:value-type="float" office:value="20819" calcext:value-type="float">
            <text:p>20819</text:p>
          </table:table-cell>
          <table:table-cell office:value-type="float" office:value="6917" calcext:value-type="float">
            <text:p>6917</text:p>
          </table:table-cell>
          <table:table-cell table:formula="of:=SUM([.C43:.E43])/[.$M$1]" office:value-type="float" office:value="36403" calcext:value-type="float">
            <text:p>36403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4407" calcext:value-type="float">
            <text:p>34407</text:p>
          </table:table-cell>
          <table:table-cell office:value-type="float" office:value="10591" calcext:value-type="float">
            <text:p>10591</text:p>
          </table:table-cell>
          <table:table-cell office:value-type="float" office:value="8794" calcext:value-type="float">
            <text:p>8794</text:p>
          </table:table-cell>
          <table:table-cell office:value-type="float" office:value="8017" calcext:value-type="float">
            <text:p>8017</text:p>
          </table:table-cell>
          <table:table-cell table:formula="of:=SUM([.C44:.E44])/[.$M$1]" office:value-type="float" office:value="26896" calcext:value-type="float">
            <text:p>26896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396" calcext:value-type="float">
            <text:p>24396</text:p>
          </table:table-cell>
          <table:table-cell office:value-type="float" office:value="12813" calcext:value-type="float">
            <text:p>12813</text:p>
          </table:table-cell>
          <table:table-cell office:value-type="float" office:value="9680" calcext:value-type="float">
            <text:p>9680</text:p>
          </table:table-cell>
          <table:table-cell office:value-type="float" office:value="6077" calcext:value-type="float">
            <text:p>6077</text:p>
          </table:table-cell>
          <table:table-cell table:formula="of:=SUM([.C45:.E45])/[.$M$1]" office:value-type="float" office:value="23444.5" calcext:value-type="float">
            <text:p>23444.5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3116" calcext:value-type="float">
            <text:p>33116</text:p>
          </table:table-cell>
          <table:table-cell office:value-type="float" office:value="4711" calcext:value-type="float">
            <text:p>4711</text:p>
          </table:table-cell>
          <table:table-cell office:value-type="float" office:value="5868" calcext:value-type="float">
            <text:p>5868</text:p>
          </table:table-cell>
          <table:table-cell office:value-type="float" office:value="7363" calcext:value-type="float">
            <text:p>7363</text:p>
          </table:table-cell>
          <table:table-cell table:formula="of:=SUM([.C46:.E46])/[.$M$1]" office:value-type="float" office:value="21847.5" calcext:value-type="float">
            <text:p>21847.5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4879" calcext:value-type="float">
            <text:p>34879</text:p>
          </table:table-cell>
          <table:table-cell office:value-type="float" office:value="3380" calcext:value-type="float">
            <text:p>3380</text:p>
          </table:table-cell>
          <table:table-cell office:value-type="float" office:value="8796" calcext:value-type="float">
            <text:p>8796</text:p>
          </table:table-cell>
          <table:table-cell office:value-type="float" office:value="9469" calcext:value-type="float">
            <text:p>9469</text:p>
          </table:table-cell>
          <table:table-cell table:formula="of:=SUM([.C47:.E47])/[.$M$1]" office:value-type="float" office:value="23527.5" calcext:value-type="float">
            <text:p>23527.5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19806" calcext:value-type="float">
            <text:p>19806</text:p>
          </table:table-cell>
          <table:table-cell office:value-type="float" office:value="5136" calcext:value-type="float">
            <text:p>5136</text:p>
          </table:table-cell>
          <table:table-cell office:value-type="float" office:value="11431" calcext:value-type="float">
            <text:p>11431</text:p>
          </table:table-cell>
          <table:table-cell office:value-type="float" office:value="7929" calcext:value-type="float">
            <text:p>7929</text:p>
          </table:table-cell>
          <table:table-cell table:formula="of:=SUM([.C48:.E48])/[.$M$1]" office:value-type="float" office:value="18186.5" calcext:value-type="float">
            <text:p>18186.5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2522" calcext:value-type="float">
            <text:p>22522</text:p>
          </table:table-cell>
          <table:table-cell office:value-type="float" office:value="8543" calcext:value-type="float">
            <text:p>8543</text:p>
          </table:table-cell>
          <table:table-cell office:value-type="float" office:value="12629" calcext:value-type="float">
            <text:p>12629</text:p>
          </table:table-cell>
          <table:table-cell office:value-type="float" office:value="6627" calcext:value-type="float">
            <text:p>6627</text:p>
          </table:table-cell>
          <table:table-cell table:formula="of:=SUM([.C49:.E49])/[.$M$1]" office:value-type="float" office:value="21847" calcext:value-type="float">
            <text:p>21847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8366" calcext:value-type="float">
            <text:p>28366</text:p>
          </table:table-cell>
          <table:table-cell office:value-type="float" office:value="15036" calcext:value-type="float">
            <text:p>15036</text:p>
          </table:table-cell>
          <table:table-cell office:value-type="float" office:value="10193" calcext:value-type="float">
            <text:p>10193</text:p>
          </table:table-cell>
          <table:table-cell office:value-type="float" office:value="5705" calcext:value-type="float">
            <text:p>5705</text:p>
          </table:table-cell>
          <table:table-cell table:formula="of:=SUM([.C50:.E50])/[.$M$1]" office:value-type="float" office:value="26797.5" calcext:value-type="float">
            <text:p>26797.5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7950" calcext:value-type="float">
            <text:p>27950</text:p>
          </table:table-cell>
          <table:table-cell office:value-type="float" office:value="16683" calcext:value-type="float">
            <text:p>16683</text:p>
          </table:table-cell>
          <table:table-cell office:value-type="float" office:value="12987" calcext:value-type="float">
            <text:p>12987</text:p>
          </table:table-cell>
          <table:table-cell office:value-type="float" office:value="6925" calcext:value-type="float">
            <text:p>6925</text:p>
          </table:table-cell>
          <table:table-cell table:formula="of:=SUM([.C51:.E51])/[.$M$1]" office:value-type="float" office:value="28810" calcext:value-type="float">
            <text:p>28810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6985" calcext:value-type="float">
            <text:p>26985</text:p>
          </table:table-cell>
          <table:table-cell office:value-type="float" office:value="8971" calcext:value-type="float">
            <text:p>8971</text:p>
          </table:table-cell>
          <table:table-cell office:value-type="float" office:value="9604" calcext:value-type="float">
            <text:p>9604</text:p>
          </table:table-cell>
          <table:table-cell office:value-type="float" office:value="7112" calcext:value-type="float">
            <text:p>7112</text:p>
          </table:table-cell>
          <table:table-cell table:formula="of:=SUM([.C52:.E52])/[.$M$1]" office:value-type="float" office:value="22780" calcext:value-type="float">
            <text:p>22780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1660" calcext:value-type="float">
            <text:p>31660</text:p>
          </table:table-cell>
          <table:table-cell office:value-type="float" office:value="18796" calcext:value-type="float">
            <text:p>18796</text:p>
          </table:table-cell>
          <table:table-cell office:value-type="float" office:value="13088" calcext:value-type="float">
            <text:p>13088</text:p>
          </table:table-cell>
          <table:table-cell office:value-type="float" office:value="7836" calcext:value-type="float">
            <text:p>7836</text:p>
          </table:table-cell>
          <table:table-cell table:formula="of:=SUM([.C53:.E53])/[.$M$1]" office:value-type="float" office:value="31772" calcext:value-type="float">
            <text:p>31772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7879" calcext:value-type="float">
            <text:p>27879</text:p>
          </table:table-cell>
          <table:table-cell office:value-type="float" office:value="15072" calcext:value-type="float">
            <text:p>15072</text:p>
          </table:table-cell>
          <table:table-cell office:value-type="float" office:value="10613" calcext:value-type="float">
            <text:p>10613</text:p>
          </table:table-cell>
          <table:table-cell office:value-type="float" office:value="6507" calcext:value-type="float">
            <text:p>6507</text:p>
          </table:table-cell>
          <table:table-cell table:formula="of:=SUM([.C54:.E54])/[.$M$1]" office:value-type="float" office:value="26782" calcext:value-type="float">
            <text:p>26782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175" calcext:value-type="float">
            <text:p>24175</text:p>
          </table:table-cell>
          <table:table-cell office:value-type="float" office:value="11682" calcext:value-type="float">
            <text:p>11682</text:p>
          </table:table-cell>
          <table:table-cell office:value-type="float" office:value="11275" calcext:value-type="float">
            <text:p>11275</text:p>
          </table:table-cell>
          <table:table-cell office:value-type="float" office:value="7082" calcext:value-type="float">
            <text:p>7082</text:p>
          </table:table-cell>
          <table:table-cell table:formula="of:=SUM([.C55:.E55])/[.$M$1]" office:value-type="float" office:value="23566" calcext:value-type="float">
            <text:p>23566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5051" calcext:value-type="float">
            <text:p>25051</text:p>
          </table:table-cell>
          <table:table-cell office:value-type="float" office:value="7404" calcext:value-type="float">
            <text:p>7404</text:p>
          </table:table-cell>
          <table:table-cell office:value-type="float" office:value="12041" calcext:value-type="float">
            <text:p>12041</text:p>
          </table:table-cell>
          <table:table-cell office:value-type="float" office:value="7770" calcext:value-type="float">
            <text:p>7770</text:p>
          </table:table-cell>
          <table:table-cell table:formula="of:=SUM([.C56:.E56])/[.$M$1]" office:value-type="float" office:value="22248" calcext:value-type="float">
            <text:p>22248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0529" calcext:value-type="float">
            <text:p>30529</text:p>
          </table:table-cell>
          <table:table-cell office:value-type="float" office:value="9962" calcext:value-type="float">
            <text:p>9962</text:p>
          </table:table-cell>
          <table:table-cell office:value-type="float" office:value="10451" calcext:value-type="float">
            <text:p>10451</text:p>
          </table:table-cell>
          <table:table-cell office:value-type="float" office:value="6904" calcext:value-type="float">
            <text:p>6904</text:p>
          </table:table-cell>
          <table:table-cell table:formula="of:=SUM([.C57:.E57])/[.$M$1]" office:value-type="float" office:value="25471" calcext:value-type="float">
            <text:p>25471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8267" calcext:value-type="float">
            <text:p>28267</text:p>
          </table:table-cell>
          <table:table-cell office:value-type="float" office:value="3466" calcext:value-type="float">
            <text:p>3466</text:p>
          </table:table-cell>
          <table:table-cell office:value-type="float" office:value="9681" calcext:value-type="float">
            <text:p>9681</text:p>
          </table:table-cell>
          <table:table-cell office:value-type="float" office:value="8747" calcext:value-type="float">
            <text:p>8747</text:p>
          </table:table-cell>
          <table:table-cell table:formula="of:=SUM([.C58:.E58])/[.$M$1]" office:value-type="float" office:value="20707" calcext:value-type="float">
            <text:p>20707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16228" calcext:value-type="float">
            <text:p>16228</text:p>
          </table:table-cell>
          <table:table-cell office:value-type="float" office:value="7923" calcext:value-type="float">
            <text:p>7923</text:p>
          </table:table-cell>
          <table:table-cell office:value-type="float" office:value="16086" calcext:value-type="float">
            <text:p>16086</text:p>
          </table:table-cell>
          <table:table-cell office:value-type="float" office:value="6265" calcext:value-type="float">
            <text:p>6265</text:p>
          </table:table-cell>
          <table:table-cell table:formula="of:=SUM([.C59:.E59])/[.$M$1]" office:value-type="float" office:value="20118.5" calcext:value-type="float">
            <text:p>20118.5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727" calcext:value-type="float">
            <text:p>24727</text:p>
          </table:table-cell>
          <table:table-cell office:value-type="float" office:value="5799" calcext:value-type="float">
            <text:p>5799</text:p>
          </table:table-cell>
          <table:table-cell office:value-type="float" office:value="18532" calcext:value-type="float">
            <text:p>18532</text:p>
          </table:table-cell>
          <table:table-cell office:value-type="float" office:value="8223" calcext:value-type="float">
            <text:p>8223</text:p>
          </table:table-cell>
          <table:table-cell table:formula="of:=SUM([.C60:.E60])/[.$M$1]" office:value-type="float" office:value="24529" calcext:value-type="float">
            <text:p>24529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0394" calcext:value-type="float">
            <text:p>20394</text:p>
          </table:table-cell>
          <table:table-cell office:value-type="float" office:value="12273" calcext:value-type="float">
            <text:p>12273</text:p>
          </table:table-cell>
          <table:table-cell office:value-type="float" office:value="20646" calcext:value-type="float">
            <text:p>20646</text:p>
          </table:table-cell>
          <table:table-cell office:value-type="float" office:value="6141" calcext:value-type="float">
            <text:p>6141</text:p>
          </table:table-cell>
          <table:table-cell table:formula="of:=SUM([.C61:.E61])/[.$M$1]" office:value-type="float" office:value="26656.5" calcext:value-type="float">
            <text:p>26656.5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8627" calcext:value-type="float">
            <text:p>28627</text:p>
          </table:table-cell>
          <table:table-cell office:value-type="float" office:value="6845" calcext:value-type="float">
            <text:p>6845</text:p>
          </table:table-cell>
          <table:table-cell office:value-type="float" office:value="24320" calcext:value-type="float">
            <text:p>24320</text:p>
          </table:table-cell>
          <table:table-cell office:value-type="float" office:value="8561" calcext:value-type="float">
            <text:p>8561</text:p>
          </table:table-cell>
          <table:table-cell table:formula="of:=SUM([.C62:.E62])/[.$M$1]" office:value-type="float" office:value="29896" calcext:value-type="float">
            <text:p>29896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7426" calcext:value-type="float">
            <text:p>27426</text:p>
          </table:table-cell>
          <table:table-cell office:value-type="float" office:value="3226" calcext:value-type="float">
            <text:p>3226</text:p>
          </table:table-cell>
          <table:table-cell office:value-type="float" office:value="13551" calcext:value-type="float">
            <text:p>13551</text:p>
          </table:table-cell>
          <table:table-cell office:value-type="float" office:value="8841" calcext:value-type="float">
            <text:p>8841</text:p>
          </table:table-cell>
          <table:table-cell table:formula="of:=SUM([.C63:.E63])/[.$M$1]" office:value-type="float" office:value="22101.5" calcext:value-type="float">
            <text:p>22101.5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13798" calcext:value-type="float">
            <text:p>13798</text:p>
          </table:table-cell>
          <table:table-cell office:value-type="float" office:value="14393" calcext:value-type="float">
            <text:p>14393</text:p>
          </table:table-cell>
          <table:table-cell office:value-type="float" office:value="29780" calcext:value-type="float">
            <text:p>29780</text:p>
          </table:table-cell>
          <table:table-cell office:value-type="float" office:value="5223" calcext:value-type="float">
            <text:p>5223</text:p>
          </table:table-cell>
          <table:table-cell table:formula="of:=SUM([.C64:.E64])/[.$M$1]" office:value-type="float" office:value="28985.5" calcext:value-type="float">
            <text:p>28985.5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568" calcext:value-type="float">
            <text:p>23568</text:p>
          </table:table-cell>
          <table:table-cell office:value-type="float" office:value="20116" calcext:value-type="float">
            <text:p>20116</text:p>
          </table:table-cell>
          <table:table-cell office:value-type="float" office:value="29632" calcext:value-type="float">
            <text:p>29632</text:p>
          </table:table-cell>
          <table:table-cell office:value-type="float" office:value="5280" calcext:value-type="float">
            <text:p>5280</text:p>
          </table:table-cell>
          <table:table-cell table:formula="of:=SUM([.C65:.E65])/[.$M$1]" office:value-type="float" office:value="36658" calcext:value-type="float">
            <text:p>36658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2629" calcext:value-type="float">
            <text:p>32629</text:p>
          </table:table-cell>
          <table:table-cell office:value-type="float" office:value="45876" calcext:value-type="float">
            <text:p>45876</text:p>
          </table:table-cell>
          <table:table-cell office:value-type="float" office:value="21663" calcext:value-type="float">
            <text:p>21663</text:p>
          </table:table-cell>
          <table:table-cell office:value-type="float" office:value="4568" calcext:value-type="float">
            <text:p>4568</text:p>
          </table:table-cell>
          <table:table-cell table:formula="of:=SUM([.C66:.E66])/[.$M$1]" office:value-type="float" office:value="50084" calcext:value-type="float">
            <text:p>50084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8175" calcext:value-type="float">
            <text:p>28175</text:p>
          </table:table-cell>
          <table:table-cell office:value-type="float" office:value="25740" calcext:value-type="float">
            <text:p>25740</text:p>
          </table:table-cell>
          <table:table-cell office:value-type="float" office:value="17830" calcext:value-type="float">
            <text:p>17830</text:p>
          </table:table-cell>
          <table:table-cell office:value-type="float" office:value="4978" calcext:value-type="float">
            <text:p>4978</text:p>
          </table:table-cell>
          <table:table-cell table:formula="of:=SUM([.C67:.E67])/[.$M$1]" office:value-type="float" office:value="35872.5" calcext:value-type="float">
            <text:p>35872.5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6514" calcext:value-type="float">
            <text:p>26514</text:p>
          </table:table-cell>
          <table:table-cell office:value-type="float" office:value="18687" calcext:value-type="float">
            <text:p>18687</text:p>
          </table:table-cell>
          <table:table-cell office:value-type="float" office:value="17981" calcext:value-type="float">
            <text:p>17981</text:p>
          </table:table-cell>
          <table:table-cell office:value-type="float" office:value="5700" calcext:value-type="float">
            <text:p>5700</text:p>
          </table:table-cell>
          <table:table-cell table:formula="of:=SUM([.C68:.E68])/[.$M$1]" office:value-type="float" office:value="31591" calcext:value-type="float">
            <text:p>31591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1867" calcext:value-type="float">
            <text:p>21867</text:p>
          </table:table-cell>
          <table:table-cell office:value-type="float" office:value="20351" calcext:value-type="float">
            <text:p>20351</text:p>
          </table:table-cell>
          <table:table-cell office:value-type="float" office:value="20275" calcext:value-type="float">
            <text:p>20275</text:p>
          </table:table-cell>
          <table:table-cell office:value-type="float" office:value="4391" calcext:value-type="float">
            <text:p>4391</text:p>
          </table:table-cell>
          <table:table-cell table:formula="of:=SUM([.C69:.E69])/[.$M$1]" office:value-type="float" office:value="31246.5" calcext:value-type="float">
            <text:p>31246.5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2506" calcext:value-type="float">
            <text:p>22506</text:p>
          </table:table-cell>
          <table:table-cell office:value-type="float" office:value="14618" calcext:value-type="float">
            <text:p>14618</text:p>
          </table:table-cell>
          <table:table-cell office:value-type="float" office:value="21825" calcext:value-type="float">
            <text:p>21825</text:p>
          </table:table-cell>
          <table:table-cell office:value-type="float" office:value="5440" calcext:value-type="float">
            <text:p>5440</text:p>
          </table:table-cell>
          <table:table-cell table:formula="of:=SUM([.C70:.E70])/[.$M$1]" office:value-type="float" office:value="29474.5" calcext:value-type="float">
            <text:p>29474.5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076" calcext:value-type="float">
            <text:p>24076</text:p>
          </table:table-cell>
          <table:table-cell office:value-type="float" office:value="19907" calcext:value-type="float">
            <text:p>19907</text:p>
          </table:table-cell>
          <table:table-cell office:value-type="float" office:value="22978" calcext:value-type="float">
            <text:p>22978</text:p>
          </table:table-cell>
          <table:table-cell office:value-type="float" office:value="5883" calcext:value-type="float">
            <text:p>5883</text:p>
          </table:table-cell>
          <table:table-cell table:formula="of:=SUM([.C71:.E71])/[.$M$1]" office:value-type="float" office:value="33480.5" calcext:value-type="float">
            <text:p>33480.5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573" calcext:value-type="float">
            <text:p>23573</text:p>
          </table:table-cell>
          <table:table-cell office:value-type="float" office:value="21941" calcext:value-type="float">
            <text:p>21941</text:p>
          </table:table-cell>
          <table:table-cell office:value-type="float" office:value="22468" calcext:value-type="float">
            <text:p>22468</text:p>
          </table:table-cell>
          <table:table-cell office:value-type="float" office:value="5116" calcext:value-type="float">
            <text:p>5116</text:p>
          </table:table-cell>
          <table:table-cell table:formula="of:=SUM([.C72:.E72])/[.$M$1]" office:value-type="float" office:value="33991" calcext:value-type="float">
            <text:p>33991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272" calcext:value-type="float">
            <text:p>23272</text:p>
          </table:table-cell>
          <table:table-cell office:value-type="float" office:value="18249" calcext:value-type="float">
            <text:p>18249</text:p>
          </table:table-cell>
          <table:table-cell office:value-type="float" office:value="19505" calcext:value-type="float">
            <text:p>19505</text:p>
          </table:table-cell>
          <table:table-cell office:value-type="float" office:value="5251" calcext:value-type="float">
            <text:p>5251</text:p>
          </table:table-cell>
          <table:table-cell table:formula="of:=SUM([.C73:.E73])/[.$M$1]" office:value-type="float" office:value="30513" calcext:value-type="float">
            <text:p>30513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2298" calcext:value-type="float">
            <text:p>22298</text:p>
          </table:table-cell>
          <table:table-cell office:value-type="float" office:value="22308" calcext:value-type="float">
            <text:p>22308</text:p>
          </table:table-cell>
          <table:table-cell office:value-type="float" office:value="25412" calcext:value-type="float">
            <text:p>25412</text:p>
          </table:table-cell>
          <table:table-cell office:value-type="float" office:value="4951" calcext:value-type="float">
            <text:p>4951</text:p>
          </table:table-cell>
          <table:table-cell table:formula="of:=SUM([.C74:.E74])/[.$M$1]" office:value-type="float" office:value="35009" calcext:value-type="float">
            <text:p>35009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091" calcext:value-type="float">
            <text:p>24091</text:p>
          </table:table-cell>
          <table:table-cell office:value-type="float" office:value="18372" calcext:value-type="float">
            <text:p>18372</text:p>
          </table:table-cell>
          <table:table-cell office:value-type="float" office:value="20593" calcext:value-type="float">
            <text:p>20593</text:p>
          </table:table-cell>
          <table:table-cell office:value-type="float" office:value="5341" calcext:value-type="float">
            <text:p>5341</text:p>
          </table:table-cell>
          <table:table-cell table:formula="of:=SUM([.C75:.E75])/[.$M$1]" office:value-type="float" office:value="31528" calcext:value-type="float">
            <text:p>31528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552" calcext:value-type="float">
            <text:p>23552</text:p>
          </table:table-cell>
          <table:table-cell office:value-type="float" office:value="17857" calcext:value-type="float">
            <text:p>17857</text:p>
          </table:table-cell>
          <table:table-cell office:value-type="float" office:value="18138" calcext:value-type="float">
            <text:p>18138</text:p>
          </table:table-cell>
          <table:table-cell office:value-type="float" office:value="5222" calcext:value-type="float">
            <text:p>5222</text:p>
          </table:table-cell>
          <table:table-cell table:formula="of:=SUM([.C76:.E76])/[.$M$1]" office:value-type="float" office:value="29773.5" calcext:value-type="float">
            <text:p>29773.5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943" calcext:value-type="float">
            <text:p>23943</text:p>
          </table:table-cell>
          <table:table-cell office:value-type="float" office:value="23970" calcext:value-type="float">
            <text:p>23970</text:p>
          </table:table-cell>
          <table:table-cell office:value-type="float" office:value="23535" calcext:value-type="float">
            <text:p>23535</text:p>
          </table:table-cell>
          <table:table-cell office:value-type="float" office:value="5166" calcext:value-type="float">
            <text:p>5166</text:p>
          </table:table-cell>
          <table:table-cell table:formula="of:=SUM([.C77:.E77])/[.$M$1]" office:value-type="float" office:value="35724" calcext:value-type="float">
            <text:p>35724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9992" calcext:value-type="float">
            <text:p>29992</text:p>
          </table:table-cell>
          <table:table-cell office:value-type="float" office:value="23869" calcext:value-type="float">
            <text:p>23869</text:p>
          </table:table-cell>
          <table:table-cell office:value-type="float" office:value="19682" calcext:value-type="float">
            <text:p>19682</text:p>
          </table:table-cell>
          <table:table-cell office:value-type="float" office:value="6403" calcext:value-type="float">
            <text:p>6403</text:p>
          </table:table-cell>
          <table:table-cell table:formula="of:=SUM([.C78:.E78])/[.$M$1]" office:value-type="float" office:value="36771.5" calcext:value-type="float">
            <text:p>36771.5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324" calcext:value-type="float">
            <text:p>23324</text:p>
          </table:table-cell>
          <table:table-cell office:value-type="float" office:value="15672" calcext:value-type="float">
            <text:p>15672</text:p>
          </table:table-cell>
          <table:table-cell office:value-type="float" office:value="14259" calcext:value-type="float">
            <text:p>14259</text:p>
          </table:table-cell>
          <table:table-cell office:value-type="float" office:value="5621" calcext:value-type="float">
            <text:p>5621</text:p>
          </table:table-cell>
          <table:table-cell table:formula="of:=SUM([.C79:.E79])/[.$M$1]" office:value-type="float" office:value="26627.5" calcext:value-type="float">
            <text:p>26627.5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</table:table>
      <table:table table:name="HoH" table:style-name="ta1">
        <table:shapes>
          <draw:frame draw:z-index="0" draw:style-name="gr1" draw:text-style-name="P1" svg:width="480.44pt" svg:height="315.47pt" svg:x="668.98pt" svg:y="21.88pt">
            <draw:object draw:notify-on-update-of-ranges="HoH.B2:HoH.B11 HoH.G1:HoH.G1 HoH.G2:HoH.G11 HoH.H1:HoH.H1 HoH.H2:HoH.H11 HoH.I1:HoH.I1 HoH.I2:HoH.I11 HoH.J1:HoH.J1 HoH.J2:HoH.J11 HoH.F1:HoH.F1 HoH.F2:HoH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80.44pt" svg:height="315.47pt" svg:x="671.33pt" svg:y="359.18pt">
            <draw:object draw:notify-on-update-of-ranges="HoH.H26:HoH.H84 HoH.G25:HoH.G25 HoH.G26:HoH.G84 HoH.F25:HoH.F25 HoH.F26:HoH.F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3" calcext:value-type="float">
            <text:p>3</text:p>
          </table:table-cell>
          <table:table-cell office:value-type="float" office:value="26327" calcext:value-type="float">
            <text:p>26327</text:p>
          </table:table-cell>
          <table:table-cell office:value-type="float" office:value="26378" calcext:value-type="float">
            <text:p>26378</text:p>
          </table:table-cell>
          <table:table-cell office:value-type="float" office:value="26913" calcext:value-type="float">
            <text:p>26913</text:p>
          </table:table-cell>
          <table:table-cell office:value-type="float" office:value="4907" calcext:value-type="float">
            <text:p>4907</text:p>
          </table:table-cell>
          <table:table-cell table:formula="of:=SUM([.C2:.E2])/[.$M$1]" office:value-type="float" office:value="39809" calcext:value-type="float">
            <text:p>39809</text:p>
          </table:table-cell>
          <table:table-cell table:formula="of:=[.C2]/[.$M$1]" office:value-type="float" office:value="13163.5" calcext:value-type="float">
            <text:p>13163.5</text:p>
          </table:table-cell>
          <table:table-cell table:formula="of:=[.D2]/[.$M$1]" office:value-type="float" office:value="13189" calcext:value-type="float">
            <text:p>13189</text:p>
          </table:table-cell>
          <table:table-cell table:formula="of:=[.E2]/[.$M$1]" office:value-type="float" office:value="13456.5" calcext:value-type="float">
            <text:p>1345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6" calcext:value-type="float">
            <text:p>6</text:p>
          </table:table-cell>
          <table:table-cell office:value-type="float" office:value="34212" calcext:value-type="float">
            <text:p>34212</text:p>
          </table:table-cell>
          <table:table-cell office:value-type="float" office:value="34220" calcext:value-type="float">
            <text:p>34220</text:p>
          </table:table-cell>
          <table:table-cell office:value-type="float" office:value="35182" calcext:value-type="float">
            <text:p>35182</text:p>
          </table:table-cell>
          <table:table-cell office:value-type="float" office:value="4914" calcext:value-type="float">
            <text:p>4914</text:p>
          </table:table-cell>
          <table:table-cell table:formula="of:=SUM([.C3:.E3])/[.$M$1]" office:value-type="float" office:value="51807" calcext:value-type="float">
            <text:p>51807</text:p>
          </table:table-cell>
          <table:table-cell table:formula="of:=[.C3]/[.$M$1]" office:value-type="float" office:value="17106" calcext:value-type="float">
            <text:p>17106</text:p>
          </table:table-cell>
          <table:table-cell table:formula="of:=[.D3]/[.$M$1]" office:value-type="float" office:value="17110" calcext:value-type="float">
            <text:p>17110</text:p>
          </table:table-cell>
          <table:table-cell table:formula="of:=[.E3]/[.$M$1]" office:value-type="float" office:value="17591" calcext:value-type="float">
            <text:p>17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9" calcext:value-type="float">
            <text:p>9</text:p>
          </table:table-cell>
          <table:table-cell office:value-type="float" office:value="27432" calcext:value-type="float">
            <text:p>27432</text:p>
          </table:table-cell>
          <table:table-cell office:value-type="float" office:value="28024" calcext:value-type="float">
            <text:p>28024</text:p>
          </table:table-cell>
          <table:table-cell office:value-type="float" office:value="27878" calcext:value-type="float">
            <text:p>27878</text:p>
          </table:table-cell>
          <table:table-cell office:value-type="float" office:value="4861" calcext:value-type="float">
            <text:p>4861</text:p>
          </table:table-cell>
          <table:table-cell table:formula="of:=SUM([.C4:.E4])/[.$M$1]" office:value-type="float" office:value="41667" calcext:value-type="float">
            <text:p>41667</text:p>
          </table:table-cell>
          <table:table-cell table:formula="of:=[.C4]/[.$M$1]" office:value-type="float" office:value="13716" calcext:value-type="float">
            <text:p>13716</text:p>
          </table:table-cell>
          <table:table-cell table:formula="of:=[.D4]/[.$M$1]" office:value-type="float" office:value="14012" calcext:value-type="float">
            <text:p>14012</text:p>
          </table:table-cell>
          <table:table-cell table:formula="of:=[.E4]/[.$M$1]" office:value-type="float" office:value="13939" calcext:value-type="float">
            <text:p>13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27492" calcext:value-type="float">
            <text:p>27492</text:p>
          </table:table-cell>
          <table:table-cell office:value-type="float" office:value="27728" calcext:value-type="float">
            <text:p>27728</text:p>
          </table:table-cell>
          <table:table-cell office:value-type="float" office:value="27727" calcext:value-type="float">
            <text:p>27727</text:p>
          </table:table-cell>
          <table:table-cell office:value-type="float" office:value="4893" calcext:value-type="float">
            <text:p>4893</text:p>
          </table:table-cell>
          <table:table-cell table:formula="of:=SUM([.C5:.E5])/[.$M$1]" office:value-type="float" office:value="41473.5" calcext:value-type="float">
            <text:p>41473.5</text:p>
          </table:table-cell>
          <table:table-cell table:formula="of:=[.C5]/[.$M$1]" office:value-type="float" office:value="13746" calcext:value-type="float">
            <text:p>13746</text:p>
          </table:table-cell>
          <table:table-cell table:formula="of:=[.D5]/[.$M$1]" office:value-type="float" office:value="13864" calcext:value-type="float">
            <text:p>13864</text:p>
          </table:table-cell>
          <table:table-cell table:formula="of:=[.E5]/[.$M$1]" office:value-type="float" office:value="13863.5" calcext:value-type="float">
            <text:p>1386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15" calcext:value-type="float">
            <text:p>15</text:p>
          </table:table-cell>
          <table:table-cell office:value-type="float" office:value="25578" calcext:value-type="float">
            <text:p>25578</text:p>
          </table:table-cell>
          <table:table-cell office:value-type="float" office:value="25662" calcext:value-type="float">
            <text:p>25662</text:p>
          </table:table-cell>
          <table:table-cell office:value-type="float" office:value="25644" calcext:value-type="float">
            <text:p>25644</text:p>
          </table:table-cell>
          <table:table-cell office:value-type="float" office:value="4912" calcext:value-type="float">
            <text:p>4912</text:p>
          </table:table-cell>
          <table:table-cell table:formula="of:=SUM([.C6:.E6])/[.$M$1]" office:value-type="float" office:value="38442" calcext:value-type="float">
            <text:p>38442</text:p>
          </table:table-cell>
          <table:table-cell table:formula="of:=[.C6]/[.$M$1]" office:value-type="float" office:value="12789" calcext:value-type="float">
            <text:p>12789</text:p>
          </table:table-cell>
          <table:table-cell table:formula="of:=[.D6]/[.$M$1]" office:value-type="float" office:value="12831" calcext:value-type="float">
            <text:p>12831</text:p>
          </table:table-cell>
          <table:table-cell table:formula="of:=[.E6]/[.$M$1]" office:value-type="float" office:value="12822" calcext:value-type="float">
            <text:p>12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25115" calcext:value-type="float">
            <text:p>25115</text:p>
          </table:table-cell>
          <table:table-cell office:value-type="float" office:value="25114" calcext:value-type="float">
            <text:p>25114</text:p>
          </table:table-cell>
          <table:table-cell office:value-type="float" office:value="25110" calcext:value-type="float">
            <text:p>25110</text:p>
          </table:table-cell>
          <table:table-cell office:value-type="float" office:value="4924" calcext:value-type="float">
            <text:p>4924</text:p>
          </table:table-cell>
          <table:table-cell table:formula="of:=SUM([.C7:.E7])/[.$M$1]" office:value-type="float" office:value="37669.5" calcext:value-type="float">
            <text:p>37669.5</text:p>
          </table:table-cell>
          <table:table-cell table:formula="of:=[.C7]/[.$M$1]" office:value-type="float" office:value="12557.5" calcext:value-type="float">
            <text:p>12557.5</text:p>
          </table:table-cell>
          <table:table-cell table:formula="of:=[.D7]/[.$M$1]" office:value-type="float" office:value="12557" calcext:value-type="float">
            <text:p>12557</text:p>
          </table:table-cell>
          <table:table-cell table:formula="of:=[.E7]/[.$M$1]" office:value-type="float" office:value="12555" calcext:value-type="float">
            <text:p>12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21" calcext:value-type="float">
            <text:p>21</text:p>
          </table:table-cell>
          <table:table-cell office:value-type="float" office:value="25891" calcext:value-type="float">
            <text:p>25891</text:p>
          </table:table-cell>
          <table:table-cell office:value-type="float" office:value="25913" calcext:value-type="float">
            <text:p>25913</text:p>
          </table:table-cell>
          <table:table-cell office:value-type="float" office:value="26016" calcext:value-type="float">
            <text:p>26016</text:p>
          </table:table-cell>
          <table:table-cell office:value-type="float" office:value="4917" calcext:value-type="float">
            <text:p>4917</text:p>
          </table:table-cell>
          <table:table-cell table:formula="of:=SUM([.C8:.E8])/[.$M$1]" office:value-type="float" office:value="38910" calcext:value-type="float">
            <text:p>38910</text:p>
          </table:table-cell>
          <table:table-cell table:formula="of:=[.C8]/[.$M$1]" office:value-type="float" office:value="12945.5" calcext:value-type="float">
            <text:p>12945.5</text:p>
          </table:table-cell>
          <table:table-cell table:formula="of:=[.D8]/[.$M$1]" office:value-type="float" office:value="12956.5" calcext:value-type="float">
            <text:p>12956.5</text:p>
          </table:table-cell>
          <table:table-cell table:formula="of:=[.E8]/[.$M$1]" office:value-type="float" office:value="13008" calcext:value-type="float">
            <text:p>13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24" calcext:value-type="float">
            <text:p>24</text:p>
          </table:table-cell>
          <table:table-cell office:value-type="float" office:value="25619" calcext:value-type="float">
            <text:p>25619</text:p>
          </table:table-cell>
          <table:table-cell office:value-type="float" office:value="25727" calcext:value-type="float">
            <text:p>25727</text:p>
          </table:table-cell>
          <table:table-cell office:value-type="float" office:value="25793" calcext:value-type="float">
            <text:p>25793</text:p>
          </table:table-cell>
          <table:table-cell office:value-type="float" office:value="4908" calcext:value-type="float">
            <text:p>4908</text:p>
          </table:table-cell>
          <table:table-cell table:formula="of:=SUM([.C9:.E9])/[.$M$1]" office:value-type="float" office:value="38569.5" calcext:value-type="float">
            <text:p>38569.5</text:p>
          </table:table-cell>
          <table:table-cell table:formula="of:=[.C9]/[.$M$1]" office:value-type="float" office:value="12809.5" calcext:value-type="float">
            <text:p>12809.5</text:p>
          </table:table-cell>
          <table:table-cell table:formula="of:=[.D9]/[.$M$1]" office:value-type="float" office:value="12863.5" calcext:value-type="float">
            <text:p>12863.5</text:p>
          </table:table-cell>
          <table:table-cell table:formula="of:=[.E9]/[.$M$1]" office:value-type="float" office:value="12896.5" calcext:value-type="float">
            <text:p>1289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27" calcext:value-type="float">
            <text:p>27</text:p>
          </table:table-cell>
          <table:table-cell office:value-type="float" office:value="23890" calcext:value-type="float">
            <text:p>23890</text:p>
          </table:table-cell>
          <table:table-cell office:value-type="float" office:value="23885" calcext:value-type="float">
            <text:p>23885</text:p>
          </table:table-cell>
          <table:table-cell office:value-type="float" office:value="23875" calcext:value-type="float">
            <text:p>23875</text:p>
          </table:table-cell>
          <table:table-cell office:value-type="float" office:value="4916" calcext:value-type="float">
            <text:p>4916</text:p>
          </table:table-cell>
          <table:table-cell table:formula="of:=SUM([.C10:.E10])/[.$M$1]" office:value-type="float" office:value="35825" calcext:value-type="float">
            <text:p>35825</text:p>
          </table:table-cell>
          <table:table-cell table:formula="of:=[.C10]/[.$M$1]" office:value-type="float" office:value="11945" calcext:value-type="float">
            <text:p>11945</text:p>
          </table:table-cell>
          <table:table-cell table:formula="of:=[.D10]/[.$M$1]" office:value-type="float" office:value="11942.5" calcext:value-type="float">
            <text:p>11942.5</text:p>
          </table:table-cell>
          <table:table-cell table:formula="of:=[.E10]/[.$M$1]" office:value-type="float" office:value="11937.5" calcext:value-type="float">
            <text:p>1193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30" calcext:value-type="float">
            <text:p>30</text:p>
          </table:table-cell>
          <table:table-cell office:value-type="float" office:value="26025" calcext:value-type="float">
            <text:p>26025</text:p>
          </table:table-cell>
          <table:table-cell office:value-type="float" office:value="26034" calcext:value-type="float">
            <text:p>26034</text:p>
          </table:table-cell>
          <table:table-cell office:value-type="float" office:value="26048" calcext:value-type="float">
            <text:p>26048</text:p>
          </table:table-cell>
          <table:table-cell office:value-type="float" office:value="4922" calcext:value-type="float">
            <text:p>4922</text:p>
          </table:table-cell>
          <table:table-cell table:formula="of:=SUM([.C11:.E11])/[.$M$1]" office:value-type="float" office:value="39053.5" calcext:value-type="float">
            <text:p>39053.5</text:p>
          </table:table-cell>
          <table:table-cell table:formula="of:=[.C11]/[.$M$1]" office:value-type="float" office:value="13012.5" calcext:value-type="float">
            <text:p>13012.5</text:p>
          </table:table-cell>
          <table:table-cell table:formula="of:=[.D11]/[.$M$1]" office:value-type="float" office:value="13017" calcext:value-type="float">
            <text:p>13017</text:p>
          </table:table-cell>
          <table:table-cell table:formula="of:=[.E11]/[.$M$1]" office:value-type="float" office:value="13024" calcext:value-type="float">
            <text:p>13024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7207" calcext:value-type="float">
            <text:p>37207</text:p>
          </table:table-cell>
          <table:table-cell office:value-type="float" office:value="37684" calcext:value-type="float">
            <text:p>37684</text:p>
          </table:table-cell>
          <table:table-cell office:value-type="float" office:value="38941" calcext:value-type="float">
            <text:p>38941</text:p>
          </table:table-cell>
          <table:table-cell office:value-type="float" office:value="5082" calcext:value-type="float">
            <text:p>5082</text:p>
          </table:table-cell>
          <table:table-cell table:formula="of:=SUM([.C26:.E26])/[.$M$1]" office:value-type="float" office:value="56916" calcext:value-type="float">
            <text:p>56916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991" calcext:value-type="float">
            <text:p>34991</text:p>
          </table:table-cell>
          <table:table-cell office:value-type="float" office:value="34330" calcext:value-type="float">
            <text:p>34330</text:p>
          </table:table-cell>
          <table:table-cell office:value-type="float" office:value="35204" calcext:value-type="float">
            <text:p>35204</text:p>
          </table:table-cell>
          <table:table-cell office:value-type="float" office:value="5017" calcext:value-type="float">
            <text:p>5017</text:p>
          </table:table-cell>
          <table:table-cell table:formula="of:=SUM([.C27:.E27])/[.$M$1]" office:value-type="float" office:value="52262.5" calcext:value-type="float">
            <text:p>52262.5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1923" calcext:value-type="float">
            <text:p>31923</text:p>
          </table:table-cell>
          <table:table-cell office:value-type="float" office:value="32640" calcext:value-type="float">
            <text:p>32640</text:p>
          </table:table-cell>
          <table:table-cell office:value-type="float" office:value="33489" calcext:value-type="float">
            <text:p>33489</text:p>
          </table:table-cell>
          <table:table-cell office:value-type="float" office:value="4775" calcext:value-type="float">
            <text:p>4775</text:p>
          </table:table-cell>
          <table:table-cell table:formula="of:=SUM([.C28:.E28])/[.$M$1]" office:value-type="float" office:value="49026" calcext:value-type="float">
            <text:p>49026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646" calcext:value-type="float">
            <text:p>33646</text:p>
          </table:table-cell>
          <table:table-cell office:value-type="float" office:value="34302" calcext:value-type="float">
            <text:p>34302</text:p>
          </table:table-cell>
          <table:table-cell office:value-type="float" office:value="34403" calcext:value-type="float">
            <text:p>34403</text:p>
          </table:table-cell>
          <table:table-cell office:value-type="float" office:value="4975" calcext:value-type="float">
            <text:p>4975</text:p>
          </table:table-cell>
          <table:table-cell table:formula="of:=SUM([.C29:.E29])/[.$M$1]" office:value-type="float" office:value="51175.5" calcext:value-type="float">
            <text:p>51175.5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765" calcext:value-type="float">
            <text:p>32765</text:p>
          </table:table-cell>
          <table:table-cell office:value-type="float" office:value="33088" calcext:value-type="float">
            <text:p>33088</text:p>
          </table:table-cell>
          <table:table-cell office:value-type="float" office:value="34067" calcext:value-type="float">
            <text:p>34067</text:p>
          </table:table-cell>
          <table:table-cell office:value-type="float" office:value="4957" calcext:value-type="float">
            <text:p>4957</text:p>
          </table:table-cell>
          <table:table-cell table:formula="of:=SUM([.C30:.E30])/[.$M$1]" office:value-type="float" office:value="49960" calcext:value-type="float">
            <text:p>49960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110" calcext:value-type="float">
            <text:p>33110</text:p>
          </table:table-cell>
          <table:table-cell office:value-type="float" office:value="33534" calcext:value-type="float">
            <text:p>33534</text:p>
          </table:table-cell>
          <table:table-cell office:value-type="float" office:value="34612" calcext:value-type="float">
            <text:p>34612</text:p>
          </table:table-cell>
          <table:table-cell office:value-type="float" office:value="4955" calcext:value-type="float">
            <text:p>4955</text:p>
          </table:table-cell>
          <table:table-cell table:formula="of:=SUM([.C31:.E31])/[.$M$1]" office:value-type="float" office:value="50628" calcext:value-type="float">
            <text:p>50628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1219" calcext:value-type="float">
            <text:p>31219</text:p>
          </table:table-cell>
          <table:table-cell office:value-type="float" office:value="30379" calcext:value-type="float">
            <text:p>30379</text:p>
          </table:table-cell>
          <table:table-cell office:value-type="float" office:value="31979" calcext:value-type="float">
            <text:p>31979</text:p>
          </table:table-cell>
          <table:table-cell office:value-type="float" office:value="5035" calcext:value-type="float">
            <text:p>5035</text:p>
          </table:table-cell>
          <table:table-cell table:formula="of:=SUM([.C32:.E32])/[.$M$1]" office:value-type="float" office:value="46788.5" calcext:value-type="float">
            <text:p>46788.5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139" calcext:value-type="float">
            <text:p>34139</text:p>
          </table:table-cell>
          <table:table-cell office:value-type="float" office:value="36632" calcext:value-type="float">
            <text:p>36632</text:p>
          </table:table-cell>
          <table:table-cell office:value-type="float" office:value="34679" calcext:value-type="float">
            <text:p>34679</text:p>
          </table:table-cell>
          <table:table-cell office:value-type="float" office:value="5210" calcext:value-type="float">
            <text:p>5210</text:p>
          </table:table-cell>
          <table:table-cell table:formula="of:=SUM([.C33:.E33])/[.$M$1]" office:value-type="float" office:value="52725" calcext:value-type="float">
            <text:p>52725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418" calcext:value-type="float">
            <text:p>35418</text:p>
          </table:table-cell>
          <table:table-cell office:value-type="float" office:value="34218" calcext:value-type="float">
            <text:p>34218</text:p>
          </table:table-cell>
          <table:table-cell office:value-type="float" office:value="36596" calcext:value-type="float">
            <text:p>36596</text:p>
          </table:table-cell>
          <table:table-cell office:value-type="float" office:value="5095" calcext:value-type="float">
            <text:p>5095</text:p>
          </table:table-cell>
          <table:table-cell table:formula="of:=SUM([.C34:.E34])/[.$M$1]" office:value-type="float" office:value="53116" calcext:value-type="float">
            <text:p>53116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921" calcext:value-type="float">
            <text:p>34921</text:p>
          </table:table-cell>
          <table:table-cell office:value-type="float" office:value="34420" calcext:value-type="float">
            <text:p>34420</text:p>
          </table:table-cell>
          <table:table-cell office:value-type="float" office:value="36811" calcext:value-type="float">
            <text:p>36811</text:p>
          </table:table-cell>
          <table:table-cell office:value-type="float" office:value="5002" calcext:value-type="float">
            <text:p>5002</text:p>
          </table:table-cell>
          <table:table-cell table:formula="of:=SUM([.C35:.E35])/[.$M$1]" office:value-type="float" office:value="53076" calcext:value-type="float">
            <text:p>53076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467" calcext:value-type="float">
            <text:p>35467</text:p>
          </table:table-cell>
          <table:table-cell office:value-type="float" office:value="35955" calcext:value-type="float">
            <text:p>35955</text:p>
          </table:table-cell>
          <table:table-cell office:value-type="float" office:value="35095" calcext:value-type="float">
            <text:p>35095</text:p>
          </table:table-cell>
          <table:table-cell office:value-type="float" office:value="4959" calcext:value-type="float">
            <text:p>4959</text:p>
          </table:table-cell>
          <table:table-cell table:formula="of:=SUM([.C36:.E36])/[.$M$1]" office:value-type="float" office:value="53258.5" calcext:value-type="float">
            <text:p>53258.5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775" calcext:value-type="float">
            <text:p>34775</text:p>
          </table:table-cell>
          <table:table-cell office:value-type="float" office:value="41655" calcext:value-type="float">
            <text:p>41655</text:p>
          </table:table-cell>
          <table:table-cell office:value-type="float" office:value="37189" calcext:value-type="float">
            <text:p>37189</text:p>
          </table:table-cell>
          <table:table-cell office:value-type="float" office:value="4496" calcext:value-type="float">
            <text:p>4496</text:p>
          </table:table-cell>
          <table:table-cell table:formula="of:=SUM([.C37:.E37])/[.$M$1]" office:value-type="float" office:value="56809.5" calcext:value-type="float">
            <text:p>56809.5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656" calcext:value-type="float">
            <text:p>36656</text:p>
          </table:table-cell>
          <table:table-cell office:value-type="float" office:value="37168" calcext:value-type="float">
            <text:p>37168</text:p>
          </table:table-cell>
          <table:table-cell office:value-type="float" office:value="37698" calcext:value-type="float">
            <text:p>37698</text:p>
          </table:table-cell>
          <table:table-cell office:value-type="float" office:value="4582" calcext:value-type="float">
            <text:p>4582</text:p>
          </table:table-cell>
          <table:table-cell table:formula="of:=SUM([.C38:.E38])/[.$M$1]" office:value-type="float" office:value="55761" calcext:value-type="float">
            <text:p>55761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877" calcext:value-type="float">
            <text:p>35877</text:p>
          </table:table-cell>
          <table:table-cell office:value-type="float" office:value="37644" calcext:value-type="float">
            <text:p>37644</text:p>
          </table:table-cell>
          <table:table-cell office:value-type="float" office:value="36421" calcext:value-type="float">
            <text:p>36421</text:p>
          </table:table-cell>
          <table:table-cell office:value-type="float" office:value="4715" calcext:value-type="float">
            <text:p>4715</text:p>
          </table:table-cell>
          <table:table-cell table:formula="of:=SUM([.C39:.E39])/[.$M$1]" office:value-type="float" office:value="54971" calcext:value-type="float">
            <text:p>54971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327" calcext:value-type="float">
            <text:p>34327</text:p>
          </table:table-cell>
          <table:table-cell office:value-type="float" office:value="33300" calcext:value-type="float">
            <text:p>33300</text:p>
          </table:table-cell>
          <table:table-cell office:value-type="float" office:value="35717" calcext:value-type="float">
            <text:p>35717</text:p>
          </table:table-cell>
          <table:table-cell office:value-type="float" office:value="4995" calcext:value-type="float">
            <text:p>4995</text:p>
          </table:table-cell>
          <table:table-cell table:formula="of:=SUM([.C40:.E40])/[.$M$1]" office:value-type="float" office:value="51672" calcext:value-type="float">
            <text:p>51672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395" calcext:value-type="float">
            <text:p>34395</text:p>
          </table:table-cell>
          <table:table-cell office:value-type="float" office:value="34011" calcext:value-type="float">
            <text:p>34011</text:p>
          </table:table-cell>
          <table:table-cell office:value-type="float" office:value="35494" calcext:value-type="float">
            <text:p>35494</text:p>
          </table:table-cell>
          <table:table-cell office:value-type="float" office:value="5029" calcext:value-type="float">
            <text:p>5029</text:p>
          </table:table-cell>
          <table:table-cell table:formula="of:=SUM([.C41:.E41])/[.$M$1]" office:value-type="float" office:value="51950" calcext:value-type="float">
            <text:p>51950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126" calcext:value-type="float">
            <text:p>35126</text:p>
          </table:table-cell>
          <table:table-cell office:value-type="float" office:value="34383" calcext:value-type="float">
            <text:p>34383</text:p>
          </table:table-cell>
          <table:table-cell office:value-type="float" office:value="37846" calcext:value-type="float">
            <text:p>37846</text:p>
          </table:table-cell>
          <table:table-cell office:value-type="float" office:value="4952" calcext:value-type="float">
            <text:p>4952</text:p>
          </table:table-cell>
          <table:table-cell table:formula="of:=SUM([.C42:.E42])/[.$M$1]" office:value-type="float" office:value="53677.5" calcext:value-type="float">
            <text:p>53677.5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792" calcext:value-type="float">
            <text:p>32792</text:p>
          </table:table-cell>
          <table:table-cell office:value-type="float" office:value="33878" calcext:value-type="float">
            <text:p>33878</text:p>
          </table:table-cell>
          <table:table-cell office:value-type="float" office:value="35223" calcext:value-type="float">
            <text:p>35223</text:p>
          </table:table-cell>
          <table:table-cell office:value-type="float" office:value="5059" calcext:value-type="float">
            <text:p>5059</text:p>
          </table:table-cell>
          <table:table-cell table:formula="of:=SUM([.C43:.E43])/[.$M$1]" office:value-type="float" office:value="50946.5" calcext:value-type="float">
            <text:p>50946.5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463" calcext:value-type="float">
            <text:p>33463</text:p>
          </table:table-cell>
          <table:table-cell office:value-type="float" office:value="33134" calcext:value-type="float">
            <text:p>33134</text:p>
          </table:table-cell>
          <table:table-cell office:value-type="float" office:value="34634" calcext:value-type="float">
            <text:p>34634</text:p>
          </table:table-cell>
          <table:table-cell office:value-type="float" office:value="4998" calcext:value-type="float">
            <text:p>4998</text:p>
          </table:table-cell>
          <table:table-cell table:formula="of:=SUM([.C44:.E44])/[.$M$1]" office:value-type="float" office:value="50615.5" calcext:value-type="float">
            <text:p>50615.5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286" calcext:value-type="float">
            <text:p>34286</text:p>
          </table:table-cell>
          <table:table-cell office:value-type="float" office:value="32799" calcext:value-type="float">
            <text:p>32799</text:p>
          </table:table-cell>
          <table:table-cell office:value-type="float" office:value="35702" calcext:value-type="float">
            <text:p>35702</text:p>
          </table:table-cell>
          <table:table-cell office:value-type="float" office:value="5004" calcext:value-type="float">
            <text:p>5004</text:p>
          </table:table-cell>
          <table:table-cell table:formula="of:=SUM([.C45:.E45])/[.$M$1]" office:value-type="float" office:value="51393.5" calcext:value-type="float">
            <text:p>51393.5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994" calcext:value-type="float">
            <text:p>36994</text:p>
          </table:table-cell>
          <table:table-cell office:value-type="float" office:value="35377" calcext:value-type="float">
            <text:p>35377</text:p>
          </table:table-cell>
          <table:table-cell office:value-type="float" office:value="36003" calcext:value-type="float">
            <text:p>36003</text:p>
          </table:table-cell>
          <table:table-cell office:value-type="float" office:value="4923" calcext:value-type="float">
            <text:p>4923</text:p>
          </table:table-cell>
          <table:table-cell table:formula="of:=SUM([.C46:.E46])/[.$M$1]" office:value-type="float" office:value="54187" calcext:value-type="float">
            <text:p>54187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358" calcext:value-type="float">
            <text:p>32358</text:p>
          </table:table-cell>
          <table:table-cell office:value-type="float" office:value="33019" calcext:value-type="float">
            <text:p>33019</text:p>
          </table:table-cell>
          <table:table-cell office:value-type="float" office:value="32941" calcext:value-type="float">
            <text:p>32941</text:p>
          </table:table-cell>
          <table:table-cell office:value-type="float" office:value="4862" calcext:value-type="float">
            <text:p>4862</text:p>
          </table:table-cell>
          <table:table-cell table:formula="of:=SUM([.C47:.E47])/[.$M$1]" office:value-type="float" office:value="49159" calcext:value-type="float">
            <text:p>49159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801" calcext:value-type="float">
            <text:p>33801</text:p>
          </table:table-cell>
          <table:table-cell office:value-type="float" office:value="34702" calcext:value-type="float">
            <text:p>34702</text:p>
          </table:table-cell>
          <table:table-cell office:value-type="float" office:value="34204" calcext:value-type="float">
            <text:p>34204</text:p>
          </table:table-cell>
          <table:table-cell office:value-type="float" office:value="4968" calcext:value-type="float">
            <text:p>4968</text:p>
          </table:table-cell>
          <table:table-cell table:formula="of:=SUM([.C48:.E48])/[.$M$1]" office:value-type="float" office:value="51353.5" calcext:value-type="float">
            <text:p>51353.5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1795" calcext:value-type="float">
            <text:p>31795</text:p>
          </table:table-cell>
          <table:table-cell office:value-type="float" office:value="31864" calcext:value-type="float">
            <text:p>31864</text:p>
          </table:table-cell>
          <table:table-cell office:value-type="float" office:value="33775" calcext:value-type="float">
            <text:p>33775</text:p>
          </table:table-cell>
          <table:table-cell office:value-type="float" office:value="5027" calcext:value-type="float">
            <text:p>5027</text:p>
          </table:table-cell>
          <table:table-cell table:formula="of:=SUM([.C49:.E49])/[.$M$1]" office:value-type="float" office:value="48717" calcext:value-type="float">
            <text:p>48717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672" calcext:value-type="float">
            <text:p>35672</text:p>
          </table:table-cell>
          <table:table-cell office:value-type="float" office:value="34857" calcext:value-type="float">
            <text:p>34857</text:p>
          </table:table-cell>
          <table:table-cell office:value-type="float" office:value="37324" calcext:value-type="float">
            <text:p>37324</text:p>
          </table:table-cell>
          <table:table-cell office:value-type="float" office:value="5174" calcext:value-type="float">
            <text:p>5174</text:p>
          </table:table-cell>
          <table:table-cell table:formula="of:=SUM([.C50:.E50])/[.$M$1]" office:value-type="float" office:value="53926.5" calcext:value-type="float">
            <text:p>53926.5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198" calcext:value-type="float">
            <text:p>35198</text:p>
          </table:table-cell>
          <table:table-cell office:value-type="float" office:value="35410" calcext:value-type="float">
            <text:p>35410</text:p>
          </table:table-cell>
          <table:table-cell office:value-type="float" office:value="35669" calcext:value-type="float">
            <text:p>35669</text:p>
          </table:table-cell>
          <table:table-cell office:value-type="float" office:value="5143" calcext:value-type="float">
            <text:p>5143</text:p>
          </table:table-cell>
          <table:table-cell table:formula="of:=SUM([.C51:.E51])/[.$M$1]" office:value-type="float" office:value="53138.5" calcext:value-type="float">
            <text:p>53138.5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142" calcext:value-type="float">
            <text:p>34142</text:p>
          </table:table-cell>
          <table:table-cell office:value-type="float" office:value="34908" calcext:value-type="float">
            <text:p>34908</text:p>
          </table:table-cell>
          <table:table-cell office:value-type="float" office:value="33575" calcext:value-type="float">
            <text:p>33575</text:p>
          </table:table-cell>
          <table:table-cell office:value-type="float" office:value="4894" calcext:value-type="float">
            <text:p>4894</text:p>
          </table:table-cell>
          <table:table-cell table:formula="of:=SUM([.C52:.E52])/[.$M$1]" office:value-type="float" office:value="51312.5" calcext:value-type="float">
            <text:p>51312.5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154" calcext:value-type="float">
            <text:p>33154</text:p>
          </table:table-cell>
          <table:table-cell office:value-type="float" office:value="30059" calcext:value-type="float">
            <text:p>30059</text:p>
          </table:table-cell>
          <table:table-cell office:value-type="float" office:value="31530" calcext:value-type="float">
            <text:p>31530</text:p>
          </table:table-cell>
          <table:table-cell office:value-type="float" office:value="5060" calcext:value-type="float">
            <text:p>5060</text:p>
          </table:table-cell>
          <table:table-cell table:formula="of:=SUM([.C53:.E53])/[.$M$1]" office:value-type="float" office:value="47371.5" calcext:value-type="float">
            <text:p>47371.5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7110" calcext:value-type="float">
            <text:p>37110</text:p>
          </table:table-cell>
          <table:table-cell office:value-type="float" office:value="39485" calcext:value-type="float">
            <text:p>39485</text:p>
          </table:table-cell>
          <table:table-cell office:value-type="float" office:value="37936" calcext:value-type="float">
            <text:p>37936</text:p>
          </table:table-cell>
          <table:table-cell office:value-type="float" office:value="4936" calcext:value-type="float">
            <text:p>4936</text:p>
          </table:table-cell>
          <table:table-cell table:formula="of:=SUM([.C54:.E54])/[.$M$1]" office:value-type="float" office:value="57265.5" calcext:value-type="float">
            <text:p>57265.5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458" calcext:value-type="float">
            <text:p>33458</text:p>
          </table:table-cell>
          <table:table-cell office:value-type="float" office:value="33975" calcext:value-type="float">
            <text:p>33975</text:p>
          </table:table-cell>
          <table:table-cell office:value-type="float" office:value="34238" calcext:value-type="float">
            <text:p>34238</text:p>
          </table:table-cell>
          <table:table-cell office:value-type="float" office:value="4978" calcext:value-type="float">
            <text:p>4978</text:p>
          </table:table-cell>
          <table:table-cell table:formula="of:=SUM([.C55:.E55])/[.$M$1]" office:value-type="float" office:value="50835.5" calcext:value-type="float">
            <text:p>50835.5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027" calcext:value-type="float">
            <text:p>32027</text:p>
          </table:table-cell>
          <table:table-cell office:value-type="float" office:value="31298" calcext:value-type="float">
            <text:p>31298</text:p>
          </table:table-cell>
          <table:table-cell office:value-type="float" office:value="32915" calcext:value-type="float">
            <text:p>32915</text:p>
          </table:table-cell>
          <table:table-cell office:value-type="float" office:value="5244" calcext:value-type="float">
            <text:p>5244</text:p>
          </table:table-cell>
          <table:table-cell table:formula="of:=SUM([.C56:.E56])/[.$M$1]" office:value-type="float" office:value="48120" calcext:value-type="float">
            <text:p>48120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0262" calcext:value-type="float">
            <text:p>30262</text:p>
          </table:table-cell>
          <table:table-cell office:value-type="float" office:value="31511" calcext:value-type="float">
            <text:p>31511</text:p>
          </table:table-cell>
          <table:table-cell office:value-type="float" office:value="32602" calcext:value-type="float">
            <text:p>32602</text:p>
          </table:table-cell>
          <table:table-cell office:value-type="float" office:value="4998" calcext:value-type="float">
            <text:p>4998</text:p>
          </table:table-cell>
          <table:table-cell table:formula="of:=SUM([.C57:.E57])/[.$M$1]" office:value-type="float" office:value="47187.5" calcext:value-type="float">
            <text:p>47187.5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7442" calcext:value-type="float">
            <text:p>37442</text:p>
          </table:table-cell>
          <table:table-cell office:value-type="float" office:value="34130" calcext:value-type="float">
            <text:p>34130</text:p>
          </table:table-cell>
          <table:table-cell office:value-type="float" office:value="36239" calcext:value-type="float">
            <text:p>36239</text:p>
          </table:table-cell>
          <table:table-cell office:value-type="float" office:value="5168" calcext:value-type="float">
            <text:p>5168</text:p>
          </table:table-cell>
          <table:table-cell table:formula="of:=SUM([.C58:.E58])/[.$M$1]" office:value-type="float" office:value="53905.5" calcext:value-type="float">
            <text:p>53905.5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874" calcext:value-type="float">
            <text:p>36874</text:p>
          </table:table-cell>
          <table:table-cell office:value-type="float" office:value="34987" calcext:value-type="float">
            <text:p>34987</text:p>
          </table:table-cell>
          <table:table-cell office:value-type="float" office:value="35669" calcext:value-type="float">
            <text:p>35669</text:p>
          </table:table-cell>
          <table:table-cell office:value-type="float" office:value="5222" calcext:value-type="float">
            <text:p>5222</text:p>
          </table:table-cell>
          <table:table-cell table:formula="of:=SUM([.C59:.E59])/[.$M$1]" office:value-type="float" office:value="53765" calcext:value-type="float">
            <text:p>53765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881" calcext:value-type="float">
            <text:p>33881</text:p>
          </table:table-cell>
          <table:table-cell office:value-type="float" office:value="34239" calcext:value-type="float">
            <text:p>34239</text:p>
          </table:table-cell>
          <table:table-cell office:value-type="float" office:value="36083" calcext:value-type="float">
            <text:p>36083</text:p>
          </table:table-cell>
          <table:table-cell office:value-type="float" office:value="5146" calcext:value-type="float">
            <text:p>5146</text:p>
          </table:table-cell>
          <table:table-cell table:formula="of:=SUM([.C60:.E60])/[.$M$1]" office:value-type="float" office:value="52101.5" calcext:value-type="float">
            <text:p>52101.5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812" calcext:value-type="float">
            <text:p>34812</text:p>
          </table:table-cell>
          <table:table-cell office:value-type="float" office:value="36762" calcext:value-type="float">
            <text:p>36762</text:p>
          </table:table-cell>
          <table:table-cell office:value-type="float" office:value="36418" calcext:value-type="float">
            <text:p>36418</text:p>
          </table:table-cell>
          <table:table-cell office:value-type="float" office:value="4932" calcext:value-type="float">
            <text:p>4932</text:p>
          </table:table-cell>
          <table:table-cell table:formula="of:=SUM([.C61:.E61])/[.$M$1]" office:value-type="float" office:value="53996" calcext:value-type="float">
            <text:p>53996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8504" calcext:value-type="float">
            <text:p>38504</text:p>
          </table:table-cell>
          <table:table-cell office:value-type="float" office:value="39259" calcext:value-type="float">
            <text:p>39259</text:p>
          </table:table-cell>
          <table:table-cell office:value-type="float" office:value="36987" calcext:value-type="float">
            <text:p>36987</text:p>
          </table:table-cell>
          <table:table-cell office:value-type="float" office:value="4898" calcext:value-type="float">
            <text:p>4898</text:p>
          </table:table-cell>
          <table:table-cell table:formula="of:=SUM([.C62:.E62])/[.$M$1]" office:value-type="float" office:value="57375" calcext:value-type="float">
            <text:p>57375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152" calcext:value-type="float">
            <text:p>35152</text:p>
          </table:table-cell>
          <table:table-cell office:value-type="float" office:value="35211" calcext:value-type="float">
            <text:p>35211</text:p>
          </table:table-cell>
          <table:table-cell office:value-type="float" office:value="36116" calcext:value-type="float">
            <text:p>36116</text:p>
          </table:table-cell>
          <table:table-cell office:value-type="float" office:value="5015" calcext:value-type="float">
            <text:p>5015</text:p>
          </table:table-cell>
          <table:table-cell table:formula="of:=SUM([.C63:.E63])/[.$M$1]" office:value-type="float" office:value="53239.5" calcext:value-type="float">
            <text:p>53239.5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021" calcext:value-type="float">
            <text:p>36021</text:p>
          </table:table-cell>
          <table:table-cell office:value-type="float" office:value="34970" calcext:value-type="float">
            <text:p>34970</text:p>
          </table:table-cell>
          <table:table-cell office:value-type="float" office:value="35243" calcext:value-type="float">
            <text:p>35243</text:p>
          </table:table-cell>
          <table:table-cell office:value-type="float" office:value="5081" calcext:value-type="float">
            <text:p>5081</text:p>
          </table:table-cell>
          <table:table-cell table:formula="of:=SUM([.C64:.E64])/[.$M$1]" office:value-type="float" office:value="53117" calcext:value-type="float">
            <text:p>53117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562" calcext:value-type="float">
            <text:p>35562</text:p>
          </table:table-cell>
          <table:table-cell office:value-type="float" office:value="35939" calcext:value-type="float">
            <text:p>35939</text:p>
          </table:table-cell>
          <table:table-cell office:value-type="float" office:value="35424" calcext:value-type="float">
            <text:p>35424</text:p>
          </table:table-cell>
          <table:table-cell office:value-type="float" office:value="4810" calcext:value-type="float">
            <text:p>4810</text:p>
          </table:table-cell>
          <table:table-cell table:formula="of:=SUM([.C65:.E65])/[.$M$1]" office:value-type="float" office:value="53462.5" calcext:value-type="float">
            <text:p>53462.5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826" calcext:value-type="float">
            <text:p>36826</text:p>
          </table:table-cell>
          <table:table-cell office:value-type="float" office:value="36820" calcext:value-type="float">
            <text:p>36820</text:p>
          </table:table-cell>
          <table:table-cell office:value-type="float" office:value="38256" calcext:value-type="float">
            <text:p>38256</text:p>
          </table:table-cell>
          <table:table-cell office:value-type="float" office:value="5170" calcext:value-type="float">
            <text:p>5170</text:p>
          </table:table-cell>
          <table:table-cell table:formula="of:=SUM([.C66:.E66])/[.$M$1]" office:value-type="float" office:value="55951" calcext:value-type="float">
            <text:p>55951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299" calcext:value-type="float">
            <text:p>35299</text:p>
          </table:table-cell>
          <table:table-cell office:value-type="float" office:value="33808" calcext:value-type="float">
            <text:p>33808</text:p>
          </table:table-cell>
          <table:table-cell office:value-type="float" office:value="36525" calcext:value-type="float">
            <text:p>36525</text:p>
          </table:table-cell>
          <table:table-cell office:value-type="float" office:value="5426" calcext:value-type="float">
            <text:p>5426</text:p>
          </table:table-cell>
          <table:table-cell table:formula="of:=SUM([.C67:.E67])/[.$M$1]" office:value-type="float" office:value="52816" calcext:value-type="float">
            <text:p>52816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373" calcext:value-type="float">
            <text:p>36373</text:p>
          </table:table-cell>
          <table:table-cell office:value-type="float" office:value="36203" calcext:value-type="float">
            <text:p>36203</text:p>
          </table:table-cell>
          <table:table-cell office:value-type="float" office:value="35961" calcext:value-type="float">
            <text:p>35961</text:p>
          </table:table-cell>
          <table:table-cell office:value-type="float" office:value="4997" calcext:value-type="float">
            <text:p>4997</text:p>
          </table:table-cell>
          <table:table-cell table:formula="of:=SUM([.C68:.E68])/[.$M$1]" office:value-type="float" office:value="54268.5" calcext:value-type="float">
            <text:p>54268.5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532" calcext:value-type="float">
            <text:p>34532</text:p>
          </table:table-cell>
          <table:table-cell office:value-type="float" office:value="35715" calcext:value-type="float">
            <text:p>35715</text:p>
          </table:table-cell>
          <table:table-cell office:value-type="float" office:value="36448" calcext:value-type="float">
            <text:p>36448</text:p>
          </table:table-cell>
          <table:table-cell office:value-type="float" office:value="4772" calcext:value-type="float">
            <text:p>4772</text:p>
          </table:table-cell>
          <table:table-cell table:formula="of:=SUM([.C69:.E69])/[.$M$1]" office:value-type="float" office:value="53347.5" calcext:value-type="float">
            <text:p>53347.5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512" calcext:value-type="float">
            <text:p>36512</text:p>
          </table:table-cell>
          <table:table-cell office:value-type="float" office:value="37922" calcext:value-type="float">
            <text:p>37922</text:p>
          </table:table-cell>
          <table:table-cell office:value-type="float" office:value="39002" calcext:value-type="float">
            <text:p>39002</text:p>
          </table:table-cell>
          <table:table-cell office:value-type="float" office:value="4875" calcext:value-type="float">
            <text:p>4875</text:p>
          </table:table-cell>
          <table:table-cell table:formula="of:=SUM([.C70:.E70])/[.$M$1]" office:value-type="float" office:value="56718" calcext:value-type="float">
            <text:p>56718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864" calcext:value-type="float">
            <text:p>34864</text:p>
          </table:table-cell>
          <table:table-cell office:value-type="float" office:value="35902" calcext:value-type="float">
            <text:p>35902</text:p>
          </table:table-cell>
          <table:table-cell office:value-type="float" office:value="37032" calcext:value-type="float">
            <text:p>37032</text:p>
          </table:table-cell>
          <table:table-cell office:value-type="float" office:value="4825" calcext:value-type="float">
            <text:p>4825</text:p>
          </table:table-cell>
          <table:table-cell table:formula="of:=SUM([.C71:.E71])/[.$M$1]" office:value-type="float" office:value="53899" calcext:value-type="float">
            <text:p>53899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173" calcext:value-type="float">
            <text:p>35173</text:p>
          </table:table-cell>
          <table:table-cell office:value-type="float" office:value="33109" calcext:value-type="float">
            <text:p>33109</text:p>
          </table:table-cell>
          <table:table-cell office:value-type="float" office:value="37251" calcext:value-type="float">
            <text:p>37251</text:p>
          </table:table-cell>
          <table:table-cell office:value-type="float" office:value="5342" calcext:value-type="float">
            <text:p>5342</text:p>
          </table:table-cell>
          <table:table-cell table:formula="of:=SUM([.C72:.E72])/[.$M$1]" office:value-type="float" office:value="52766.5" calcext:value-type="float">
            <text:p>52766.5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703" calcext:value-type="float">
            <text:p>36703</text:p>
          </table:table-cell>
          <table:table-cell office:value-type="float" office:value="36791" calcext:value-type="float">
            <text:p>36791</text:p>
          </table:table-cell>
          <table:table-cell office:value-type="float" office:value="36357" calcext:value-type="float">
            <text:p>36357</text:p>
          </table:table-cell>
          <table:table-cell office:value-type="float" office:value="5157" calcext:value-type="float">
            <text:p>5157</text:p>
          </table:table-cell>
          <table:table-cell table:formula="of:=SUM([.C73:.E73])/[.$M$1]" office:value-type="float" office:value="54925.5" calcext:value-type="float">
            <text:p>54925.5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7449" calcext:value-type="float">
            <text:p>37449</text:p>
          </table:table-cell>
          <table:table-cell office:value-type="float" office:value="36813" calcext:value-type="float">
            <text:p>36813</text:p>
          </table:table-cell>
          <table:table-cell office:value-type="float" office:value="35914" calcext:value-type="float">
            <text:p>35914</text:p>
          </table:table-cell>
          <table:table-cell office:value-type="float" office:value="4842" calcext:value-type="float">
            <text:p>4842</text:p>
          </table:table-cell>
          <table:table-cell table:formula="of:=SUM([.C74:.E74])/[.$M$1]" office:value-type="float" office:value="55088" calcext:value-type="float">
            <text:p>55088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964" calcext:value-type="float">
            <text:p>35964</text:p>
          </table:table-cell>
          <table:table-cell office:value-type="float" office:value="33013" calcext:value-type="float">
            <text:p>33013</text:p>
          </table:table-cell>
          <table:table-cell office:value-type="float" office:value="36897" calcext:value-type="float">
            <text:p>36897</text:p>
          </table:table-cell>
          <table:table-cell office:value-type="float" office:value="5224" calcext:value-type="float">
            <text:p>5224</text:p>
          </table:table-cell>
          <table:table-cell table:formula="of:=SUM([.C75:.E75])/[.$M$1]" office:value-type="float" office:value="52937" calcext:value-type="float">
            <text:p>52937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288" calcext:value-type="float">
            <text:p>32288</text:p>
          </table:table-cell>
          <table:table-cell office:value-type="float" office:value="32869" calcext:value-type="float">
            <text:p>32869</text:p>
          </table:table-cell>
          <table:table-cell office:value-type="float" office:value="39822" calcext:value-type="float">
            <text:p>39822</text:p>
          </table:table-cell>
          <table:table-cell office:value-type="float" office:value="4985" calcext:value-type="float">
            <text:p>4985</text:p>
          </table:table-cell>
          <table:table-cell table:formula="of:=SUM([.C76:.E76])/[.$M$1]" office:value-type="float" office:value="52489.5" calcext:value-type="float">
            <text:p>52489.5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772" calcext:value-type="float">
            <text:p>36772</text:p>
          </table:table-cell>
          <table:table-cell office:value-type="float" office:value="35808" calcext:value-type="float">
            <text:p>35808</text:p>
          </table:table-cell>
          <table:table-cell office:value-type="float" office:value="37527" calcext:value-type="float">
            <text:p>37527</text:p>
          </table:table-cell>
          <table:table-cell office:value-type="float" office:value="5067" calcext:value-type="float">
            <text:p>5067</text:p>
          </table:table-cell>
          <table:table-cell table:formula="of:=SUM([.C77:.E77])/[.$M$1]" office:value-type="float" office:value="55053.5" calcext:value-type="float">
            <text:p>55053.5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582" calcext:value-type="float">
            <text:p>35582</text:p>
          </table:table-cell>
          <table:table-cell office:value-type="float" office:value="34100" calcext:value-type="float">
            <text:p>34100</text:p>
          </table:table-cell>
          <table:table-cell office:value-type="float" office:value="35274" calcext:value-type="float">
            <text:p>35274</text:p>
          </table:table-cell>
          <table:table-cell office:value-type="float" office:value="5055" calcext:value-type="float">
            <text:p>5055</text:p>
          </table:table-cell>
          <table:table-cell table:formula="of:=SUM([.C78:.E78])/[.$M$1]" office:value-type="float" office:value="52478" calcext:value-type="float">
            <text:p>52478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790" calcext:value-type="float">
            <text:p>33790</text:p>
          </table:table-cell>
          <table:table-cell office:value-type="float" office:value="33589" calcext:value-type="float">
            <text:p>33589</text:p>
          </table:table-cell>
          <table:table-cell office:value-type="float" office:value="36666" calcext:value-type="float">
            <text:p>36666</text:p>
          </table:table-cell>
          <table:table-cell office:value-type="float" office:value="4947" calcext:value-type="float">
            <text:p>4947</text:p>
          </table:table-cell>
          <table:table-cell table:formula="of:=SUM([.C79:.E79])/[.$M$1]" office:value-type="float" office:value="52022.5" calcext:value-type="float">
            <text:p>52022.5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699" calcext:value-type="float">
            <text:p>34699</text:p>
          </table:table-cell>
          <table:table-cell office:value-type="float" office:value="34059" calcext:value-type="float">
            <text:p>34059</text:p>
          </table:table-cell>
          <table:table-cell office:value-type="float" office:value="34934" calcext:value-type="float">
            <text:p>34934</text:p>
          </table:table-cell>
          <table:table-cell office:value-type="float" office:value="4949" calcext:value-type="float">
            <text:p>4949</text:p>
          </table:table-cell>
          <table:table-cell table:formula="of:=SUM([.C80:.E80])/[.$M$1]" office:value-type="float" office:value="51846" calcext:value-type="float">
            <text:p>51846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7304" calcext:value-type="float">
            <text:p>37304</text:p>
          </table:table-cell>
          <table:table-cell office:value-type="float" office:value="36339" calcext:value-type="float">
            <text:p>36339</text:p>
          </table:table-cell>
          <table:table-cell office:value-type="float" office:value="37583" calcext:value-type="float">
            <text:p>37583</text:p>
          </table:table-cell>
          <table:table-cell office:value-type="float" office:value="5129" calcext:value-type="float">
            <text:p>5129</text:p>
          </table:table-cell>
          <table:table-cell table:formula="of:=SUM([.C81:.E81])/[.$M$1]" office:value-type="float" office:value="55613" calcext:value-type="float">
            <text:p>55613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681" calcext:value-type="float">
            <text:p>32681</text:p>
          </table:table-cell>
          <table:table-cell office:value-type="float" office:value="33748" calcext:value-type="float">
            <text:p>33748</text:p>
          </table:table-cell>
          <table:table-cell office:value-type="float" office:value="34492" calcext:value-type="float">
            <text:p>34492</text:p>
          </table:table-cell>
          <table:table-cell office:value-type="float" office:value="4715" calcext:value-type="float">
            <text:p>4715</text:p>
          </table:table-cell>
          <table:table-cell table:formula="of:=SUM([.C82:.E82])/[.$M$1]" office:value-type="float" office:value="50460.5" calcext:value-type="float">
            <text:p>50460.5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699" calcext:value-type="float">
            <text:p>34699</text:p>
          </table:table-cell>
          <table:table-cell office:value-type="float" office:value="35887" calcext:value-type="float">
            <text:p>35887</text:p>
          </table:table-cell>
          <table:table-cell office:value-type="float" office:value="37068" calcext:value-type="float">
            <text:p>37068</text:p>
          </table:table-cell>
          <table:table-cell office:value-type="float" office:value="4887" calcext:value-type="float">
            <text:p>4887</text:p>
          </table:table-cell>
          <table:table-cell table:formula="of:=SUM([.C83:.E83])/[.$M$1]" office:value-type="float" office:value="53827" calcext:value-type="float">
            <text:p>53827</text:p>
          </table:table-cell>
          <table:table-cell table:formula="of:=[.H82]+[.$M$1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536" calcext:value-type="float">
            <text:p>34536</text:p>
          </table:table-cell>
          <table:table-cell office:value-type="float" office:value="33618" calcext:value-type="float">
            <text:p>33618</text:p>
          </table:table-cell>
          <table:table-cell office:value-type="float" office:value="35253" calcext:value-type="float">
            <text:p>35253</text:p>
          </table:table-cell>
          <table:table-cell office:value-type="float" office:value="5106" calcext:value-type="float">
            <text:p>5106</text:p>
          </table:table-cell>
          <table:table-cell table:formula="of:=SUM([.C84:.E84])/[.$M$1]" office:value-type="float" office:value="51703.5" calcext:value-type="float">
            <text:p>51703.5</text:p>
          </table:table-cell>
          <table:table-cell table:formula="of:=[.H83]+[.$M$1]" office:value-type="float" office:value="118" calcext:value-type="float">
            <text:p>118</text:p>
          </table:table-cell>
          <table:table-cell table:number-columns-repeated="6"/>
        </table:table-row>
      </table:table>
      <table:table table:name="HoH Contains lock-free" table:style-name="ta1">
        <table:shapes>
          <draw:frame draw:z-index="0" draw:style-name="gr1" draw:text-style-name="P1" svg:width="480.44pt" svg:height="315.47pt" svg:x="668.98pt" svg:y="21.88pt">
            <draw:object draw:notify-on-update-of-ranges="'HoH Contains lock-free'.B2:'HoH Contains lock-free'.B11 'HoH Contains lock-free'.G1:'HoH Contains lock-free'.G1 'HoH Contains lock-free'.G2:'HoH Contains lock-free'.G11 'HoH Contains lock-free'.H1:'HoH Contains lock-free'.H1 'HoH Contains lock-free'.H2:'HoH Contains lock-free'.H11 'HoH Contains lock-free'.I1:'HoH Contains lock-free'.I1 'HoH Contains lock-free'.I2:'HoH Contains lock-free'.I11 'HoH Contains lock-free'.J1:'HoH Contains lock-free'.J1 'HoH Contains lock-free'.J2:'HoH Contains lock-free'.J11 'HoH Contains lock-free'.F1:'HoH Contains lock-free'.F1 'HoH Contains lock-free'.F2:'HoH Contains lock-free'.F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80.44pt" svg:height="315.47pt" svg:x="671.33pt" svg:y="359.18pt">
            <draw:object draw:notify-on-update-of-ranges="'HoH Contains lock-free'.H26:'HoH Contains lock-free'.H84 'HoH Contains lock-free'.G25:'HoH Contains lock-free'.G25 'HoH Contains lock-free'.G26:'HoH Contains lock-free'.G84 'HoH Contains lock-free'.F25:'HoH Contains lock-free'.F25 'HoH Contains lock-free'.F26:'HoH Contains lock-free'.F8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3" calcext:value-type="float">
            <text:p>3</text:p>
          </table:table-cell>
          <table:table-cell office:value-type="float" office:value="26598" calcext:value-type="float">
            <text:p>26598</text:p>
          </table:table-cell>
          <table:table-cell office:value-type="float" office:value="26994" calcext:value-type="float">
            <text:p>26994</text:p>
          </table:table-cell>
          <table:table-cell office:value-type="float" office:value="39065" calcext:value-type="float">
            <text:p>39065</text:p>
          </table:table-cell>
          <table:table-cell office:value-type="float" office:value="4881" calcext:value-type="float">
            <text:p>4881</text:p>
          </table:table-cell>
          <table:table-cell table:formula="of:=SUM([.C2:.E2])/[.$M$1]" office:value-type="float" office:value="46328.5" calcext:value-type="float">
            <text:p>46328.5</text:p>
          </table:table-cell>
          <table:table-cell table:formula="of:=[.C2]/[.$M$1]" office:value-type="float" office:value="13299" calcext:value-type="float">
            <text:p>13299</text:p>
          </table:table-cell>
          <table:table-cell table:formula="of:=[.D2]/[.$M$1]" office:value-type="float" office:value="13497" calcext:value-type="float">
            <text:p>13497</text:p>
          </table:table-cell>
          <table:table-cell table:formula="of:=[.E2]/[.$M$1]" office:value-type="float" office:value="19532.5" calcext:value-type="float">
            <text:p>1953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6" calcext:value-type="float">
            <text:p>6</text:p>
          </table:table-cell>
          <table:table-cell office:value-type="float" office:value="29460" calcext:value-type="float">
            <text:p>29460</text:p>
          </table:table-cell>
          <table:table-cell office:value-type="float" office:value="29275" calcext:value-type="float">
            <text:p>29275</text:p>
          </table:table-cell>
          <table:table-cell office:value-type="float" office:value="78033" calcext:value-type="float">
            <text:p>78033</text:p>
          </table:table-cell>
          <table:table-cell office:value-type="float" office:value="4939" calcext:value-type="float">
            <text:p>4939</text:p>
          </table:table-cell>
          <table:table-cell table:formula="of:=SUM([.C3:.E3])/[.$M$1]" office:value-type="float" office:value="68384" calcext:value-type="float">
            <text:p>68384</text:p>
          </table:table-cell>
          <table:table-cell table:formula="of:=[.C3]/[.$M$1]" office:value-type="float" office:value="14730" calcext:value-type="float">
            <text:p>14730</text:p>
          </table:table-cell>
          <table:table-cell table:formula="of:=[.D3]/[.$M$1]" office:value-type="float" office:value="14637.5" calcext:value-type="float">
            <text:p>14637.5</text:p>
          </table:table-cell>
          <table:table-cell table:formula="of:=[.E3]/[.$M$1]" office:value-type="float" office:value="39016.5" calcext:value-type="float">
            <text:p>3901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9" calcext:value-type="float">
            <text:p>9</text:p>
          </table:table-cell>
          <table:table-cell office:value-type="float" office:value="25746" calcext:value-type="float">
            <text:p>25746</text:p>
          </table:table-cell>
          <table:table-cell office:value-type="float" office:value="25845" calcext:value-type="float">
            <text:p>25845</text:p>
          </table:table-cell>
          <table:table-cell office:value-type="float" office:value="126998" calcext:value-type="float">
            <text:p>126998</text:p>
          </table:table-cell>
          <table:table-cell office:value-type="float" office:value="4909" calcext:value-type="float">
            <text:p>4909</text:p>
          </table:table-cell>
          <table:table-cell table:formula="of:=SUM([.C4:.E4])/[.$M$1]" office:value-type="float" office:value="89294.5" calcext:value-type="float">
            <text:p>89294.5</text:p>
          </table:table-cell>
          <table:table-cell table:formula="of:=[.C4]/[.$M$1]" office:value-type="float" office:value="12873" calcext:value-type="float">
            <text:p>12873</text:p>
          </table:table-cell>
          <table:table-cell table:formula="of:=[.D4]/[.$M$1]" office:value-type="float" office:value="12922.5" calcext:value-type="float">
            <text:p>12922.5</text:p>
          </table:table-cell>
          <table:table-cell table:formula="of:=[.E4]/[.$M$1]" office:value-type="float" office:value="63499" calcext:value-type="float">
            <text:p>63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21282" calcext:value-type="float">
            <text:p>21282</text:p>
          </table:table-cell>
          <table:table-cell office:value-type="float" office:value="21311" calcext:value-type="float">
            <text:p>21311</text:p>
          </table:table-cell>
          <table:table-cell office:value-type="float" office:value="172541" calcext:value-type="float">
            <text:p>172541</text:p>
          </table:table-cell>
          <table:table-cell office:value-type="float" office:value="4915" calcext:value-type="float">
            <text:p>4915</text:p>
          </table:table-cell>
          <table:table-cell table:formula="of:=SUM([.C5:.E5])/[.$M$1]" office:value-type="float" office:value="107567" calcext:value-type="float">
            <text:p>107567</text:p>
          </table:table-cell>
          <table:table-cell table:formula="of:=[.C5]/[.$M$1]" office:value-type="float" office:value="10641" calcext:value-type="float">
            <text:p>10641</text:p>
          </table:table-cell>
          <table:table-cell table:formula="of:=[.D5]/[.$M$1]" office:value-type="float" office:value="10655.5" calcext:value-type="float">
            <text:p>10655.5</text:p>
          </table:table-cell>
          <table:table-cell table:formula="of:=[.E5]/[.$M$1]" office:value-type="float" office:value="86270.5" calcext:value-type="float">
            <text:p>8627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15" calcext:value-type="float">
            <text:p>15</text:p>
          </table:table-cell>
          <table:table-cell office:value-type="float" office:value="15662" calcext:value-type="float">
            <text:p>15662</text:p>
          </table:table-cell>
          <table:table-cell office:value-type="float" office:value="15646" calcext:value-type="float">
            <text:p>15646</text:p>
          </table:table-cell>
          <table:table-cell office:value-type="float" office:value="234617" calcext:value-type="float">
            <text:p>234617</text:p>
          </table:table-cell>
          <table:table-cell office:value-type="float" office:value="4915" calcext:value-type="float">
            <text:p>4915</text:p>
          </table:table-cell>
          <table:table-cell table:formula="of:=SUM([.C6:.E6])/[.$M$1]" office:value-type="float" office:value="132962.5" calcext:value-type="float">
            <text:p>132962.5</text:p>
          </table:table-cell>
          <table:table-cell table:formula="of:=[.C6]/[.$M$1]" office:value-type="float" office:value="7831" calcext:value-type="float">
            <text:p>7831</text:p>
          </table:table-cell>
          <table:table-cell table:formula="of:=[.D6]/[.$M$1]" office:value-type="float" office:value="7823" calcext:value-type="float">
            <text:p>7823</text:p>
          </table:table-cell>
          <table:table-cell table:formula="of:=[.E6]/[.$M$1]" office:value-type="float" office:value="117308.5" calcext:value-type="float">
            <text:p>11730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7190" calcext:value-type="float">
            <text:p>7190</text:p>
          </table:table-cell>
          <table:table-cell office:value-type="float" office:value="7186" calcext:value-type="float">
            <text:p>7186</text:p>
          </table:table-cell>
          <table:table-cell office:value-type="float" office:value="301448" calcext:value-type="float">
            <text:p>301448</text:p>
          </table:table-cell>
          <table:table-cell office:value-type="float" office:value="4911" calcext:value-type="float">
            <text:p>4911</text:p>
          </table:table-cell>
          <table:table-cell table:formula="of:=SUM([.C7:.E7])/[.$M$1]" office:value-type="float" office:value="157912" calcext:value-type="float">
            <text:p>157912</text:p>
          </table:table-cell>
          <table:table-cell table:formula="of:=[.C7]/[.$M$1]" office:value-type="float" office:value="3595" calcext:value-type="float">
            <text:p>3595</text:p>
          </table:table-cell>
          <table:table-cell table:formula="of:=[.D7]/[.$M$1]" office:value-type="float" office:value="3593" calcext:value-type="float">
            <text:p>3593</text:p>
          </table:table-cell>
          <table:table-cell table:formula="of:=[.E7]/[.$M$1]" office:value-type="float" office:value="150724" calcext:value-type="float">
            <text:p>150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21" calcext:value-type="float">
            <text:p>21</text:p>
          </table:table-cell>
          <table:table-cell office:value-type="float" office:value="3804" calcext:value-type="float">
            <text:p>3804</text:p>
          </table:table-cell>
          <table:table-cell office:value-type="float" office:value="3837" calcext:value-type="float">
            <text:p>3837</text:p>
          </table:table-cell>
          <table:table-cell office:value-type="float" office:value="382700" calcext:value-type="float">
            <text:p>382700</text:p>
          </table:table-cell>
          <table:table-cell office:value-type="float" office:value="4858" calcext:value-type="float">
            <text:p>4858</text:p>
          </table:table-cell>
          <table:table-cell table:formula="of:=SUM([.C8:.E8])/[.$M$1]" office:value-type="float" office:value="195170.5" calcext:value-type="float">
            <text:p>195170.5</text:p>
          </table:table-cell>
          <table:table-cell table:formula="of:=[.C8]/[.$M$1]" office:value-type="float" office:value="1902" calcext:value-type="float">
            <text:p>1902</text:p>
          </table:table-cell>
          <table:table-cell table:formula="of:=[.D8]/[.$M$1]" office:value-type="float" office:value="1918.5" calcext:value-type="float">
            <text:p>1918.5</text:p>
          </table:table-cell>
          <table:table-cell table:formula="of:=[.E8]/[.$M$1]" office:value-type="float" office:value="191350" calcext:value-type="float">
            <text:p>191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24" calcext:value-type="float">
            <text:p>24</text:p>
          </table:table-cell>
          <table:table-cell office:value-type="float" office:value="8275" calcext:value-type="float">
            <text:p>8275</text:p>
          </table:table-cell>
          <table:table-cell office:value-type="float" office:value="8296" calcext:value-type="float">
            <text:p>8296</text:p>
          </table:table-cell>
          <table:table-cell office:value-type="float" office:value="305629" calcext:value-type="float">
            <text:p>305629</text:p>
          </table:table-cell>
          <table:table-cell office:value-type="float" office:value="4900" calcext:value-type="float">
            <text:p>4900</text:p>
          </table:table-cell>
          <table:table-cell table:formula="of:=SUM([.C9:.E9])/[.$M$1]" office:value-type="float" office:value="161100" calcext:value-type="float">
            <text:p>161100</text:p>
          </table:table-cell>
          <table:table-cell table:formula="of:=[.C9]/[.$M$1]" office:value-type="float" office:value="4137.5" calcext:value-type="float">
            <text:p>4137.5</text:p>
          </table:table-cell>
          <table:table-cell table:formula="of:=[.D9]/[.$M$1]" office:value-type="float" office:value="4148" calcext:value-type="float">
            <text:p>4148</text:p>
          </table:table-cell>
          <table:table-cell table:formula="of:=[.E9]/[.$M$1]" office:value-type="float" office:value="152814.5" calcext:value-type="float">
            <text:p>15281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27" calcext:value-type="float">
            <text:p>27</text:p>
          </table:table-cell>
          <table:table-cell office:value-type="float" office:value="7606" calcext:value-type="float">
            <text:p>7606</text:p>
          </table:table-cell>
          <table:table-cell office:value-type="float" office:value="7588" calcext:value-type="float">
            <text:p>7588</text:p>
          </table:table-cell>
          <table:table-cell office:value-type="float" office:value="307541" calcext:value-type="float">
            <text:p>307541</text:p>
          </table:table-cell>
          <table:table-cell office:value-type="float" office:value="4928" calcext:value-type="float">
            <text:p>4928</text:p>
          </table:table-cell>
          <table:table-cell table:formula="of:=SUM([.C10:.E10])/[.$M$1]" office:value-type="float" office:value="161367.5" calcext:value-type="float">
            <text:p>161367.5</text:p>
          </table:table-cell>
          <table:table-cell table:formula="of:=[.C10]/[.$M$1]" office:value-type="float" office:value="3803" calcext:value-type="float">
            <text:p>3803</text:p>
          </table:table-cell>
          <table:table-cell table:formula="of:=[.D10]/[.$M$1]" office:value-type="float" office:value="3794" calcext:value-type="float">
            <text:p>3794</text:p>
          </table:table-cell>
          <table:table-cell table:formula="of:=[.E10]/[.$M$1]" office:value-type="float" office:value="153770.5" calcext:value-type="float">
            <text:p>15377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30" calcext:value-type="float">
            <text:p>30</text:p>
          </table:table-cell>
          <table:table-cell office:value-type="float" office:value="6609" calcext:value-type="float">
            <text:p>6609</text:p>
          </table:table-cell>
          <table:table-cell office:value-type="float" office:value="6589" calcext:value-type="float">
            <text:p>6589</text:p>
          </table:table-cell>
          <table:table-cell office:value-type="float" office:value="336036" calcext:value-type="float">
            <text:p>336036</text:p>
          </table:table-cell>
          <table:table-cell office:value-type="float" office:value="4908" calcext:value-type="float">
            <text:p>4908</text:p>
          </table:table-cell>
          <table:table-cell table:formula="of:=SUM([.C11:.E11])/[.$M$1]" office:value-type="float" office:value="174617" calcext:value-type="float">
            <text:p>174617</text:p>
          </table:table-cell>
          <table:table-cell table:formula="of:=[.C11]/[.$M$1]" office:value-type="float" office:value="3304.5" calcext:value-type="float">
            <text:p>3304.5</text:p>
          </table:table-cell>
          <table:table-cell table:formula="of:=[.D11]/[.$M$1]" office:value-type="float" office:value="3294.5" calcext:value-type="float">
            <text:p>3294.5</text:p>
          </table:table-cell>
          <table:table-cell table:formula="of:=[.E11]/[.$M$1]" office:value-type="float" office:value="168018" calcext:value-type="float">
            <text:p>168018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446" calcext:value-type="float">
            <text:p>31446</text:p>
          </table:table-cell>
          <table:table-cell office:value-type="float" office:value="32457" calcext:value-type="float">
            <text:p>32457</text:p>
          </table:table-cell>
          <table:table-cell office:value-type="float" office:value="199420" calcext:value-type="float">
            <text:p>199420</text:p>
          </table:table-cell>
          <table:table-cell office:value-type="float" office:value="4933" calcext:value-type="float">
            <text:p>4933</text:p>
          </table:table-cell>
          <table:table-cell table:formula="of:=SUM([.C26:.E26])/[.$M$1]" office:value-type="float" office:value="131661.5" calcext:value-type="float">
            <text:p>131661.5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086" calcext:value-type="float">
            <text:p>32086</text:p>
          </table:table-cell>
          <table:table-cell office:value-type="float" office:value="30178" calcext:value-type="float">
            <text:p>30178</text:p>
          </table:table-cell>
          <table:table-cell office:value-type="float" office:value="81247" calcext:value-type="float">
            <text:p>81247</text:p>
          </table:table-cell>
          <table:table-cell office:value-type="float" office:value="4954" calcext:value-type="float">
            <text:p>4954</text:p>
          </table:table-cell>
          <table:table-cell table:formula="of:=SUM([.C27:.E27])/[.$M$1]" office:value-type="float" office:value="71755.5" calcext:value-type="float">
            <text:p>71755.5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6151" calcext:value-type="float">
            <text:p>26151</text:p>
          </table:table-cell>
          <table:table-cell office:value-type="float" office:value="25256" calcext:value-type="float">
            <text:p>25256</text:p>
          </table:table-cell>
          <table:table-cell office:value-type="float" office:value="69446" calcext:value-type="float">
            <text:p>69446</text:p>
          </table:table-cell>
          <table:table-cell office:value-type="float" office:value="5117" calcext:value-type="float">
            <text:p>5117</text:p>
          </table:table-cell>
          <table:table-cell table:formula="of:=SUM([.C28:.E28])/[.$M$1]" office:value-type="float" office:value="60426.5" calcext:value-type="float">
            <text:p>60426.5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2088" calcext:value-type="float">
            <text:p>22088</text:p>
          </table:table-cell>
          <table:table-cell office:value-type="float" office:value="21870" calcext:value-type="float">
            <text:p>21870</text:p>
          </table:table-cell>
          <table:table-cell office:value-type="float" office:value="79477" calcext:value-type="float">
            <text:p>79477</text:p>
          </table:table-cell>
          <table:table-cell office:value-type="float" office:value="5021" calcext:value-type="float">
            <text:p>5021</text:p>
          </table:table-cell>
          <table:table-cell table:formula="of:=SUM([.C29:.E29])/[.$M$1]" office:value-type="float" office:value="61717.5" calcext:value-type="float">
            <text:p>61717.5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4658" calcext:value-type="float">
            <text:p>24658</text:p>
          </table:table-cell>
          <table:table-cell office:value-type="float" office:value="24504" calcext:value-type="float">
            <text:p>24504</text:p>
          </table:table-cell>
          <table:table-cell office:value-type="float" office:value="78229" calcext:value-type="float">
            <text:p>78229</text:p>
          </table:table-cell>
          <table:table-cell office:value-type="float" office:value="4970" calcext:value-type="float">
            <text:p>4970</text:p>
          </table:table-cell>
          <table:table-cell table:formula="of:=SUM([.C30:.E30])/[.$M$1]" office:value-type="float" office:value="63695.5" calcext:value-type="float">
            <text:p>63695.5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7216" calcext:value-type="float">
            <text:p>27216</text:p>
          </table:table-cell>
          <table:table-cell office:value-type="float" office:value="27676" calcext:value-type="float">
            <text:p>27676</text:p>
          </table:table-cell>
          <table:table-cell office:value-type="float" office:value="77790" calcext:value-type="float">
            <text:p>77790</text:p>
          </table:table-cell>
          <table:table-cell office:value-type="float" office:value="4761" calcext:value-type="float">
            <text:p>4761</text:p>
          </table:table-cell>
          <table:table-cell table:formula="of:=SUM([.C31:.E31])/[.$M$1]" office:value-type="float" office:value="66341" calcext:value-type="float">
            <text:p>66341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0987" calcext:value-type="float">
            <text:p>30987</text:p>
          </table:table-cell>
          <table:table-cell office:value-type="float" office:value="30309" calcext:value-type="float">
            <text:p>30309</text:p>
          </table:table-cell>
          <table:table-cell office:value-type="float" office:value="76101" calcext:value-type="float">
            <text:p>76101</text:p>
          </table:table-cell>
          <table:table-cell office:value-type="float" office:value="5047" calcext:value-type="float">
            <text:p>5047</text:p>
          </table:table-cell>
          <table:table-cell table:formula="of:=SUM([.C32:.E32])/[.$M$1]" office:value-type="float" office:value="68698.5" calcext:value-type="float">
            <text:p>68698.5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042" calcext:value-type="float">
            <text:p>31042</text:p>
          </table:table-cell>
          <table:table-cell office:value-type="float" office:value="31572" calcext:value-type="float">
            <text:p>31572</text:p>
          </table:table-cell>
          <table:table-cell office:value-type="float" office:value="74901" calcext:value-type="float">
            <text:p>74901</text:p>
          </table:table-cell>
          <table:table-cell office:value-type="float" office:value="5170" calcext:value-type="float">
            <text:p>5170</text:p>
          </table:table-cell>
          <table:table-cell table:formula="of:=SUM([.C33:.E33])/[.$M$1]" office:value-type="float" office:value="68757.5" calcext:value-type="float">
            <text:p>68757.5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577" calcext:value-type="float">
            <text:p>32577</text:p>
          </table:table-cell>
          <table:table-cell office:value-type="float" office:value="30610" calcext:value-type="float">
            <text:p>30610</text:p>
          </table:table-cell>
          <table:table-cell office:value-type="float" office:value="90790" calcext:value-type="float">
            <text:p>90790</text:p>
          </table:table-cell>
          <table:table-cell office:value-type="float" office:value="5139" calcext:value-type="float">
            <text:p>5139</text:p>
          </table:table-cell>
          <table:table-cell table:formula="of:=SUM([.C34:.E34])/[.$M$1]" office:value-type="float" office:value="76988.5" calcext:value-type="float">
            <text:p>76988.5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555" calcext:value-type="float">
            <text:p>31555</text:p>
          </table:table-cell>
          <table:table-cell office:value-type="float" office:value="31975" calcext:value-type="float">
            <text:p>31975</text:p>
          </table:table-cell>
          <table:table-cell office:value-type="float" office:value="74035" calcext:value-type="float">
            <text:p>74035</text:p>
          </table:table-cell>
          <table:table-cell office:value-type="float" office:value="5145" calcext:value-type="float">
            <text:p>5145</text:p>
          </table:table-cell>
          <table:table-cell table:formula="of:=SUM([.C35:.E35])/[.$M$1]" office:value-type="float" office:value="68782.5" calcext:value-type="float">
            <text:p>68782.5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7803" calcext:value-type="float">
            <text:p>27803</text:p>
          </table:table-cell>
          <table:table-cell office:value-type="float" office:value="28781" calcext:value-type="float">
            <text:p>28781</text:p>
          </table:table-cell>
          <table:table-cell office:value-type="float" office:value="76382" calcext:value-type="float">
            <text:p>76382</text:p>
          </table:table-cell>
          <table:table-cell office:value-type="float" office:value="5010" calcext:value-type="float">
            <text:p>5010</text:p>
          </table:table-cell>
          <table:table-cell table:formula="of:=SUM([.C36:.E36])/[.$M$1]" office:value-type="float" office:value="66483" calcext:value-type="float">
            <text:p>66483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098" calcext:value-type="float">
            <text:p>31098</text:p>
          </table:table-cell>
          <table:table-cell office:value-type="float" office:value="31418" calcext:value-type="float">
            <text:p>31418</text:p>
          </table:table-cell>
          <table:table-cell office:value-type="float" office:value="72140" calcext:value-type="float">
            <text:p>72140</text:p>
          </table:table-cell>
          <table:table-cell office:value-type="float" office:value="4979" calcext:value-type="float">
            <text:p>4979</text:p>
          </table:table-cell>
          <table:table-cell table:formula="of:=SUM([.C37:.E37])/[.$M$1]" office:value-type="float" office:value="67328" calcext:value-type="float">
            <text:p>67328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299" calcext:value-type="float">
            <text:p>32299</text:p>
          </table:table-cell>
          <table:table-cell office:value-type="float" office:value="30503" calcext:value-type="float">
            <text:p>30503</text:p>
          </table:table-cell>
          <table:table-cell office:value-type="float" office:value="69171" calcext:value-type="float">
            <text:p>69171</text:p>
          </table:table-cell>
          <table:table-cell office:value-type="float" office:value="5128" calcext:value-type="float">
            <text:p>5128</text:p>
          </table:table-cell>
          <table:table-cell table:formula="of:=SUM([.C38:.E38])/[.$M$1]" office:value-type="float" office:value="65986.5" calcext:value-type="float">
            <text:p>65986.5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435" calcext:value-type="float">
            <text:p>31435</text:p>
          </table:table-cell>
          <table:table-cell office:value-type="float" office:value="31275" calcext:value-type="float">
            <text:p>31275</text:p>
          </table:table-cell>
          <table:table-cell office:value-type="float" office:value="69974" calcext:value-type="float">
            <text:p>69974</text:p>
          </table:table-cell>
          <table:table-cell office:value-type="float" office:value="4837" calcext:value-type="float">
            <text:p>4837</text:p>
          </table:table-cell>
          <table:table-cell table:formula="of:=SUM([.C39:.E39])/[.$M$1]" office:value-type="float" office:value="66342" calcext:value-type="float">
            <text:p>66342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601" calcext:value-type="float">
            <text:p>32601</text:p>
          </table:table-cell>
          <table:table-cell office:value-type="float" office:value="28323" calcext:value-type="float">
            <text:p>28323</text:p>
          </table:table-cell>
          <table:table-cell office:value-type="float" office:value="65268" calcext:value-type="float">
            <text:p>65268</text:p>
          </table:table-cell>
          <table:table-cell office:value-type="float" office:value="5238" calcext:value-type="float">
            <text:p>5238</text:p>
          </table:table-cell>
          <table:table-cell table:formula="of:=SUM([.C40:.E40])/[.$M$1]" office:value-type="float" office:value="63096" calcext:value-type="float">
            <text:p>63096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7509" calcext:value-type="float">
            <text:p>37509</text:p>
          </table:table-cell>
          <table:table-cell office:value-type="float" office:value="37679" calcext:value-type="float">
            <text:p>37679</text:p>
          </table:table-cell>
          <table:table-cell office:value-type="float" office:value="85077" calcext:value-type="float">
            <text:p>85077</text:p>
          </table:table-cell>
          <table:table-cell office:value-type="float" office:value="4985" calcext:value-type="float">
            <text:p>4985</text:p>
          </table:table-cell>
          <table:table-cell table:formula="of:=SUM([.C41:.E41])/[.$M$1]" office:value-type="float" office:value="80132.5" calcext:value-type="float">
            <text:p>80132.5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0119" calcext:value-type="float">
            <text:p>30119</text:p>
          </table:table-cell>
          <table:table-cell office:value-type="float" office:value="30137" calcext:value-type="float">
            <text:p>30137</text:p>
          </table:table-cell>
          <table:table-cell office:value-type="float" office:value="75186" calcext:value-type="float">
            <text:p>75186</text:p>
          </table:table-cell>
          <table:table-cell office:value-type="float" office:value="5139" calcext:value-type="float">
            <text:p>5139</text:p>
          </table:table-cell>
          <table:table-cell table:formula="of:=SUM([.C42:.E42])/[.$M$1]" office:value-type="float" office:value="67721" calcext:value-type="float">
            <text:p>67721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0449" calcext:value-type="float">
            <text:p>30449</text:p>
          </table:table-cell>
          <table:table-cell office:value-type="float" office:value="29287" calcext:value-type="float">
            <text:p>29287</text:p>
          </table:table-cell>
          <table:table-cell office:value-type="float" office:value="69706" calcext:value-type="float">
            <text:p>69706</text:p>
          </table:table-cell>
          <table:table-cell office:value-type="float" office:value="5029" calcext:value-type="float">
            <text:p>5029</text:p>
          </table:table-cell>
          <table:table-cell table:formula="of:=SUM([.C43:.E43])/[.$M$1]" office:value-type="float" office:value="64721" calcext:value-type="float">
            <text:p>64721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0951" calcext:value-type="float">
            <text:p>30951</text:p>
          </table:table-cell>
          <table:table-cell office:value-type="float" office:value="30916" calcext:value-type="float">
            <text:p>30916</text:p>
          </table:table-cell>
          <table:table-cell office:value-type="float" office:value="74301" calcext:value-type="float">
            <text:p>74301</text:p>
          </table:table-cell>
          <table:table-cell office:value-type="float" office:value="4913" calcext:value-type="float">
            <text:p>4913</text:p>
          </table:table-cell>
          <table:table-cell table:formula="of:=SUM([.C44:.E44])/[.$M$1]" office:value-type="float" office:value="68084" calcext:value-type="float">
            <text:p>68084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394" calcext:value-type="float">
            <text:p>32394</text:p>
          </table:table-cell>
          <table:table-cell office:value-type="float" office:value="34187" calcext:value-type="float">
            <text:p>34187</text:p>
          </table:table-cell>
          <table:table-cell office:value-type="float" office:value="76055" calcext:value-type="float">
            <text:p>76055</text:p>
          </table:table-cell>
          <table:table-cell office:value-type="float" office:value="4980" calcext:value-type="float">
            <text:p>4980</text:p>
          </table:table-cell>
          <table:table-cell table:formula="of:=SUM([.C45:.E45])/[.$M$1]" office:value-type="float" office:value="71318" calcext:value-type="float">
            <text:p>71318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3082" calcext:value-type="float">
            <text:p>33082</text:p>
          </table:table-cell>
          <table:table-cell office:value-type="float" office:value="32376" calcext:value-type="float">
            <text:p>32376</text:p>
          </table:table-cell>
          <table:table-cell office:value-type="float" office:value="72210" calcext:value-type="float">
            <text:p>72210</text:p>
          </table:table-cell>
          <table:table-cell office:value-type="float" office:value="5096" calcext:value-type="float">
            <text:p>5096</text:p>
          </table:table-cell>
          <table:table-cell table:formula="of:=SUM([.C46:.E46])/[.$M$1]" office:value-type="float" office:value="68834" calcext:value-type="float">
            <text:p>68834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9664" calcext:value-type="float">
            <text:p>29664</text:p>
          </table:table-cell>
          <table:table-cell office:value-type="float" office:value="28057" calcext:value-type="float">
            <text:p>28057</text:p>
          </table:table-cell>
          <table:table-cell office:value-type="float" office:value="73064" calcext:value-type="float">
            <text:p>73064</text:p>
          </table:table-cell>
          <table:table-cell office:value-type="float" office:value="5160" calcext:value-type="float">
            <text:p>5160</text:p>
          </table:table-cell>
          <table:table-cell table:formula="of:=SUM([.C47:.E47])/[.$M$1]" office:value-type="float" office:value="65392.5" calcext:value-type="float">
            <text:p>65392.5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473" calcext:value-type="float">
            <text:p>31473</text:p>
          </table:table-cell>
          <table:table-cell office:value-type="float" office:value="31776" calcext:value-type="float">
            <text:p>31776</text:p>
          </table:table-cell>
          <table:table-cell office:value-type="float" office:value="93216" calcext:value-type="float">
            <text:p>93216</text:p>
          </table:table-cell>
          <table:table-cell office:value-type="float" office:value="5031" calcext:value-type="float">
            <text:p>5031</text:p>
          </table:table-cell>
          <table:table-cell table:formula="of:=SUM([.C48:.E48])/[.$M$1]" office:value-type="float" office:value="78232.5" calcext:value-type="float">
            <text:p>78232.5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0580" calcext:value-type="float">
            <text:p>30580</text:p>
          </table:table-cell>
          <table:table-cell office:value-type="float" office:value="29961" calcext:value-type="float">
            <text:p>29961</text:p>
          </table:table-cell>
          <table:table-cell office:value-type="float" office:value="73443" calcext:value-type="float">
            <text:p>73443</text:p>
          </table:table-cell>
          <table:table-cell office:value-type="float" office:value="5140" calcext:value-type="float">
            <text:p>5140</text:p>
          </table:table-cell>
          <table:table-cell table:formula="of:=SUM([.C49:.E49])/[.$M$1]" office:value-type="float" office:value="66992" calcext:value-type="float">
            <text:p>66992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638" calcext:value-type="float">
            <text:p>31638</text:p>
          </table:table-cell>
          <table:table-cell office:value-type="float" office:value="28635" calcext:value-type="float">
            <text:p>28635</text:p>
          </table:table-cell>
          <table:table-cell office:value-type="float" office:value="66951" calcext:value-type="float">
            <text:p>66951</text:p>
          </table:table-cell>
          <table:table-cell office:value-type="float" office:value="5126" calcext:value-type="float">
            <text:p>5126</text:p>
          </table:table-cell>
          <table:table-cell table:formula="of:=SUM([.C50:.E50])/[.$M$1]" office:value-type="float" office:value="63612" calcext:value-type="float">
            <text:p>63612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3360" calcext:value-type="float">
            <text:p>33360</text:p>
          </table:table-cell>
          <table:table-cell office:value-type="float" office:value="32750" calcext:value-type="float">
            <text:p>32750</text:p>
          </table:table-cell>
          <table:table-cell office:value-type="float" office:value="68135" calcext:value-type="float">
            <text:p>68135</text:p>
          </table:table-cell>
          <table:table-cell office:value-type="float" office:value="4968" calcext:value-type="float">
            <text:p>4968</text:p>
          </table:table-cell>
          <table:table-cell table:formula="of:=SUM([.C51:.E51])/[.$M$1]" office:value-type="float" office:value="67122.5" calcext:value-type="float">
            <text:p>67122.5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4672" calcext:value-type="float">
            <text:p>34672</text:p>
          </table:table-cell>
          <table:table-cell office:value-type="float" office:value="35007" calcext:value-type="float">
            <text:p>35007</text:p>
          </table:table-cell>
          <table:table-cell office:value-type="float" office:value="72534" calcext:value-type="float">
            <text:p>72534</text:p>
          </table:table-cell>
          <table:table-cell office:value-type="float" office:value="4938" calcext:value-type="float">
            <text:p>4938</text:p>
          </table:table-cell>
          <table:table-cell table:formula="of:=SUM([.C52:.E52])/[.$M$1]" office:value-type="float" office:value="71106.5" calcext:value-type="float">
            <text:p>71106.5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331" calcext:value-type="float">
            <text:p>31331</text:p>
          </table:table-cell>
          <table:table-cell office:value-type="float" office:value="32690" calcext:value-type="float">
            <text:p>32690</text:p>
          </table:table-cell>
          <table:table-cell office:value-type="float" office:value="75095" calcext:value-type="float">
            <text:p>75095</text:p>
          </table:table-cell>
          <table:table-cell office:value-type="float" office:value="4886" calcext:value-type="float">
            <text:p>4886</text:p>
          </table:table-cell>
          <table:table-cell table:formula="of:=SUM([.C53:.E53])/[.$M$1]" office:value-type="float" office:value="69558" calcext:value-type="float">
            <text:p>69558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0758" calcext:value-type="float">
            <text:p>30758</text:p>
          </table:table-cell>
          <table:table-cell office:value-type="float" office:value="30745" calcext:value-type="float">
            <text:p>30745</text:p>
          </table:table-cell>
          <table:table-cell office:value-type="float" office:value="84644" calcext:value-type="float">
            <text:p>84644</text:p>
          </table:table-cell>
          <table:table-cell office:value-type="float" office:value="4893" calcext:value-type="float">
            <text:p>4893</text:p>
          </table:table-cell>
          <table:table-cell table:formula="of:=SUM([.C54:.E54])/[.$M$1]" office:value-type="float" office:value="73073.5" calcext:value-type="float">
            <text:p>73073.5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4548" calcext:value-type="float">
            <text:p>34548</text:p>
          </table:table-cell>
          <table:table-cell office:value-type="float" office:value="38000" calcext:value-type="float">
            <text:p>38000</text:p>
          </table:table-cell>
          <table:table-cell office:value-type="float" office:value="88143" calcext:value-type="float">
            <text:p>88143</text:p>
          </table:table-cell>
          <table:table-cell office:value-type="float" office:value="4841" calcext:value-type="float">
            <text:p>4841</text:p>
          </table:table-cell>
          <table:table-cell table:formula="of:=SUM([.C55:.E55])/[.$M$1]" office:value-type="float" office:value="80345.5" calcext:value-type="float">
            <text:p>80345.5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623" calcext:value-type="float">
            <text:p>31623</text:p>
          </table:table-cell>
          <table:table-cell office:value-type="float" office:value="31473" calcext:value-type="float">
            <text:p>31473</text:p>
          </table:table-cell>
          <table:table-cell office:value-type="float" office:value="75669" calcext:value-type="float">
            <text:p>75669</text:p>
          </table:table-cell>
          <table:table-cell office:value-type="float" office:value="4966" calcext:value-type="float">
            <text:p>4966</text:p>
          </table:table-cell>
          <table:table-cell table:formula="of:=SUM([.C56:.E56])/[.$M$1]" office:value-type="float" office:value="69382.5" calcext:value-type="float">
            <text:p>69382.5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0505" calcext:value-type="float">
            <text:p>30505</text:p>
          </table:table-cell>
          <table:table-cell office:value-type="float" office:value="30735" calcext:value-type="float">
            <text:p>30735</text:p>
          </table:table-cell>
          <table:table-cell office:value-type="float" office:value="75476" calcext:value-type="float">
            <text:p>75476</text:p>
          </table:table-cell>
          <table:table-cell office:value-type="float" office:value="5039" calcext:value-type="float">
            <text:p>5039</text:p>
          </table:table-cell>
          <table:table-cell table:formula="of:=SUM([.C57:.E57])/[.$M$1]" office:value-type="float" office:value="68358" calcext:value-type="float">
            <text:p>68358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3398" calcext:value-type="float">
            <text:p>33398</text:p>
          </table:table-cell>
          <table:table-cell office:value-type="float" office:value="31102" calcext:value-type="float">
            <text:p>31102</text:p>
          </table:table-cell>
          <table:table-cell office:value-type="float" office:value="70978" calcext:value-type="float">
            <text:p>70978</text:p>
          </table:table-cell>
          <table:table-cell office:value-type="float" office:value="5465" calcext:value-type="float">
            <text:p>5465</text:p>
          </table:table-cell>
          <table:table-cell table:formula="of:=SUM([.C58:.E58])/[.$M$1]" office:value-type="float" office:value="67739" calcext:value-type="float">
            <text:p>67739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164" calcext:value-type="float">
            <text:p>32164</text:p>
          </table:table-cell>
          <table:table-cell office:value-type="float" office:value="28083" calcext:value-type="float">
            <text:p>28083</text:p>
          </table:table-cell>
          <table:table-cell office:value-type="float" office:value="65128" calcext:value-type="float">
            <text:p>65128</text:p>
          </table:table-cell>
          <table:table-cell office:value-type="float" office:value="5100" calcext:value-type="float">
            <text:p>5100</text:p>
          </table:table-cell>
          <table:table-cell table:formula="of:=SUM([.C59:.E59])/[.$M$1]" office:value-type="float" office:value="62687.5" calcext:value-type="float">
            <text:p>62687.5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0604" calcext:value-type="float">
            <text:p>30604</text:p>
          </table:table-cell>
          <table:table-cell office:value-type="float" office:value="29672" calcext:value-type="float">
            <text:p>29672</text:p>
          </table:table-cell>
          <table:table-cell office:value-type="float" office:value="73667" calcext:value-type="float">
            <text:p>73667</text:p>
          </table:table-cell>
          <table:table-cell office:value-type="float" office:value="5167" calcext:value-type="float">
            <text:p>5167</text:p>
          </table:table-cell>
          <table:table-cell table:formula="of:=SUM([.C60:.E60])/[.$M$1]" office:value-type="float" office:value="66971.5" calcext:value-type="float">
            <text:p>66971.5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875" calcext:value-type="float">
            <text:p>32875</text:p>
          </table:table-cell>
          <table:table-cell office:value-type="float" office:value="30270" calcext:value-type="float">
            <text:p>30270</text:p>
          </table:table-cell>
          <table:table-cell office:value-type="float" office:value="89591" calcext:value-type="float">
            <text:p>89591</text:p>
          </table:table-cell>
          <table:table-cell office:value-type="float" office:value="5068" calcext:value-type="float">
            <text:p>5068</text:p>
          </table:table-cell>
          <table:table-cell table:formula="of:=SUM([.C61:.E61])/[.$M$1]" office:value-type="float" office:value="76368" calcext:value-type="float">
            <text:p>76368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231" calcext:value-type="float">
            <text:p>31231</text:p>
          </table:table-cell>
          <table:table-cell office:value-type="float" office:value="32215" calcext:value-type="float">
            <text:p>32215</text:p>
          </table:table-cell>
          <table:table-cell office:value-type="float" office:value="79280" calcext:value-type="float">
            <text:p>79280</text:p>
          </table:table-cell>
          <table:table-cell office:value-type="float" office:value="4967" calcext:value-type="float">
            <text:p>4967</text:p>
          </table:table-cell>
          <table:table-cell table:formula="of:=SUM([.C62:.E62])/[.$M$1]" office:value-type="float" office:value="71363" calcext:value-type="float">
            <text:p>71363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816" calcext:value-type="float">
            <text:p>31816</text:p>
          </table:table-cell>
          <table:table-cell office:value-type="float" office:value="30954" calcext:value-type="float">
            <text:p>30954</text:p>
          </table:table-cell>
          <table:table-cell office:value-type="float" office:value="74152" calcext:value-type="float">
            <text:p>74152</text:p>
          </table:table-cell>
          <table:table-cell office:value-type="float" office:value="5059" calcext:value-type="float">
            <text:p>5059</text:p>
          </table:table-cell>
          <table:table-cell table:formula="of:=SUM([.C63:.E63])/[.$M$1]" office:value-type="float" office:value="68461" calcext:value-type="float">
            <text:p>68461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7193" calcext:value-type="float">
            <text:p>27193</text:p>
          </table:table-cell>
          <table:table-cell office:value-type="float" office:value="27530" calcext:value-type="float">
            <text:p>27530</text:p>
          </table:table-cell>
          <table:table-cell office:value-type="float" office:value="76487" calcext:value-type="float">
            <text:p>76487</text:p>
          </table:table-cell>
          <table:table-cell office:value-type="float" office:value="5170" calcext:value-type="float">
            <text:p>5170</text:p>
          </table:table-cell>
          <table:table-cell table:formula="of:=SUM([.C64:.E64])/[.$M$1]" office:value-type="float" office:value="65605" calcext:value-type="float">
            <text:p>65605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237" calcext:value-type="float">
            <text:p>32237</text:p>
          </table:table-cell>
          <table:table-cell office:value-type="float" office:value="32184" calcext:value-type="float">
            <text:p>32184</text:p>
          </table:table-cell>
          <table:table-cell office:value-type="float" office:value="74491" calcext:value-type="float">
            <text:p>74491</text:p>
          </table:table-cell>
          <table:table-cell office:value-type="float" office:value="4528" calcext:value-type="float">
            <text:p>4528</text:p>
          </table:table-cell>
          <table:table-cell table:formula="of:=SUM([.C65:.E65])/[.$M$1]" office:value-type="float" office:value="69456" calcext:value-type="float">
            <text:p>69456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880" calcext:value-type="float">
            <text:p>32880</text:p>
          </table:table-cell>
          <table:table-cell office:value-type="float" office:value="34785" calcext:value-type="float">
            <text:p>34785</text:p>
          </table:table-cell>
          <table:table-cell office:value-type="float" office:value="82839" calcext:value-type="float">
            <text:p>82839</text:p>
          </table:table-cell>
          <table:table-cell office:value-type="float" office:value="4911" calcext:value-type="float">
            <text:p>4911</text:p>
          </table:table-cell>
          <table:table-cell table:formula="of:=SUM([.C66:.E66])/[.$M$1]" office:value-type="float" office:value="75252" calcext:value-type="float">
            <text:p>75252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9871" calcext:value-type="float">
            <text:p>29871</text:p>
          </table:table-cell>
          <table:table-cell office:value-type="float" office:value="32022" calcext:value-type="float">
            <text:p>32022</text:p>
          </table:table-cell>
          <table:table-cell office:value-type="float" office:value="79186" calcext:value-type="float">
            <text:p>79186</text:p>
          </table:table-cell>
          <table:table-cell office:value-type="float" office:value="5047" calcext:value-type="float">
            <text:p>5047</text:p>
          </table:table-cell>
          <table:table-cell table:formula="of:=SUM([.C67:.E67])/[.$M$1]" office:value-type="float" office:value="70539.5" calcext:value-type="float">
            <text:p>70539.5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9028" calcext:value-type="float">
            <text:p>29028</text:p>
          </table:table-cell>
          <table:table-cell office:value-type="float" office:value="28938" calcext:value-type="float">
            <text:p>28938</text:p>
          </table:table-cell>
          <table:table-cell office:value-type="float" office:value="95086" calcext:value-type="float">
            <text:p>95086</text:p>
          </table:table-cell>
          <table:table-cell office:value-type="float" office:value="5011" calcext:value-type="float">
            <text:p>5011</text:p>
          </table:table-cell>
          <table:table-cell table:formula="of:=SUM([.C68:.E68])/[.$M$1]" office:value-type="float" office:value="76526" calcext:value-type="float">
            <text:p>76526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1265" calcext:value-type="float">
            <text:p>21265</text:p>
          </table:table-cell>
          <table:table-cell office:value-type="float" office:value="21143" calcext:value-type="float">
            <text:p>21143</text:p>
          </table:table-cell>
          <table:table-cell office:value-type="float" office:value="82250" calcext:value-type="float">
            <text:p>82250</text:p>
          </table:table-cell>
          <table:table-cell office:value-type="float" office:value="5055" calcext:value-type="float">
            <text:p>5055</text:p>
          </table:table-cell>
          <table:table-cell table:formula="of:=SUM([.C69:.E69])/[.$M$1]" office:value-type="float" office:value="62329" calcext:value-type="float">
            <text:p>62329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8677" calcext:value-type="float">
            <text:p>28677</text:p>
          </table:table-cell>
          <table:table-cell office:value-type="float" office:value="27655" calcext:value-type="float">
            <text:p>27655</text:p>
          </table:table-cell>
          <table:table-cell office:value-type="float" office:value="74410" calcext:value-type="float">
            <text:p>74410</text:p>
          </table:table-cell>
          <table:table-cell office:value-type="float" office:value="5279" calcext:value-type="float">
            <text:p>5279</text:p>
          </table:table-cell>
          <table:table-cell table:formula="of:=SUM([.C70:.E70])/[.$M$1]" office:value-type="float" office:value="65371" calcext:value-type="float">
            <text:p>65371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3047" calcext:value-type="float">
            <text:p>23047</text:p>
          </table:table-cell>
          <table:table-cell office:value-type="float" office:value="23229" calcext:value-type="float">
            <text:p>23229</text:p>
          </table:table-cell>
          <table:table-cell office:value-type="float" office:value="78427" calcext:value-type="float">
            <text:p>78427</text:p>
          </table:table-cell>
          <table:table-cell office:value-type="float" office:value="5002" calcext:value-type="float">
            <text:p>5002</text:p>
          </table:table-cell>
          <table:table-cell table:formula="of:=SUM([.C71:.E71])/[.$M$1]" office:value-type="float" office:value="62351.5" calcext:value-type="float">
            <text:p>62351.5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5690" calcext:value-type="float">
            <text:p>25690</text:p>
          </table:table-cell>
          <table:table-cell office:value-type="float" office:value="25418" calcext:value-type="float">
            <text:p>25418</text:p>
          </table:table-cell>
          <table:table-cell office:value-type="float" office:value="76439" calcext:value-type="float">
            <text:p>76439</text:p>
          </table:table-cell>
          <table:table-cell office:value-type="float" office:value="5034" calcext:value-type="float">
            <text:p>5034</text:p>
          </table:table-cell>
          <table:table-cell table:formula="of:=SUM([.C72:.E72])/[.$M$1]" office:value-type="float" office:value="63773.5" calcext:value-type="float">
            <text:p>63773.5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8869" calcext:value-type="float">
            <text:p>28869</text:p>
          </table:table-cell>
          <table:table-cell office:value-type="float" office:value="28384" calcext:value-type="float">
            <text:p>28384</text:p>
          </table:table-cell>
          <table:table-cell office:value-type="float" office:value="72489" calcext:value-type="float">
            <text:p>72489</text:p>
          </table:table-cell>
          <table:table-cell office:value-type="float" office:value="5063" calcext:value-type="float">
            <text:p>5063</text:p>
          </table:table-cell>
          <table:table-cell table:formula="of:=SUM([.C73:.E73])/[.$M$1]" office:value-type="float" office:value="64871" calcext:value-type="float">
            <text:p>64871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4879" calcext:value-type="float">
            <text:p>24879</text:p>
          </table:table-cell>
          <table:table-cell office:value-type="float" office:value="24683" calcext:value-type="float">
            <text:p>24683</text:p>
          </table:table-cell>
          <table:table-cell office:value-type="float" office:value="76952" calcext:value-type="float">
            <text:p>76952</text:p>
          </table:table-cell>
          <table:table-cell office:value-type="float" office:value="4927" calcext:value-type="float">
            <text:p>4927</text:p>
          </table:table-cell>
          <table:table-cell table:formula="of:=SUM([.C74:.E74])/[.$M$1]" office:value-type="float" office:value="63257" calcext:value-type="float">
            <text:p>63257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5913" calcext:value-type="float">
            <text:p>25913</text:p>
          </table:table-cell>
          <table:table-cell office:value-type="float" office:value="25488" calcext:value-type="float">
            <text:p>25488</text:p>
          </table:table-cell>
          <table:table-cell office:value-type="float" office:value="77579" calcext:value-type="float">
            <text:p>77579</text:p>
          </table:table-cell>
          <table:table-cell office:value-type="float" office:value="5001" calcext:value-type="float">
            <text:p>5001</text:p>
          </table:table-cell>
          <table:table-cell table:formula="of:=SUM([.C75:.E75])/[.$M$1]" office:value-type="float" office:value="64490" calcext:value-type="float">
            <text:p>64490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4550" calcext:value-type="float">
            <text:p>24550</text:p>
          </table:table-cell>
          <table:table-cell office:value-type="float" office:value="24734" calcext:value-type="float">
            <text:p>24734</text:p>
          </table:table-cell>
          <table:table-cell office:value-type="float" office:value="99406" calcext:value-type="float">
            <text:p>99406</text:p>
          </table:table-cell>
          <table:table-cell office:value-type="float" office:value="5038" calcext:value-type="float">
            <text:p>5038</text:p>
          </table:table-cell>
          <table:table-cell table:formula="of:=SUM([.C76:.E76])/[.$M$1]" office:value-type="float" office:value="74345" calcext:value-type="float">
            <text:p>74345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6028" calcext:value-type="float">
            <text:p>26028</text:p>
          </table:table-cell>
          <table:table-cell office:value-type="float" office:value="26692" calcext:value-type="float">
            <text:p>26692</text:p>
          </table:table-cell>
          <table:table-cell office:value-type="float" office:value="80508" calcext:value-type="float">
            <text:p>80508</text:p>
          </table:table-cell>
          <table:table-cell office:value-type="float" office:value="5001" calcext:value-type="float">
            <text:p>5001</text:p>
          </table:table-cell>
          <table:table-cell table:formula="of:=SUM([.C77:.E77])/[.$M$1]" office:value-type="float" office:value="66614" calcext:value-type="float">
            <text:p>66614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8627" calcext:value-type="float">
            <text:p>28627</text:p>
          </table:table-cell>
          <table:table-cell office:value-type="float" office:value="27320" calcext:value-type="float">
            <text:p>27320</text:p>
          </table:table-cell>
          <table:table-cell office:value-type="float" office:value="73164" calcext:value-type="float">
            <text:p>73164</text:p>
          </table:table-cell>
          <table:table-cell office:value-type="float" office:value="5135" calcext:value-type="float">
            <text:p>5135</text:p>
          </table:table-cell>
          <table:table-cell table:formula="of:=SUM([.C78:.E78])/[.$M$1]" office:value-type="float" office:value="64555.5" calcext:value-type="float">
            <text:p>64555.5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9167" calcext:value-type="float">
            <text:p>29167</text:p>
          </table:table-cell>
          <table:table-cell office:value-type="float" office:value="32243" calcext:value-type="float">
            <text:p>32243</text:p>
          </table:table-cell>
          <table:table-cell office:value-type="float" office:value="79610" calcext:value-type="float">
            <text:p>79610</text:p>
          </table:table-cell>
          <table:table-cell office:value-type="float" office:value="4792" calcext:value-type="float">
            <text:p>4792</text:p>
          </table:table-cell>
          <table:table-cell table:formula="of:=SUM([.C79:.E79])/[.$M$1]" office:value-type="float" office:value="70510" calcext:value-type="float">
            <text:p>70510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8858" calcext:value-type="float">
            <text:p>28858</text:p>
          </table:table-cell>
          <table:table-cell office:value-type="float" office:value="28802" calcext:value-type="float">
            <text:p>28802</text:p>
          </table:table-cell>
          <table:table-cell office:value-type="float" office:value="76033" calcext:value-type="float">
            <text:p>76033</text:p>
          </table:table-cell>
          <table:table-cell office:value-type="float" office:value="5073" calcext:value-type="float">
            <text:p>5073</text:p>
          </table:table-cell>
          <table:table-cell table:formula="of:=SUM([.C80:.E80])/[.$M$1]" office:value-type="float" office:value="66846.5" calcext:value-type="float">
            <text:p>66846.5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4213" calcext:value-type="float">
            <text:p>24213</text:p>
          </table:table-cell>
          <table:table-cell office:value-type="float" office:value="23580" calcext:value-type="float">
            <text:p>23580</text:p>
          </table:table-cell>
          <table:table-cell office:value-type="float" office:value="76357" calcext:value-type="float">
            <text:p>76357</text:p>
          </table:table-cell>
          <table:table-cell office:value-type="float" office:value="5091" calcext:value-type="float">
            <text:p>5091</text:p>
          </table:table-cell>
          <table:table-cell table:formula="of:=SUM([.C81:.E81])/[.$M$1]" office:value-type="float" office:value="62075" calcext:value-type="float">
            <text:p>62075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9820" calcext:value-type="float">
            <text:p>29820</text:p>
          </table:table-cell>
          <table:table-cell office:value-type="float" office:value="32129" calcext:value-type="float">
            <text:p>32129</text:p>
          </table:table-cell>
          <table:table-cell office:value-type="float" office:value="74353" calcext:value-type="float">
            <text:p>74353</text:p>
          </table:table-cell>
          <table:table-cell office:value-type="float" office:value="4870" calcext:value-type="float">
            <text:p>4870</text:p>
          </table:table-cell>
          <table:table-cell table:formula="of:=SUM([.C82:.E82])/[.$M$1]" office:value-type="float" office:value="68151" calcext:value-type="float">
            <text:p>68151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3311" calcext:value-type="float">
            <text:p>33311</text:p>
          </table:table-cell>
          <table:table-cell office:value-type="float" office:value="33389" calcext:value-type="float">
            <text:p>33389</text:p>
          </table:table-cell>
          <table:table-cell office:value-type="float" office:value="92593" calcext:value-type="float">
            <text:p>92593</text:p>
          </table:table-cell>
          <table:table-cell office:value-type="float" office:value="4964" calcext:value-type="float">
            <text:p>4964</text:p>
          </table:table-cell>
          <table:table-cell table:formula="of:=SUM([.C83:.E83])/[.$M$1]" office:value-type="float" office:value="79646.5" calcext:value-type="float">
            <text:p>79646.5</text:p>
          </table:table-cell>
          <table:table-cell table:formula="of:=[.H82]+[.$M$1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727" calcext:value-type="float">
            <text:p>31727</text:p>
          </table:table-cell>
          <table:table-cell office:value-type="float" office:value="32783" calcext:value-type="float">
            <text:p>32783</text:p>
          </table:table-cell>
          <table:table-cell office:value-type="float" office:value="77301" calcext:value-type="float">
            <text:p>77301</text:p>
          </table:table-cell>
          <table:table-cell office:value-type="float" office:value="4977" calcext:value-type="float">
            <text:p>4977</text:p>
          </table:table-cell>
          <table:table-cell table:formula="of:=SUM([.C84:.E84])/[.$M$1]" office:value-type="float" office:value="70905.5" calcext:value-type="float">
            <text:p>70905.5</text:p>
          </table:table-cell>
          <table:table-cell table:formula="of:=[.H83]+[.$M$1]" office:value-type="float" office:value="118" calcext:value-type="float">
            <text:p>11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18:51:32.192644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18:52:26.399747707</dc:date>
    <meta:editing-duration>PT46M54S</meta:editing-duration>
    <meta:editing-cycles>15</meta:editing-cycles>
    <meta:generator>LibreOffice/6.0.7.3$Linux_X86_64 LibreOffice_project/00m0$Build-3</meta:generator>
    <meta:document-statistic meta:table-count="4" meta:cell-count="174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6.447cm" svg:y="0.358cm" chart:style-name="ch2">
          <text:p>Coarse-grained List</text:p>
        </chart:title>
        <chart:legend svg:x="1.317cm" svg:y="10.482cm" style:legend-expansion="custom" chartooo:width="14.344cm" chartooo:height="0.535cm" style:legend-expansion-aspect-ratio="26.811214953271" chart:style-name="ch3"/>
        <chart:plot-area chart:style-name="ch4" table:cell-range-address="Coarse.B2:Coarse.B11 Coarse.F1:Coarse.J11" chart:data-source-has-labels="both" svg:x="0.848cm" svg:y="0.939cm" svg:width="15.249cm" svg:height="8.982cm">
          <chartooo:coordinate-region svg:x="2.025cm" svg:y="1.138cm" svg:width="13.079cm" svg:height="8.136cm"/>
          <chart:axis chart:dimension="x" chart:name="primary-x" chart:style-name="ch5" chartooo:axis-type="auto">
            <chartooo:date-scale/>
            <chart:title svg:x="7.819cm" svg:y="9.921cm" chart:style-name="ch6">
              <text:p>Threads</text:p>
            </chart:title>
            <chart:categories table:cell-range-address="Coarse.B2:Coarse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7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9cm" chart:style-name="ch13">
              <text:p>Mean population</text:p>
            </chart:title>
          </chart:axis>
          <chart:series chart:attached-axis="primary-y" chart:style-name="ch14" chart:values-cell-range-address="Coarse.G2:Coarse.G11" chart:label-cell-address="Coarse.G1:Coarse.G1" chart:class="chart:bar">
            <chart:data-point chart:repeated="10"/>
          </chart:series>
          <chart:series chart:attached-axis="primary-y" chart:style-name="ch15" chart:values-cell-range-address="Coarse.H2:Coarse.H11" chart:label-cell-address="Coarse.H1:Coarse.H1" chart:class="chart:bar">
            <chart:data-point chart:repeated="10"/>
          </chart:series>
          <chart:series chart:attached-axis="primary-y" chart:style-name="ch16" chart:values-cell-range-address="Coarse.I2:Coarse.I11" chart:label-cell-address="Coarse.I1:Coarse.I1" chart:class="chart:bar">
            <chart:data-point chart:repeated="10"/>
          </chart:series>
          <chart:series chart:attached-axis="primary-y" chart:style-name="ch17" chart:values-cell-range-address="Coarse.J2:Coarse.J11" chart:label-cell-address="Coarse.J1:Coarse.J1" chart:class="chart:bar">
            <chart:data-point chart:repeated="10"/>
          </chart:series>
          <chart:series chart:attached-axis="secondary-y" chart:style-name="ch18" chart:values-cell-range-address="Coarse.F2:Coarse.F11" chart:label-cell-address="Coarse.F1:Coarse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Coarse.G1:Coarse.G1</svg:desc>
                </draw:g>
              </table:table-cell>
              <table:table-cell office:value-type="string">
                <text:p>Add/s</text:p>
                <draw:g>
                  <svg:desc>Coarse.H1:Coarse.H1</svg:desc>
                </draw:g>
              </table:table-cell>
              <table:table-cell office:value-type="string">
                <text:p>Remove/s</text:p>
                <draw:g>
                  <svg:desc>Coarse.I1:Coarse.I1</svg:desc>
                </draw:g>
              </table:table-cell>
              <table:table-cell office:value-type="string">
                <text:p>Contains/s</text:p>
                <draw:g>
                  <svg:desc>Coarse.J1:Coarse.J1</svg:desc>
                </draw:g>
              </table:table-cell>
              <table:table-cell office:value-type="string">
                <text:p>Population</text:p>
                <draw:g>
                  <svg:desc>Coarse.F1:Coarse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Coarse.B2:Coarse.B11</svg:desc>
                </draw:g>
              </table:table-cell>
              <table:table-cell office:value-type="float" office:value="31476">
                <text:p>31476</text:p>
                <draw:g>
                  <svg:desc>Coarse.G2:Coarse.G11</svg:desc>
                </draw:g>
              </table:table-cell>
              <table:table-cell office:value-type="float" office:value="12235">
                <text:p>12235</text:p>
                <draw:g>
                  <svg:desc>Coarse.H2:Coarse.H11</svg:desc>
                </draw:g>
              </table:table-cell>
              <table:table-cell office:value-type="float" office:value="9519.5">
                <text:p>9519.5</text:p>
                <draw:g>
                  <svg:desc>Coarse.I2:Coarse.I11</svg:desc>
                </draw:g>
              </table:table-cell>
              <table:table-cell office:value-type="float" office:value="9721.5">
                <text:p>9721.5</text:p>
                <draw:g>
                  <svg:desc>Coarse.J2:Coarse.J11</svg:desc>
                </draw:g>
              </table:table-cell>
              <table:table-cell office:value-type="float" office:value="5777">
                <text:p>5777</text:p>
                <draw:g>
                  <svg:desc>Coarse.F2:Coarse.F1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9932">
                <text:p>29932</text:p>
              </table:table-cell>
              <table:table-cell office:value-type="float" office:value="12216.5">
                <text:p>12216.5</text:p>
              </table:table-cell>
              <table:table-cell office:value-type="float" office:value="8477.5">
                <text:p>8477.5</text:p>
              </table:table-cell>
              <table:table-cell office:value-type="float" office:value="9238">
                <text:p>9238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774.5">
                <text:p>28774.5</text:p>
              </table:table-cell>
              <table:table-cell office:value-type="float" office:value="12504">
                <text:p>12504</text:p>
              </table:table-cell>
              <table:table-cell office:value-type="float" office:value="7621.5">
                <text:p>7621.5</text:p>
              </table:table-cell>
              <table:table-cell office:value-type="float" office:value="8649">
                <text:p>8649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5446">
                <text:p>35446</text:p>
              </table:table-cell>
              <table:table-cell office:value-type="float" office:value="12695">
                <text:p>12695</text:p>
              </table:table-cell>
              <table:table-cell office:value-type="float" office:value="10910">
                <text:p>10910</text:p>
              </table:table-cell>
              <table:table-cell office:value-type="float" office:value="11841">
                <text:p>11841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4386">
                <text:p>34386</text:p>
              </table:table-cell>
              <table:table-cell office:value-type="float" office:value="12907.5">
                <text:p>12907.5</text:p>
              </table:table-cell>
              <table:table-cell office:value-type="float" office:value="10416">
                <text:p>10416</text:p>
              </table:table-cell>
              <table:table-cell office:value-type="float" office:value="11062.5">
                <text:p>11062.5</text:p>
              </table:table-cell>
              <table:table-cell office:value-type="float" office:value="5574">
                <text:p>55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722.5">
                <text:p>32722.5</text:p>
              </table:table-cell>
              <table:table-cell office:value-type="float" office:value="13214">
                <text:p>13214</text:p>
              </table:table-cell>
              <table:table-cell office:value-type="float" office:value="9575.5">
                <text:p>9575.5</text:p>
              </table:table-cell>
              <table:table-cell office:value-type="float" office:value="9933">
                <text:p>9933</text:p>
              </table:table-cell>
              <table:table-cell office:value-type="float" office:value="5728">
                <text:p>572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4879.5">
                <text:p>34879.5</text:p>
              </table:table-cell>
              <table:table-cell office:value-type="float" office:value="13255.5">
                <text:p>13255.5</text:p>
              </table:table-cell>
              <table:table-cell office:value-type="float" office:value="10626">
                <text:p>10626</text:p>
              </table:table-cell>
              <table:table-cell office:value-type="float" office:value="10998">
                <text:p>10998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4757.5">
                <text:p>34757.5</text:p>
              </table:table-cell>
              <table:table-cell office:value-type="float" office:value="12842">
                <text:p>12842</text:p>
              </table:table-cell>
              <table:table-cell office:value-type="float" office:value="9807">
                <text:p>9807</text:p>
              </table:table-cell>
              <table:table-cell office:value-type="float" office:value="12108.5">
                <text:p>12108.5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3321.5">
                <text:p>33321.5</text:p>
              </table:table-cell>
              <table:table-cell office:value-type="float" office:value="14330.5">
                <text:p>14330.5</text:p>
              </table:table-cell>
              <table:table-cell office:value-type="float" office:value="10085">
                <text:p>10085</text:p>
              </table:table-cell>
              <table:table-cell office:value-type="float" office:value="8906">
                <text:p>8906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732">
                <text:p>31732</text:p>
              </table:table-cell>
              <table:table-cell office:value-type="float" office:value="12784.5">
                <text:p>12784.5</text:p>
              </table:table-cell>
              <table:table-cell office:value-type="float" office:value="8165">
                <text:p>8165</text:p>
              </table:table-cell>
              <table:table-cell office:value-type="float" office:value="10782.5">
                <text:p>10782.5</text:p>
              </table:table-cell>
              <table:table-cell office:value-type="float" office:value="6136">
                <text:p>6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gap-width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6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4.397cm" svg:y="0.358cm" chart:style-name="ch2">
          <text:p>Coarse-grained List Timeline (9 threads)</text:p>
        </chart:title>
        <chart:plot-area chart:style-name="ch3" table:cell-range-address="Coarse.F26:Coarse.H79 Coarse.F25:Coarse.G25" chart:data-source-has-labels="both" svg:x="0.849cm" svg:y="1.158cm" svg:width="15.436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756cm" svg:y="10.57cm" chart:style-name="ch5">
              <text:p>Time (sec)</text:p>
            </chart:title>
            <chart:categories table:cell-range-address="Coarse.H26:Coarse.H79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95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7cm" chart:style-name="ch11">
              <text:p>Mean population</text:p>
            </chart:title>
          </chart:axis>
          <chart:series chart:attached-axis="primary-y" chart:style-name="ch12" chart:values-cell-range-address="Coarse.G26:Coarse.G79" chart:label-cell-address="Coarse.G25:Coarse.G25" chart:class="chart:bar">
            <chart:data-point chart:repeated="54"/>
          </chart:series>
          <chart:series chart:attached-axis="secondary-y" chart:style-name="ch13" chart:values-cell-range-address="Coarse.F26:Coarse.F79" chart:label-cell-address="Coarse.F25:Coarse.F25" chart:class="chart:line">
            <chart:data-point chart:repeated="5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Coarse.G25:Coarse.G25</svg:desc>
                </draw:g>
              </table:table-cell>
              <table:table-cell office:value-type="string">
                <text:p>Population</text:p>
                <draw:g>
                  <svg:desc>Coarse.F25:Coarse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arse.H26:Coarse.H79</svg:desc>
                </draw:g>
              </table:table-cell>
              <table:table-cell office:value-type="float" office:value="41345">
                <text:p>41345</text:p>
                <draw:g>
                  <svg:desc>Coarse.G26:Coarse.G79</svg:desc>
                </draw:g>
              </table:table-cell>
              <table:table-cell office:value-type="float" office:value="5207">
                <text:p>5207</text:p>
                <draw:g>
                  <svg:desc>Coarse.F26:Coarse.F7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3253">
                <text:p>33253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9808.5">
                <text:p>29808.5</text:p>
              </table:table-cell>
              <table:table-cell office:value-type="float" office:value="5909">
                <text:p>59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282">
                <text:p>26282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218">
                <text:p>29218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9569">
                <text:p>29569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758">
                <text:p>30758</text:p>
              </table:table-cell>
              <table:table-cell office:value-type="float" office:value="6221">
                <text:p>62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0705.5">
                <text:p>30705.5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4440.5">
                <text:p>34440.5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227.5">
                <text:p>32227.5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826">
                <text:p>30826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5687.5">
                <text:p>35687.5</text:p>
              </table:table-cell>
              <table:table-cell office:value-type="float" office:value="5469">
                <text:p>546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7380.5">
                <text:p>27380.5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1057.5">
                <text:p>31057.5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919">
                <text:p>26919</text:p>
              </table:table-cell>
              <table:table-cell office:value-type="float" office:value="6858">
                <text:p>68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821">
                <text:p>24821</text:p>
              </table:table-cell>
              <table:table-cell office:value-type="float" office:value="6744">
                <text:p>674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6611.5">
                <text:p>26611.5</text:p>
              </table:table-cell>
              <table:table-cell office:value-type="float" office:value="5721">
                <text:p>572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403">
                <text:p>36403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6896">
                <text:p>26896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444.5">
                <text:p>23444.5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1847.5">
                <text:p>21847.5</text:p>
              </table:table-cell>
              <table:table-cell office:value-type="float" office:value="7363">
                <text:p>736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3527.5">
                <text:p>23527.5</text:p>
              </table:table-cell>
              <table:table-cell office:value-type="float" office:value="9469">
                <text:p>946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186.5">
                <text:p>18186.5</text:p>
              </table:table-cell>
              <table:table-cell office:value-type="float" office:value="7929">
                <text:p>792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1847">
                <text:p>21847</text:p>
              </table:table-cell>
              <table:table-cell office:value-type="float" office:value="6627">
                <text:p>66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797.5">
                <text:p>26797.5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8810">
                <text:p>28810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2780">
                <text:p>22780</text:p>
              </table:table-cell>
              <table:table-cell office:value-type="float" office:value="7112">
                <text:p>711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1772">
                <text:p>31772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6782">
                <text:p>26782</text:p>
              </table:table-cell>
              <table:table-cell office:value-type="float" office:value="6507">
                <text:p>650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566">
                <text:p>23566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2248">
                <text:p>22248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5471">
                <text:p>25471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0707">
                <text:p>20707</text:p>
              </table:table-cell>
              <table:table-cell office:value-type="float" office:value="8747">
                <text:p>874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0118.5">
                <text:p>20118.5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529">
                <text:p>24529</text:p>
              </table:table-cell>
              <table:table-cell office:value-type="float" office:value="8223">
                <text:p>822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6656.5">
                <text:p>26656.5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9896">
                <text:p>2989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2101.5">
                <text:p>22101.5</text:p>
              </table:table-cell>
              <table:table-cell office:value-type="float" office:value="8841">
                <text:p>884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8985.5">
                <text:p>28985.5</text:p>
              </table:table-cell>
              <table:table-cell office:value-type="float" office:value="5223">
                <text:p>52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6658">
                <text:p>36658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0084">
                <text:p>50084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5872.5">
                <text:p>35872.5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1591">
                <text:p>31591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1246.5">
                <text:p>31246.5</text:p>
              </table:table-cell>
              <table:table-cell office:value-type="float" office:value="4391">
                <text:p>43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9474.5">
                <text:p>29474.5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3480.5">
                <text:p>33480.5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3991">
                <text:p>33991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0513">
                <text:p>30513</text:p>
              </table:table-cell>
              <table:table-cell office:value-type="float" office:value="5251">
                <text:p>525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5009">
                <text:p>35009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528">
                <text:p>31528</text:p>
              </table:table-cell>
              <table:table-cell office:value-type="float" office:value="5341">
                <text:p>534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9773.5">
                <text:p>29773.5</text:p>
              </table:table-cell>
              <table:table-cell office:value-type="float" office:value="5222">
                <text:p>522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5724">
                <text:p>35724</text:p>
              </table:table-cell>
              <table:table-cell office:value-type="float" office:value="5166">
                <text:p>516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6771.5">
                <text:p>36771.5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6627.5">
                <text:p>26627.5</text:p>
              </table:table-cell>
              <table:table-cell office:value-type="float" office:value="5621">
                <text:p>56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6.54cm" svg:y="0.358cm" chart:style-name="ch2">
          <text:p>Hand-on-Hand List</text:p>
        </chart:title>
        <chart:legend svg:x="1.344cm" svg:y="10.397cm" style:legend-expansion="custom" chartooo:width="14.07cm" chartooo:height="0.573cm" style:legend-expansion-aspect-ratio="24.5549738219895" chart:style-name="ch3"/>
        <chart:plot-area chart:style-name="ch4" table:cell-range-address="HoH.B2:HoH.B11 HoH.F1:HoH.J11" chart:data-source-has-labels="both" svg:x="0.848cm" svg:y="0.955cm" svg:width="15.248cm" svg:height="8.859cm">
          <chartooo:coordinate-region svg:x="2.025cm" svg:y="1.154cm" svg:width="13.078cm" svg:height="8.013cm"/>
          <chart:axis chart:dimension="x" chart:name="primary-x" chart:style-name="ch5" chartooo:axis-type="auto">
            <chartooo:date-scale/>
            <chart:title svg:x="7.819cm" svg:y="9.814cm" chart:style-name="ch6">
              <text:p>Threads</text:p>
            </chart:title>
            <chart:categories table:cell-range-address="HoH.B2:HoH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6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8cm" chart:style-name="ch13">
              <text:p>Mean population</text:p>
            </chart:title>
          </chart:axis>
          <chart:series chart:attached-axis="primary-y" chart:style-name="ch14" chart:values-cell-range-address="HoH.G2:HoH.G11" chart:label-cell-address="HoH.G1:HoH.G1" chart:class="chart:bar">
            <chart:data-point chart:repeated="10"/>
          </chart:series>
          <chart:series chart:attached-axis="primary-y" chart:style-name="ch15" chart:values-cell-range-address="HoH.H2:HoH.H11" chart:label-cell-address="HoH.H1:HoH.H1" chart:class="chart:bar">
            <chart:data-point chart:repeated="10"/>
          </chart:series>
          <chart:series chart:attached-axis="primary-y" chart:style-name="ch16" chart:values-cell-range-address="HoH.I2:HoH.I11" chart:label-cell-address="HoH.I1:HoH.I1" chart:class="chart:bar">
            <chart:data-point chart:repeated="10"/>
          </chart:series>
          <chart:series chart:attached-axis="primary-y" chart:style-name="ch17" chart:values-cell-range-address="HoH.J2:HoH.J11" chart:label-cell-address="HoH.J1:HoH.J1" chart:class="chart:bar">
            <chart:data-point chart:repeated="10"/>
          </chart:series>
          <chart:series chart:attached-axis="secondary-y" chart:style-name="ch18" chart:values-cell-range-address="HoH.F2:HoH.F11" chart:label-cell-address="HoH.F1:HoH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HoH.G1:HoH.G1</svg:desc>
                </draw:g>
              </table:table-cell>
              <table:table-cell office:value-type="string">
                <text:p>Add/s</text:p>
                <draw:g>
                  <svg:desc>HoH.H1:HoH.H1</svg:desc>
                </draw:g>
              </table:table-cell>
              <table:table-cell office:value-type="string">
                <text:p>Remove/s</text:p>
                <draw:g>
                  <svg:desc>HoH.I1:HoH.I1</svg:desc>
                </draw:g>
              </table:table-cell>
              <table:table-cell office:value-type="string">
                <text:p>Contains/s</text:p>
                <draw:g>
                  <svg:desc>HoH.J1:HoH.J1</svg:desc>
                </draw:g>
              </table:table-cell>
              <table:table-cell office:value-type="string">
                <text:p>Population</text:p>
                <draw:g>
                  <svg:desc>HoH.F1:HoH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HoH.B2:HoH.B11</svg:desc>
                </draw:g>
              </table:table-cell>
              <table:table-cell office:value-type="float" office:value="39809">
                <text:p>39809</text:p>
                <draw:g>
                  <svg:desc>HoH.G2:HoH.G11</svg:desc>
                </draw:g>
              </table:table-cell>
              <table:table-cell office:value-type="float" office:value="13163.5">
                <text:p>13163.5</text:p>
                <draw:g>
                  <svg:desc>HoH.H2:HoH.H11</svg:desc>
                </draw:g>
              </table:table-cell>
              <table:table-cell office:value-type="float" office:value="13189">
                <text:p>13189</text:p>
                <draw:g>
                  <svg:desc>HoH.I2:HoH.I11</svg:desc>
                </draw:g>
              </table:table-cell>
              <table:table-cell office:value-type="float" office:value="13456.5">
                <text:p>13456.5</text:p>
                <draw:g>
                  <svg:desc>HoH.J2:HoH.J11</svg:desc>
                </draw:g>
              </table:table-cell>
              <table:table-cell office:value-type="float" office:value="4907">
                <text:p>4907</text:p>
                <draw:g>
                  <svg:desc>HoH.F2:HoH.F1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1807">
                <text:p>51807</text:p>
              </table:table-cell>
              <table:table-cell office:value-type="float" office:value="17106">
                <text:p>17106</text:p>
              </table:table-cell>
              <table:table-cell office:value-type="float" office:value="17110">
                <text:p>17110</text:p>
              </table:table-cell>
              <table:table-cell office:value-type="float" office:value="17591">
                <text:p>17591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1667">
                <text:p>41667</text:p>
              </table:table-cell>
              <table:table-cell office:value-type="float" office:value="13716">
                <text:p>13716</text:p>
              </table:table-cell>
              <table:table-cell office:value-type="float" office:value="14012">
                <text:p>14012</text:p>
              </table:table-cell>
              <table:table-cell office:value-type="float" office:value="13939">
                <text:p>13939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1473.5">
                <text:p>41473.5</text:p>
              </table:table-cell>
              <table:table-cell office:value-type="float" office:value="13746">
                <text:p>13746</text:p>
              </table:table-cell>
              <table:table-cell office:value-type="float" office:value="13864">
                <text:p>13864</text:p>
              </table:table-cell>
              <table:table-cell office:value-type="float" office:value="13863.5">
                <text:p>13863.5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8442">
                <text:p>38442</text:p>
              </table:table-cell>
              <table:table-cell office:value-type="float" office:value="12789">
                <text:p>12789</text:p>
              </table:table-cell>
              <table:table-cell office:value-type="float" office:value="12831">
                <text:p>12831</text:p>
              </table:table-cell>
              <table:table-cell office:value-type="float" office:value="12822">
                <text:p>12822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7669.5">
                <text:p>37669.5</text:p>
              </table:table-cell>
              <table:table-cell office:value-type="float" office:value="12557.5">
                <text:p>12557.5</text:p>
              </table:table-cell>
              <table:table-cell office:value-type="float" office:value="12557">
                <text:p>12557</text:p>
              </table:table-cell>
              <table:table-cell office:value-type="float" office:value="12555">
                <text:p>12555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8910">
                <text:p>38910</text:p>
              </table:table-cell>
              <table:table-cell office:value-type="float" office:value="12945.5">
                <text:p>12945.5</text:p>
              </table:table-cell>
              <table:table-cell office:value-type="float" office:value="12956.5">
                <text:p>12956.5</text:p>
              </table:table-cell>
              <table:table-cell office:value-type="float" office:value="13008">
                <text:p>13008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8569.5">
                <text:p>38569.5</text:p>
              </table:table-cell>
              <table:table-cell office:value-type="float" office:value="12809.5">
                <text:p>12809.5</text:p>
              </table:table-cell>
              <table:table-cell office:value-type="float" office:value="12863.5">
                <text:p>12863.5</text:p>
              </table:table-cell>
              <table:table-cell office:value-type="float" office:value="12896.5">
                <text:p>12896.5</text:p>
              </table:table-cell>
              <table:table-cell office:value-type="float" office:value="4908">
                <text:p>490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5825">
                <text:p>35825</text:p>
              </table:table-cell>
              <table:table-cell office:value-type="float" office:value="11945">
                <text:p>11945</text:p>
              </table:table-cell>
              <table:table-cell office:value-type="float" office:value="11942.5">
                <text:p>11942.5</text:p>
              </table:table-cell>
              <table:table-cell office:value-type="float" office:value="11937.5">
                <text:p>11937.5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9053.5">
                <text:p>39053.5</text:p>
              </table:table-cell>
              <table:table-cell office:value-type="float" office:value="13012.5">
                <text:p>13012.5</text:p>
              </table:table-cell>
              <table:table-cell office:value-type="float" office:value="13017">
                <text:p>13017</text:p>
              </table:table-cell>
              <table:table-cell office:value-type="float" office:value="13024">
                <text:p>13024</text:p>
              </table:table-cell>
              <table:table-cell office:value-type="float" office:value="4922">
                <text:p>49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gap-width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5.481cm" svg:y="0.358cm" chart:style-name="ch2">
          <text:p>HoH List Timeline (6 threads)</text:p>
        </chart:title>
        <chart:plot-area chart:style-name="ch3" table:cell-range-address="HoH.F26:HoH.H84 HoH.F25:HoH.G25" chart:data-source-has-labels="both" svg:x="0.849cm" svg:y="1.158cm" svg:width="15.251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663cm" svg:y="10.57cm" chart:style-name="ch5">
              <text:p>Time (sec)</text:p>
            </chart:title>
            <chart:categories table:cell-range-address="HoH.H26:HoH.H84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94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5cm" chart:style-name="ch11">
              <text:p>Mean population</text:p>
            </chart:title>
          </chart:axis>
          <chart:series chart:attached-axis="primary-y" chart:style-name="ch12" chart:values-cell-range-address="HoH.G26:HoH.G84" chart:label-cell-address="HoH.G25:HoH.G25" chart:class="chart:bar">
            <chart:data-point chart:repeated="59"/>
          </chart:series>
          <chart:series chart:attached-axis="secondary-y" chart:style-name="ch13" chart:values-cell-range-address="HoH.F26:HoH.F84" chart:label-cell-address="HoH.F25:HoH.F25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HoH.G25:HoH.G25</svg:desc>
                </draw:g>
              </table:table-cell>
              <table:table-cell office:value-type="string">
                <text:p>Population</text:p>
                <draw:g>
                  <svg:desc>HoH.F25:HoH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H.H26:HoH.H84</svg:desc>
                </draw:g>
              </table:table-cell>
              <table:table-cell office:value-type="float" office:value="56916">
                <text:p>56916</text:p>
                <draw:g>
                  <svg:desc>HoH.G26:HoH.G84</svg:desc>
                </draw:g>
              </table:table-cell>
              <table:table-cell office:value-type="float" office:value="5082">
                <text:p>5082</text:p>
                <draw:g>
                  <svg:desc>HoH.F26:HoH.F8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2262.5">
                <text:p>52262.5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026">
                <text:p>49026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175.5">
                <text:p>51175.5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960">
                <text:p>49960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0628">
                <text:p>50628</text:p>
              </table:table-cell>
              <table:table-cell office:value-type="float" office:value="4955">
                <text:p>49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788.5">
                <text:p>46788.5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2725">
                <text:p>52725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3116">
                <text:p>53116</text:p>
              </table:table-cell>
              <table:table-cell office:value-type="float" office:value="5095">
                <text:p>50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076">
                <text:p>53076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3258.5">
                <text:p>53258.5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6809.5">
                <text:p>56809.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5761">
                <text:p>55761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4971">
                <text:p>54971</text:p>
              </table:table-cell>
              <table:table-cell office:value-type="float" office:value="4715">
                <text:p>47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1672">
                <text:p>51672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1950">
                <text:p>51950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3677.5">
                <text:p>53677.5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0946.5">
                <text:p>50946.5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0615.5">
                <text:p>50615.5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1393.5">
                <text:p>51393.5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4187">
                <text:p>54187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9159">
                <text:p>49159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1353.5">
                <text:p>51353.5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717">
                <text:p>48717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3926.5">
                <text:p>53926.5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3138.5">
                <text:p>53138.5</text:p>
              </table:table-cell>
              <table:table-cell office:value-type="float" office:value="5143">
                <text:p>514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1312.5">
                <text:p>51312.5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7371.5">
                <text:p>47371.5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7265.5">
                <text:p>57265.5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835.5">
                <text:p>50835.5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8120">
                <text:p>48120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7187.5">
                <text:p>47187.5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3905.5">
                <text:p>53905.5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3765">
                <text:p>53765</text:p>
              </table:table-cell>
              <table:table-cell office:value-type="float" office:value="5222">
                <text:p>522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2101.5">
                <text:p>52101.5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3996">
                <text:p>53996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7375">
                <text:p>57375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3239.5">
                <text:p>53239.5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3117">
                <text:p>53117</text:p>
              </table:table-cell>
              <table:table-cell office:value-type="float" office:value="5081">
                <text:p>508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462.5">
                <text:p>53462.5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5951">
                <text:p>55951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2816">
                <text:p>52816</text:p>
              </table:table-cell>
              <table:table-cell office:value-type="float" office:value="5426">
                <text:p>542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4268.5">
                <text:p>54268.5</text:p>
              </table:table-cell>
              <table:table-cell office:value-type="float" office:value="4997">
                <text:p>499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3347.5">
                <text:p>53347.5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6718">
                <text:p>56718</text:p>
              </table:table-cell>
              <table:table-cell office:value-type="float" office:value="4875">
                <text:p>487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3899">
                <text:p>5389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2766.5">
                <text:p>52766.5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4925.5">
                <text:p>54925.5</text:p>
              </table:table-cell>
              <table:table-cell office:value-type="float" office:value="5157">
                <text:p>515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5088">
                <text:p>55088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2937">
                <text:p>52937</text:p>
              </table:table-cell>
              <table:table-cell office:value-type="float" office:value="5224">
                <text:p>522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2489.5">
                <text:p>52489.5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55053.5">
                <text:p>55053.5</text:p>
              </table:table-cell>
              <table:table-cell office:value-type="float" office:value="5067">
                <text:p>506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52478">
                <text:p>52478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52022.5">
                <text:p>52022.5</text:p>
              </table:table-cell>
              <table:table-cell office:value-type="float" office:value="4947">
                <text:p>494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1846">
                <text:p>51846</text:p>
              </table:table-cell>
              <table:table-cell office:value-type="float" office:value="4949">
                <text:p>494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5613">
                <text:p>55613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0460.5">
                <text:p>50460.5</text:p>
              </table:table-cell>
              <table:table-cell office:value-type="float" office:value="4715">
                <text:p>471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53827">
                <text:p>53827</text:p>
              </table:table-cell>
              <table:table-cell office:value-type="float" office:value="4887">
                <text:p>488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51703.5">
                <text:p>51703.5</text:p>
              </table:table-cell>
              <table:table-cell office:value-type="float" office:value="5106">
                <text:p>51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5.653cm" svg:y="0.358cm" chart:style-name="ch2">
          <text:p>HoH Contains lock-free List</text:p>
        </chart:title>
        <chart:legend svg:x="1.344cm" svg:y="10.397cm" style:legend-expansion="custom" chartooo:width="14.07cm" chartooo:height="0.573cm" style:legend-expansion-aspect-ratio="24.5549738219895" chart:style-name="ch3"/>
        <chart:plot-area chart:style-name="ch4" table:cell-range-address="'HoH Contains lock-free'.B2:'HoH Contains lock-free'.B11 'HoH Contains lock-free'.F1:'HoH Contains lock-free'.J11" chart:data-source-has-labels="both" svg:x="0.663cm" svg:y="0.954cm" svg:width="15.433cm" svg:height="8.86cm">
          <chartooo:coordinate-region svg:x="2.025cm" svg:y="1.154cm" svg:width="13.078cm" svg:height="8.013cm"/>
          <chart:axis chart:dimension="x" chart:name="primary-x" chart:style-name="ch5" chartooo:axis-type="auto">
            <chartooo:date-scale/>
            <chart:title svg:x="7.819cm" svg:y="9.814cm" chart:style-name="ch6">
              <text:p>Threads</text:p>
            </chart:title>
            <chart:categories table:cell-range-address="'HoH Contains lock-free'.B2:'HoH Contains lock-free'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4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5cm" chart:style-name="ch13">
              <text:p>Mean population</text:p>
            </chart:title>
          </chart:axis>
          <chart:series chart:attached-axis="primary-y" chart:style-name="ch14" chart:values-cell-range-address="'HoH Contains lock-free'.G2:'HoH Contains lock-free'.G11" chart:label-cell-address="'HoH Contains lock-free'.G1:'HoH Contains lock-free'.G1" chart:class="chart:bar">
            <chart:data-point chart:repeated="10"/>
          </chart:series>
          <chart:series chart:attached-axis="primary-y" chart:style-name="ch15" chart:values-cell-range-address="'HoH Contains lock-free'.H2:'HoH Contains lock-free'.H11" chart:label-cell-address="'HoH Contains lock-free'.H1:'HoH Contains lock-free'.H1" chart:class="chart:bar">
            <chart:data-point chart:repeated="10"/>
          </chart:series>
          <chart:series chart:attached-axis="primary-y" chart:style-name="ch16" chart:values-cell-range-address="'HoH Contains lock-free'.I2:'HoH Contains lock-free'.I11" chart:label-cell-address="'HoH Contains lock-free'.I1:'HoH Contains lock-free'.I1" chart:class="chart:bar">
            <chart:data-point chart:repeated="10"/>
          </chart:series>
          <chart:series chart:attached-axis="primary-y" chart:style-name="ch17" chart:values-cell-range-address="'HoH Contains lock-free'.J2:'HoH Contains lock-free'.J11" chart:label-cell-address="'HoH Contains lock-free'.J1:'HoH Contains lock-free'.J1" chart:class="chart:bar">
            <chart:data-point chart:repeated="10"/>
          </chart:series>
          <chart:series chart:attached-axis="secondary-y" chart:style-name="ch18" chart:values-cell-range-address="'HoH Contains lock-free'.F2:'HoH Contains lock-free'.F11" chart:label-cell-address="'HoH Contains lock-free'.F1:'HoH Contains lock-free'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'HoH Contains lock-free'.G1:'HoH Contains lock-free'.G1</svg:desc>
                </draw:g>
              </table:table-cell>
              <table:table-cell office:value-type="string">
                <text:p>Add/s</text:p>
                <draw:g>
                  <svg:desc>'HoH Contains lock-free'.H1:'HoH Contains lock-free'.H1</svg:desc>
                </draw:g>
              </table:table-cell>
              <table:table-cell office:value-type="string">
                <text:p>Remove/s</text:p>
                <draw:g>
                  <svg:desc>'HoH Contains lock-free'.I1:'HoH Contains lock-free'.I1</svg:desc>
                </draw:g>
              </table:table-cell>
              <table:table-cell office:value-type="string">
                <text:p>Contains/s</text:p>
                <draw:g>
                  <svg:desc>'HoH Contains lock-free'.J1:'HoH Contains lock-free'.J1</svg:desc>
                </draw:g>
              </table:table-cell>
              <table:table-cell office:value-type="string">
                <text:p>Population</text:p>
                <draw:g>
                  <svg:desc>'HoH Contains lock-free'.F1:'HoH Contains lock-free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HoH Contains lock-free'.B2:'HoH Contains lock-free'.B11</svg:desc>
                </draw:g>
              </table:table-cell>
              <table:table-cell office:value-type="float" office:value="46328.5">
                <text:p>46328.5</text:p>
                <draw:g>
                  <svg:desc>'HoH Contains lock-free'.G2:'HoH Contains lock-free'.G11</svg:desc>
                </draw:g>
              </table:table-cell>
              <table:table-cell office:value-type="float" office:value="13299">
                <text:p>13299</text:p>
                <draw:g>
                  <svg:desc>'HoH Contains lock-free'.H2:'HoH Contains lock-free'.H11</svg:desc>
                </draw:g>
              </table:table-cell>
              <table:table-cell office:value-type="float" office:value="13497">
                <text:p>13497</text:p>
                <draw:g>
                  <svg:desc>'HoH Contains lock-free'.I2:'HoH Contains lock-free'.I11</svg:desc>
                </draw:g>
              </table:table-cell>
              <table:table-cell office:value-type="float" office:value="19532.5">
                <text:p>19532.5</text:p>
                <draw:g>
                  <svg:desc>'HoH Contains lock-free'.J2:'HoH Contains lock-free'.J11</svg:desc>
                </draw:g>
              </table:table-cell>
              <table:table-cell office:value-type="float" office:value="4881">
                <text:p>4881</text:p>
                <draw:g>
                  <svg:desc>'HoH Contains lock-free'.F2:'HoH Contains lock-free'.F1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8384">
                <text:p>68384</text:p>
              </table:table-cell>
              <table:table-cell office:value-type="float" office:value="14730">
                <text:p>14730</text:p>
              </table:table-cell>
              <table:table-cell office:value-type="float" office:value="14637.5">
                <text:p>14637.5</text:p>
              </table:table-cell>
              <table:table-cell office:value-type="float" office:value="39016.5">
                <text:p>39016.5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9294.5">
                <text:p>89294.5</text:p>
              </table:table-cell>
              <table:table-cell office:value-type="float" office:value="12873">
                <text:p>12873</text:p>
              </table:table-cell>
              <table:table-cell office:value-type="float" office:value="12922.5">
                <text:p>12922.5</text:p>
              </table:table-cell>
              <table:table-cell office:value-type="float" office:value="63499">
                <text:p>63499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7567">
                <text:p>107567</text:p>
              </table:table-cell>
              <table:table-cell office:value-type="float" office:value="10641">
                <text:p>10641</text:p>
              </table:table-cell>
              <table:table-cell office:value-type="float" office:value="10655.5">
                <text:p>10655.5</text:p>
              </table:table-cell>
              <table:table-cell office:value-type="float" office:value="86270.5">
                <text:p>86270.5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2962.5">
                <text:p>132962.5</text:p>
              </table:table-cell>
              <table:table-cell office:value-type="float" office:value="7831">
                <text:p>7831</text:p>
              </table:table-cell>
              <table:table-cell office:value-type="float" office:value="7823">
                <text:p>7823</text:p>
              </table:table-cell>
              <table:table-cell office:value-type="float" office:value="117308.5">
                <text:p>117308.5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7912">
                <text:p>157912</text:p>
              </table:table-cell>
              <table:table-cell office:value-type="float" office:value="3595">
                <text:p>3595</text:p>
              </table:table-cell>
              <table:table-cell office:value-type="float" office:value="3593">
                <text:p>3593</text:p>
              </table:table-cell>
              <table:table-cell office:value-type="float" office:value="150724">
                <text:p>150724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95170.5">
                <text:p>195170.5</text:p>
              </table:table-cell>
              <table:table-cell office:value-type="float" office:value="1902">
                <text:p>1902</text:p>
              </table:table-cell>
              <table:table-cell office:value-type="float" office:value="1918.5">
                <text:p>1918.5</text:p>
              </table:table-cell>
              <table:table-cell office:value-type="float" office:value="191350">
                <text:p>191350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1100">
                <text:p>161100</text:p>
              </table:table-cell>
              <table:table-cell office:value-type="float" office:value="4137.5">
                <text:p>4137.5</text:p>
              </table:table-cell>
              <table:table-cell office:value-type="float" office:value="4148">
                <text:p>4148</text:p>
              </table:table-cell>
              <table:table-cell office:value-type="float" office:value="152814.5">
                <text:p>152814.5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1367.5">
                <text:p>161367.5</text:p>
              </table:table-cell>
              <table:table-cell office:value-type="float" office:value="3803">
                <text:p>3803</text:p>
              </table:table-cell>
              <table:table-cell office:value-type="float" office:value="3794">
                <text:p>3794</text:p>
              </table:table-cell>
              <table:table-cell office:value-type="float" office:value="153770.5">
                <text:p>153770.5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4617">
                <text:p>174617</text:p>
              </table:table-cell>
              <table:table-cell office:value-type="float" office:value="3304.5">
                <text:p>3304.5</text:p>
              </table:table-cell>
              <table:table-cell office:value-type="float" office:value="3294.5">
                <text:p>3294.5</text:p>
              </table:table-cell>
              <table:table-cell office:value-type="float" office:value="168018">
                <text:p>168018</text:p>
              </table:table-cell>
              <table:table-cell office:value-type="float" office:value="4908">
                <text:p>49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gap-width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3.603cm" svg:y="0.358cm" chart:style-name="ch2">
          <text:p>HoH Contains lock-free List Timeline (6 threads)</text:p>
        </chart:title>
        <chart:plot-area chart:style-name="ch3" table:cell-range-address="'HoH Contains lock-free'.F26:'HoH Contains lock-free'.H84 'HoH Contains lock-free'.F25:'HoH Contains lock-free'.G25" chart:data-source-has-labels="both" svg:x="0.664cm" svg:y="1.158cm" svg:width="15.436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571cm" svg:y="10.57cm" chart:style-name="ch5">
              <text:p>Time (sec)</text:p>
            </chart:title>
            <chart:categories table:cell-range-address="'HoH Contains lock-free'.H26:'HoH Contains lock-free'.H84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92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3cm" chart:style-name="ch11">
              <text:p>Mean population</text:p>
            </chart:title>
          </chart:axis>
          <chart:series chart:attached-axis="primary-y" chart:style-name="ch12" chart:values-cell-range-address="'HoH Contains lock-free'.G26:'HoH Contains lock-free'.G84" chart:label-cell-address="'HoH Contains lock-free'.G25:'HoH Contains lock-free'.G25" chart:class="chart:bar">
            <chart:data-point chart:repeated="59"/>
          </chart:series>
          <chart:series chart:attached-axis="secondary-y" chart:style-name="ch13" chart:values-cell-range-address="'HoH Contains lock-free'.F26:'HoH Contains lock-free'.F84" chart:label-cell-address="'HoH Contains lock-free'.F25:'HoH Contains lock-free'.F25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'HoH Contains lock-free'.G25:'HoH Contains lock-free'.G25</svg:desc>
                </draw:g>
              </table:table-cell>
              <table:table-cell office:value-type="string">
                <text:p>Population</text:p>
                <draw:g>
                  <svg:desc>'HoH Contains lock-free'.F25:'HoH Contains lock-free'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HoH Contains lock-free'.H26:'HoH Contains lock-free'.H84</svg:desc>
                </draw:g>
              </table:table-cell>
              <table:table-cell office:value-type="float" office:value="131661.5">
                <text:p>131661.5</text:p>
                <draw:g>
                  <svg:desc>'HoH Contains lock-free'.G26:'HoH Contains lock-free'.G84</svg:desc>
                </draw:g>
              </table:table-cell>
              <table:table-cell office:value-type="float" office:value="4933">
                <text:p>4933</text:p>
                <draw:g>
                  <svg:desc>'HoH Contains lock-free'.F26:'HoH Contains lock-free'.F8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1755.5">
                <text:p>71755.5</text:p>
              </table:table-cell>
              <table:table-cell office:value-type="float" office:value="4954">
                <text:p>49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0426.5">
                <text:p>60426.5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1717.5">
                <text:p>61717.5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3695.5">
                <text:p>63695.5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6341">
                <text:p>66341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8698.5">
                <text:p>68698.5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8757.5">
                <text:p>68757.5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6988.5">
                <text:p>76988.5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782.5">
                <text:p>68782.5</text:p>
              </table:table-cell>
              <table:table-cell office:value-type="float" office:value="5145">
                <text:p>514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6483">
                <text:p>66483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7328">
                <text:p>67328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5986.5">
                <text:p>65986.5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6342">
                <text:p>66342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096">
                <text:p>63096</text:p>
              </table:table-cell>
              <table:table-cell office:value-type="float" office:value="5238">
                <text:p>52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0132.5">
                <text:p>80132.5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7721">
                <text:p>67721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4721">
                <text:p>64721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8084">
                <text:p>68084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1318">
                <text:p>71318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8834">
                <text:p>68834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5392.5">
                <text:p>65392.5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8232.5">
                <text:p>78232.5</text:p>
              </table:table-cell>
              <table:table-cell office:value-type="float" office:value="5031">
                <text:p>503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6992">
                <text:p>66992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3612">
                <text:p>63612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7122.5">
                <text:p>67122.5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1106.5">
                <text:p>71106.5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9558">
                <text:p>69558</text:p>
              </table:table-cell>
              <table:table-cell office:value-type="float" office:value="4886">
                <text:p>488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3073.5">
                <text:p>73073.5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345.5">
                <text:p>80345.5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9382.5">
                <text:p>69382.5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8358">
                <text:p>68358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7739">
                <text:p>67739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2687.5">
                <text:p>62687.5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6971.5">
                <text:p>66971.5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6368">
                <text:p>76368</text:p>
              </table:table-cell>
              <table:table-cell office:value-type="float" office:value="5068">
                <text:p>506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1363">
                <text:p>71363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8461">
                <text:p>68461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5605">
                <text:p>65605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456">
                <text:p>69456</text:p>
              </table:table-cell>
              <table:table-cell office:value-type="float" office:value="4528">
                <text:p>452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5252">
                <text:p>75252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0539.5">
                <text:p>70539.5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6526">
                <text:p>76526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2329">
                <text:p>62329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5371">
                <text:p>65371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2351.5">
                <text:p>62351.5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3773.5">
                <text:p>63773.5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4871">
                <text:p>64871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3257">
                <text:p>63257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490">
                <text:p>64490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4345">
                <text:p>74345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6614">
                <text:p>66614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4555.5">
                <text:p>64555.5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70510">
                <text:p>70510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6846.5">
                <text:p>66846.5</text:p>
              </table:table-cell>
              <table:table-cell office:value-type="float" office:value="5073">
                <text:p>507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62075">
                <text:p>62075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68151">
                <text:p>68151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79646.5">
                <text:p>79646.5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70905.5">
                <text:p>70905.5</text:p>
              </table:table-cell>
              <table:table-cell office:value-type="float" office:value="4977">
                <text:p>49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